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44f6" officeooo:paragraph-rsid="001d44f6"/>
    </style:style>
    <style:style style:name="P2" style:family="paragraph" style:parent-style-name="Standard">
      <style:text-properties fo:color="#000000" officeooo:rsid="001d44f6" officeooo:paragraph-rsid="001d44f6"/>
    </style:style>
    <style:style style:name="P3" style:family="paragraph" style:parent-style-name="Standard">
      <style:text-properties fo:color="#000000" style:font-name="Consolas" fo:font-size="10pt" officeooo:rsid="001d44f6" officeooo:paragraph-rsid="001d44f6" style:font-size-asian="10pt"/>
    </style:style>
    <style:style style:name="P4" style:family="paragraph" style:parent-style-name="Standard">
      <style:text-properties fo:color="#000000" style:font-name="Consolas" fo:font-size="10pt" officeooo:rsid="00200039" officeooo:paragraph-rsid="00200039" style:font-size-asian="10pt"/>
    </style:style>
    <style:style style:name="P5" style:family="paragraph" style:parent-style-name="Standard">
      <style:text-properties fo:color="#000000" style:font-name="Consolas" fo:font-size="10pt" officeooo:rsid="0020c74b" officeooo:paragraph-rsid="0020c74b" style:font-size-asian="10pt"/>
    </style:style>
    <style:style style:name="P6" style:family="paragraph" style:parent-style-name="Standard">
      <style:text-properties fo:color="#000000" style:font-name="Consolas" fo:font-size="10pt" officeooo:rsid="00221de4" officeooo:paragraph-rsid="00221de4" style:font-size-asian="10pt"/>
    </style:style>
    <style:style style:name="P7" style:family="paragraph" style:parent-style-name="Standard">
      <style:text-properties fo:color="#000000" style:font-name="Consolas" fo:font-size="10pt" officeooo:rsid="0024e8d5" officeooo:paragraph-rsid="0024e8d5" style:font-size-asian="10pt"/>
    </style:style>
    <style:style style:name="P8" style:family="paragraph" style:parent-style-name="Standard">
      <style:text-properties fo:color="#000000" style:font-name="Consolas" fo:font-size="10pt" officeooo:rsid="00281d89" officeooo:paragraph-rsid="00281d89" style:font-size-asian="10pt"/>
    </style:style>
    <style:style style:name="P9" style:family="paragraph" style:parent-style-name="Standard">
      <style:text-properties fo:color="#000000" style:font-name="Consolas" fo:font-size="10pt" officeooo:rsid="00281d89" officeooo:paragraph-rsid="002867cd" style:font-size-asian="10pt"/>
    </style:style>
    <style:style style:name="P10" style:family="paragraph" style:parent-style-name="Standard">
      <style:text-properties fo:color="#000000" style:font-name="Consolas" fo:font-size="10pt" officeooo:rsid="002867cd" officeooo:paragraph-rsid="002867cd" style:font-size-asian="10pt"/>
    </style:style>
    <style:style style:name="P11" style:family="paragraph" style:parent-style-name="Standard">
      <style:text-properties fo:color="#000000" style:font-name="Consolas" fo:font-size="10pt" officeooo:rsid="002925d0" officeooo:paragraph-rsid="002925d0" style:font-size-asian="10pt"/>
    </style:style>
    <style:style style:name="P12" style:family="paragraph" style:parent-style-name="Standard">
      <style:text-properties fo:color="#000000" style:font-name="Consolas" fo:font-size="10pt" officeooo:rsid="002eb17c" officeooo:paragraph-rsid="002eb17c" style:font-size-asian="10pt"/>
    </style:style>
    <style:style style:name="P13" style:family="paragraph" style:parent-style-name="Standard">
      <style:text-properties fo:color="#000000" style:font-name="Consolas" fo:font-size="10pt" officeooo:rsid="0030722f" officeooo:paragraph-rsid="0030722f" style:font-size-asian="10pt"/>
    </style:style>
    <style:style style:name="P14" style:family="paragraph" style:parent-style-name="Standard">
      <style:text-properties fo:color="#000000" style:font-name="Consolas" fo:font-size="10pt" officeooo:rsid="0031581c" officeooo:paragraph-rsid="0031581c" style:font-size-asian="10pt"/>
    </style:style>
    <style:style style:name="P15" style:family="paragraph" style:parent-style-name="Standard">
      <style:text-properties fo:color="#000000" style:font-name="Consolas" fo:font-size="10pt" officeooo:rsid="00335251" officeooo:paragraph-rsid="00335251" style:font-size-asian="10pt"/>
    </style:style>
    <style:style style:name="P16" style:family="paragraph" style:parent-style-name="Standard">
      <style:text-properties fo:color="#000000" style:font-name="Consolas" fo:font-size="10pt" officeooo:rsid="003593b2" officeooo:paragraph-rsid="003593b2" style:font-size-asian="10pt"/>
    </style:style>
    <style:style style:name="P17" style:family="paragraph" style:parent-style-name="Standard">
      <style:text-properties fo:color="#008080" style:font-name="Consolas" fo:font-size="10pt" officeooo:rsid="001d44f6" officeooo:paragraph-rsid="001d44f6" style:font-size-asian="10pt"/>
    </style:style>
    <style:style style:name="P18" style:family="paragraph" style:parent-style-name="Standard">
      <style:text-properties fo:color="#008080" style:font-name="Consolas" fo:font-size="10pt" officeooo:rsid="00200039" officeooo:paragraph-rsid="00200039" style:font-size-asian="10pt"/>
    </style:style>
    <style:style style:name="P19" style:family="paragraph" style:parent-style-name="Standard">
      <style:text-properties fo:color="#008080" style:font-name="Consolas" fo:font-size="10pt" officeooo:rsid="0020c74b" officeooo:paragraph-rsid="0020c74b" style:font-size-asian="10pt"/>
    </style:style>
    <style:style style:name="P20" style:family="paragraph" style:parent-style-name="Standard">
      <style:text-properties fo:color="#008080" style:font-name="Consolas" fo:font-size="10pt" officeooo:rsid="00221de4" officeooo:paragraph-rsid="00221de4" style:font-size-asian="10pt"/>
    </style:style>
    <style:style style:name="P21" style:family="paragraph" style:parent-style-name="Standard">
      <style:text-properties fo:color="#008080" style:font-name="Consolas" fo:font-size="10pt" officeooo:rsid="0024e8d5" officeooo:paragraph-rsid="0024e8d5" style:font-size-asian="10pt"/>
    </style:style>
    <style:style style:name="P22" style:family="paragraph" style:parent-style-name="Standard">
      <style:text-properties fo:color="#008080" style:font-name="Consolas" fo:font-size="10pt" officeooo:rsid="0030722f" officeooo:paragraph-rsid="0030722f" style:font-size-asian="10pt"/>
    </style:style>
    <style:style style:name="P23" style:family="paragraph" style:parent-style-name="Standard">
      <style:text-properties fo:color="#800000" style:font-name="Consolas" fo:font-size="10pt" officeooo:rsid="00200039" officeooo:paragraph-rsid="00200039" style:font-size-asian="10pt"/>
    </style:style>
    <style:style style:name="P24" style:family="paragraph" style:parent-style-name="Standard">
      <style:text-properties fo:color="#800000" style:font-name="Consolas" fo:font-size="10pt" officeooo:rsid="0030f556" officeooo:paragraph-rsid="0030f556" style:font-size-asian="10pt"/>
    </style:style>
    <style:style style:name="P25" style:family="paragraph" style:parent-style-name="Standard">
      <style:text-properties fo:color="#800000" style:font-name="Consolas" fo:font-size="10pt" officeooo:rsid="0031dc00" officeooo:paragraph-rsid="0031dc00" style:font-size-asian="10pt"/>
    </style:style>
    <style:style style:name="P26" style:family="paragraph" style:parent-style-name="Standard">
      <style:text-properties fo:font-variant="normal" fo:text-transform="none" fo:color="#008080" style:font-name="Open Sans" fo:font-size="10.5pt" fo:letter-spacing="normal" fo:font-style="normal" fo:font-weight="normal" officeooo:rsid="00221de4" officeooo:paragraph-rsid="00221de4" style:font-size-asian="10pt"/>
    </style:style>
    <style:style style:name="P27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281d89" officeooo:paragraph-rsid="00281d89" style:font-size-asian="10pt"/>
    </style:style>
    <style:style style:name="P28" style:family="paragraph" style:parent-style-name="Standard">
      <style:text-properties fo:font-variant="normal" fo:text-transform="none" fo:color="#0000ff" style:font-name="Open Sans" fo:font-size="10.5pt" fo:letter-spacing="normal" fo:font-style="normal" fo:font-weight="normal" officeooo:rsid="00335251" officeooo:paragraph-rsid="00335251" style:font-size-asian="10pt"/>
    </style:style>
    <style:style style:name="P29" style:family="paragraph" style:parent-style-name="Standard">
      <style:text-properties style:font-name="Consolas" fo:font-size="10pt" officeooo:paragraph-rsid="00281d89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style:font-size-asian="10pt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Open Sans" fo:font-size="10.5pt" fo:letter-spacing="normal" fo:font-style="normal" fo:font-weight="normal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fo:letter-spacing="normal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ff" style:font-name="Consolas" fo:font-size="10pt" fo:letter-spacing="normal" fo:font-style="normal" fo:font-weight="normal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Consolas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39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40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200039" officeooo:paragraph-rsid="00200039" style:font-size-asian="10pt"/>
    </style:style>
    <style:style style:name="P41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30f556" officeooo:paragraph-rsid="0030f556" style:font-size-asian="10pt"/>
    </style:style>
    <style:style style:name="P42" style:family="paragraph" style:parent-style-name="Text_20_body">
      <style:text-properties fo:font-variant="normal" fo:text-transform="none" fo:color="#008080" style:font-name="Open Sans" fo:font-size="9.75pt" fo:letter-spacing="normal" fo:font-style="normal" fo:font-weight="normal" officeooo:rsid="0024e8d5" officeooo:paragraph-rsid="002eb17c" style:font-size-asian="10pt"/>
    </style:style>
    <style:style style:name="P4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00039" officeooo:paragraph-rsid="00200039" style:font-size-asian="10pt"/>
    </style:style>
    <style:style style:name="P4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0c74b" officeooo:paragraph-rsid="0020c74b" style:font-size-asian="10pt"/>
    </style:style>
    <style:style style:name="P4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24e8d5" officeooo:paragraph-rsid="0024e8d5" style:font-size-asian="10pt"/>
    </style:style>
    <style:style style:name="P4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0722f" officeooo:paragraph-rsid="0030722f" style:font-size-asian="10pt"/>
    </style:style>
    <style:style style:name="P4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867cd" officeooo:paragraph-rsid="002867cd" style:font-size-asian="10pt"/>
    </style:style>
    <style:style style:name="P4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2925d0" officeooo:paragraph-rsid="002925d0" style:font-size-asian="10pt"/>
    </style:style>
    <style:style style:name="P4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800000" style:font-name="Consolas" fo:font-size="10pt" officeooo:rsid="0031dc00" officeooo:paragraph-rsid="0031dc00" style:font-size-asian="10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46464" style:font-name="Consolas" fo:font-size="10pt" style:font-size-asian="10pt"/>
    </style:style>
    <style:style style:name="P52" style:family="paragraph" style:parent-style-name="Standard">
      <style:text-properties fo:color="#008080" style:font-name="Consolas" fo:font-size="10pt" officeooo:rsid="003593b2" officeooo:paragraph-rsid="003593b2" style:font-size-asian="10pt"/>
    </style:style>
    <style:style style:name="P53" style:family="paragraph" style:parent-style-name="Standard">
      <style:text-properties fo:color="#008080" style:font-name="Consolas" fo:font-size="10pt" officeooo:rsid="00367228" officeooo:paragraph-rsid="00367228" style:font-size-asian="10pt"/>
    </style:style>
    <style:style style:name="P54" style:family="paragraph" style:parent-style-name="Standard">
      <style:text-properties fo:font-variant="normal" fo:text-transform="none" fo:color="#008080" style:font-name="Open Sans" fo:font-size="10.5pt" fo:letter-spacing="normal" fo:font-style="normal" fo:font-weight="normal" officeooo:rsid="003593b2" officeooo:paragraph-rsid="003593b2" style:font-size-asian="10pt"/>
    </style:style>
    <style:style style:name="P55" style:family="paragraph" style:parent-style-name="Standard">
      <style:text-properties fo:color="#000000" style:font-name="Consolas" fo:font-size="10pt" officeooo:rsid="00367228" officeooo:paragraph-rsid="00367228" style:font-size-asian="10pt"/>
    </style:style>
    <style:style style:name="P56" style:family="paragraph" style:parent-style-name="Standard">
      <style:text-properties fo:color="#000000" style:font-name="Consolas" fo:font-size="10pt" officeooo:rsid="0036b377" officeooo:paragraph-rsid="0036b377" style:font-size-asian="10pt"/>
    </style:style>
    <style:style style:name="P5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8080" style:font-name="Consolas" fo:font-size="10pt" officeooo:rsid="003593b2" officeooo:paragraph-rsid="003593b2" style:font-size-asian="10pt"/>
    </style:style>
    <style:style style:name="P5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36b377" officeooo:paragraph-rsid="0036b377" style:font-size-asian="10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style:font-size-asian="10pt"/>
    </style:style>
    <style:style style:name="T9" style:family="text">
      <style:text-properties fo:color="#000000" style:font-name="Consolas" fo:font-size="10pt" fo:background-color="#d4d4d4" loext:char-shading-value="0" style:font-size-asian="10pt"/>
    </style:style>
    <style:style style:name="T10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Consolas" fo:font-size="10pt" fo:font-style="italic" style:font-size-asian="10pt" style:font-style-asian="italic"/>
    </style:style>
    <style:style style:name="T12" style:family="text">
      <style:text-properties fo:color="#000000" style:text-line-through-style="solid" style:text-line-through-type="single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0000c0" style:font-name="Consolas" fo:font-size="10pt" style:font-size-asian="10pt"/>
    </style:style>
    <style:style style:name="T15" style:family="text">
      <style:text-properties fo:color="#0000c0" style:font-name="Consolas" fo:font-size="10pt" fo:background-color="#d4d4d4" loext:char-shading-value="0" style:font-size-asian="10pt"/>
    </style:style>
    <style:style style:name="T1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8" style:family="text">
      <style:text-properties fo:color="#6a3e3e" style:font-name="Consolas" fo:font-size="10pt" fo:background-color="#f0d8a8" loext:char-shading-value="0" style:font-size-asian="10pt"/>
    </style:style>
    <style:style style:name="T19" style:family="text">
      <style:text-properties fo:color="#6a3e3e" style:font-name="Consolas" fo:font-size="10pt" style:font-size-asian="10pt"/>
    </style:style>
    <style:style style:name="T20" style:family="text">
      <style:text-properties fo:color="#6a3e3e" style:font-name="Consolas" fo:font-size="10pt" style:font-size-asian="10pt"/>
    </style:style>
    <style:style style:name="T21" style:family="text">
      <style:text-properties fo:color="#6a3e3e" style:font-name="Consolas" fo:font-size="10pt" fo:background-color="#d4d4d4" loext:char-shading-value="0" style:font-size-asian="10pt"/>
    </style:style>
    <style:style style:name="T22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3" style:family="text">
      <style:text-properties fo:color="#008080"/>
    </style:style>
    <style:style style:name="T24" style:family="text">
      <style:text-properties fo:color="#008080" style:font-name="Consolas" fo:font-size="10pt" style:font-size-asian="10pt"/>
    </style:style>
    <style:style style:name="T25" style:family="text">
      <style:text-properties fo:color="#008080" style:font-name="Consolas" fo:font-size="10pt" style:font-size-asian="10pt"/>
    </style:style>
    <style:style style:name="T26" style:family="text">
      <style:text-properties fo:color="#008080" officeooo:rsid="002867cd"/>
    </style:style>
    <style:style style:name="T27" style:family="text">
      <style:text-properties fo:color="#008080"/>
    </style:style>
    <style:style style:name="T28" style:family="text">
      <style:text-properties fo:color="#008080"/>
    </style:style>
    <style:style style:name="T29" style:family="text">
      <style:text-properties fo:color="#3f7f7f"/>
    </style:style>
    <style:style style:name="T30" style:family="text">
      <style:text-properties fo:color="#3f7f7f" style:font-name="Consolas" fo:font-size="10pt" style:font-size-asian="10pt"/>
    </style:style>
    <style:style style:name="T31" style:family="text">
      <style:text-properties fo:color="#3f7f7f" style:font-name="Consolas" fo:font-size="10pt" style:font-size-asian="10pt"/>
    </style:style>
    <style:style style:name="T32" style:family="text">
      <style:text-properties fo:color="#3f7f7f"/>
    </style:style>
    <style:style style:name="T33" style:family="text">
      <style:text-properties style:font-name="Consolas" fo:font-size="10pt" style:font-size-asian="10pt"/>
    </style:style>
    <style:style style:name="T34" style:family="text">
      <style:text-properties fo:color="#7f007f"/>
    </style:style>
    <style:style style:name="T35" style:family="text">
      <style:text-properties fo:color="#7f007f" style:font-name="Consolas" fo:font-size="10pt" style:font-size-asian="10pt"/>
    </style:style>
    <style:style style:name="T36" style:family="text">
      <style:text-properties fo:color="#7f007f" style:font-name="Consolas" fo:font-size="10pt" style:font-size-asian="10pt"/>
    </style:style>
    <style:style style:name="T37" style:family="text">
      <style:text-properties fo:color="#7f007f"/>
    </style:style>
    <style:style style:name="T38" style:family="text">
      <style:text-properties fo:color="#2a00ff" style:font-name="Consolas" fo:font-size="10pt" fo:font-style="italic" style:font-size-asian="10pt" style:font-style-asian="italic"/>
    </style:style>
    <style:style style:name="T39" style:family="text">
      <style:text-properties fo:color="#2a00ff" style:font-name="Consolas" fo:font-size="10pt" fo:font-style="italic" style:font-size-asian="10pt" style:font-style-asian="italic"/>
    </style:style>
    <style:style style:name="T40" style:family="text">
      <style:text-properties fo:color="#2a00ff" style:font-name="Consolas" fo:font-size="10pt" style:font-size-asian="10pt"/>
    </style:style>
    <style:style style:name="T41" style:family="text">
      <style:text-properties fo:color="#2a00ff" style:font-name="Consolas" fo:font-size="10pt" style:font-size-asian="10pt"/>
    </style:style>
    <style:style style:name="T42" style:family="text">
      <style:text-properties fo:color="#2a00ff" fo:font-style="italic" style:font-style-asian="italic"/>
    </style:style>
    <style:style style:name="T43" style:family="text">
      <style:text-properties fo:color="#2a00ff" fo:font-style="italic" style:font-style-asian="italic"/>
    </style:style>
    <style:style style:name="T44" style:family="text">
      <style:text-properties fo:color="#808080" style:font-name="Consolas" fo:font-size="10pt" style:font-size-asian="10pt"/>
    </style:style>
    <style:style style:name="T45" style:family="text">
      <style:text-properties fo:color="#808080" style:font-name="Consolas" fo:font-size="10pt" style:font-size-asian="10pt"/>
    </style:style>
    <style:style style:name="T46" style:family="text">
      <style:text-properties fo:color="#3f7f5f" style:font-name="Consolas" fo:font-size="10pt" style:font-size-asian="10pt"/>
    </style:style>
    <style:style style:name="T47" style:family="text">
      <style:text-properties fo:color="#3f7f5f" style:font-name="Consolas" fo:font-size="10pt" style:font-size-asian="10pt"/>
    </style:style>
    <style:style style:name="T4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49" style:family="text">
      <style:text-properties fo:color="#3f5fbf" style:font-name="Consolas" fo:font-size="10pt" style:font-size-asian="10pt"/>
    </style:style>
    <style:style style:name="T50" style:family="text">
      <style:text-properties fo:color="#7f9fbf" style:font-name="Consolas" fo:font-size="10pt" fo:font-weight="bold" style:font-size-asian="10pt" style:font-weight-asian="bold"/>
    </style:style>
    <style:style style:name="T51" style:family="text">
      <style:text-properties fo:color="#7f9fbf" style:font-name="Consolas" fo:font-size="10pt" fo:font-weight="bold" style:font-size-asian="10pt" style:font-weight-asian="bold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officeooo:rsid="002818ef"/>
    </style:style>
    <style:style style:name="T54" style:family="text">
      <style:text-properties officeooo:rsid="002b1a0c"/>
    </style:style>
    <style:style style:name="T55" style:family="text">
      <style:text-properties officeooo:rsid="002e0cd3"/>
    </style:style>
    <style:style style:name="T56" style:family="text">
      <style:text-properties fo:color="#646464" style:font-name="Consolas" fo:font-size="10pt" style:font-size-asian="10pt"/>
    </style:style>
    <style:style style:name="T57" style:family="text">
      <style:text-properties fo:color="#646464" style:font-name="Consolas" fo:font-size="10pt" fo:background-color="#d4d4d4" loext:char-shading-value="0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</text:p>
      <text:p text:style-name="P1"/>
      <text:p text:style-name="P1"><text:line-break/>create database hib;<text:line-break/>use hib;<text:line-break/>create table Customer(custid int primary key, custname varchar(20), city varchar(20));<text:line-break/>select * from Customer;</text:p>
      <text:p text:style-name="P1">.........</text:p>
      <text:p text:style-name="P1"/>
      <text:p text:style-name="P1">Customer.java:</text:p>
      <text:p text:style-name="P1"><text:span text:style-name="T1">package</text:span><text:span text:style-name="T7"> com.dsrc;</text:span></text:p>
      <text:p text:style-name="P31"/>
      <text:p text:style-name="P30"><text:span text:style-name="T1">public</text:span><text:span text:style-name="T7"> </text:span><text:span text:style-name="T1">class</text:span><text:span text:style-name="T7"> Customer {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custId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custName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city</text:span><text:span text:style-name="T7">;</text:span></text:p>
      <text:p text:style-name="P32"><text:tab/></text:p>
      <text:p text:style-name="P30"><text:span text:style-name="T7"><text:tab/></text:span><text:span text:style-name="T1">public</text:span><text:span text:style-name="T7"> Customer(){</text:span></text:p>
      <text:p text:style-name="P32"><text:tab/>}</text:p>
      <text:p text:style-name="P30"><text:span text:style-name="T7"><text:tab/></text:span><text:span text:style-name="T1">public</text:span><text:span text:style-name="T7"> Customer(</text:span><text:span text:style-name="T1">int</text:span><text:span text:style-name="T7"> </text:span><text:span text:style-name="T18">custId</text:span><text:span text:style-name="T7">, String </text:span><text:span text:style-name="T19">custName</text:span><text:span text:style-name="T7">, String </text:span><text:span text:style-name="T19">city</text:span><text:span text:style-name="T7">)</text:span></text:p>
      <text:p text:style-name="P32"><text:tab/>{</text:p>
      <text:p text:style-name="P30"><text:span text:style-name="T7"><text:tab/><text:tab/></text:span><text:span text:style-name="T1">this</text:span><text:span text:style-name="T7">.</text:span><text:span text:style-name="T13">custId</text:span><text:span text:style-name="T7">=</text:span><text:span text:style-name="T21">custId</text:span><text:span text:style-name="T7">;</text:span></text:p>
      <text:p text:style-name="P30"><text:span text:style-name="T7"><text:tab/><text:tab/></text:span><text:span text:style-name="T1">this</text:span><text:span text:style-name="T7">.</text:span><text:span text:style-name="T13">custName</text:span><text:span text:style-name="T7">=</text:span><text:span text:style-name="T19">custName</text:span><text:span text:style-name="T7">;</text:span></text:p>
      <text:p text:style-name="P30"><text:span text:style-name="T7"><text:tab/><text:tab/></text:span><text:span text:style-name="T1">this</text:span><text:span text:style-name="T7">.</text:span><text:span text:style-name="T13">city</text:span><text:span text:style-name="T7">=</text:span><text:span text:style-name="T19">city</text:span><text:span text:style-name="T7">;</text:span></text:p>
      <text:p text:style-name="P32"><text:tab/><text:tab/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int</text:span><text:span text:style-name="T7"> getCustId() {</text:span></text:p>
      <text:p text:style-name="P30"><text:span text:style-name="T7"><text:tab/><text:tab/></text:span><text:span text:style-name="T1">return</text:span><text:span text:style-name="T7"> </text:span><text:span text:style-name="T13">custId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CustId(</text:span><text:span text:style-name="T1">int</text:span><text:span text:style-name="T7"> </text:span><text:span text:style-name="T19">custId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custId</text:span><text:span text:style-name="T7"> = </text:span><text:span text:style-name="T19">custId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CustName() {</text:span></text:p>
      <text:p text:style-name="P30"><text:span text:style-name="T7"><text:tab/><text:tab/></text:span><text:span text:style-name="T1">return</text:span><text:span text:style-name="T7"> </text:span><text:span text:style-name="T13">cust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CustName(String </text:span><text:span text:style-name="T19">custName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custName</text:span><text:span text:style-name="T7"> = </text:span><text:span text:style-name="T19">cust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City() {</text:span></text:p>
      <text:p text:style-name="P30"><text:span text:style-name="T7"><text:tab/><text:tab/></text:span><text:span text:style-name="T1">return</text:span><text:span text:style-name="T7"> </text:span><text:span text:style-name="T13">city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City(String </text:span><text:span text:style-name="T19">city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city</text:span><text:span text:style-name="T7"> = </text:span><text:span text:style-name="T19">city</text:span><text:span text:style-name="T7">;</text:span></text:p>
      <text:p text:style-name="P32"><text:tab/>}</text:p>
      <text:p text:style-name="P32"><text:tab/></text:p>
      <text:p text:style-name="P32"><text:tab/></text:p>
      <text:p text:style-name="P31"/>
      <text:p text:style-name="P32">}</text:p>
      <text:p text:style-name="P1">....................................</text:p>
      <text:p text:style-name="P1">customer.hbm.xml:</text:p>
      <text:p text:style-name="P1"/>
      <text:p text:style-name="P1"><text:span text:style-name="T24">&lt;?</text:span><text:span text:style-name="T30">xml</text:span><text:span text:style-name="T33"> </text:span><text:span text:style-name="T35">version</text:span><text:span text:style-name="T33"> </text:span><text:span text:style-name="T7">=</text:span><text:span text:style-name="T33"> </text:span><text:span text:style-name="T38">"1.0"</text:span><text:span text:style-name="T33"> </text:span><text:span text:style-name="T35">encoding</text:span><text:span text:style-name="T33"> </text:span><text:span text:style-name="T7">=</text:span><text:span text:style-name="T33"> </text:span><text:span text:style-name="T38">"utf-8"</text:span><text:span text:style-name="T24">?&gt;</text:span></text:p>
      <text:p text:style-name="P30"><text:span text:style-name="T24">&lt;!</text:span><text:span text:style-name="T30">DOCTYPE</text:span><text:span text:style-name="T33"> </text:span><text:span text:style-name="T24">hibernate-mapping</text:span><text:span text:style-name="T33"> </text:span><text:span text:style-name="T44">PUBLIC</text:span><text:span text:style-name="T33"> </text:span></text:p>
      <text:p text:style-name="P33">"-//Hibernate/Hibernate Mapping DTD//EN"</text:p>
      <text:p text:style-name="P30"><text:span text:style-name="T46">"http://www.hibernate.org/dtd/hibernate-mapping-3.0.dtd"</text:span><text:span text:style-name="T24">&gt;</text:span><text:span text:style-name="T7"> </text:span></text:p>
      <text:p text:style-name="P31"><text:soft-page-break/></text:p>
      <text:p text:style-name="P30"><text:span text:style-name="T24">&lt;</text:span><text:span text:style-name="T30">hibernate-mapping</text:span><text:span text:style-name="T24">&gt;</text:span></text:p>
      <text:p text:style-name="P30"><text:span text:style-name="T7"><text:s text:c="3"/></text:span><text:span text:style-name="T24">&lt;</text:span><text:span text:style-name="T30">class</text:span><text:span text:style-name="T33"> </text:span><text:span text:style-name="T35">name</text:span><text:span text:style-name="T33"> </text:span><text:span text:style-name="T7">=</text:span><text:span text:style-name="T33"> </text:span><text:span text:style-name="T38">"com.dsrc.Customer"</text:span><text:span text:style-name="T33"> </text:span><text:span text:style-name="T35">table</text:span><text:span text:style-name="T33"> </text:span><text:span text:style-name="T7">=</text:span><text:span text:style-name="T33"> </text:span><text:span text:style-name="T38">"Customer"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meta</text:span><text:span text:style-name="T33"> </text:span><text:span text:style-name="T35">attribute</text:span><text:span text:style-name="T33"> </text:span><text:span text:style-name="T7">=</text:span><text:span text:style-name="T33"> </text:span><text:span text:style-name="T38">"class-description"</text:span><text:span text:style-name="T24">&gt;</text:span></text:p>
      <text:p text:style-name="P32"><text:s text:c="9"/>This class contains the employee detail. </text:p>
      <text:p text:style-name="P30"><text:span text:style-name="T7"><text:s text:c="6"/></text:span><text:span text:style-name="T24">&lt;/</text:span><text:span text:style-name="T30">meta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id</text:span><text:span text:style-name="T33"> </text:span><text:span text:style-name="T35">name</text:span><text:span text:style-name="T33"> </text:span><text:span text:style-name="T7">=</text:span><text:span text:style-name="T33"> </text:span><text:span text:style-name="T38">"custId"</text:span><text:span text:style-name="T33"> </text:span><text:span text:style-name="T35">type</text:span><text:span text:style-name="T33"> </text:span><text:span text:style-name="T7">=</text:span><text:span text:style-name="T33"> </text:span><text:span text:style-name="T38">"int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custid"</text:span><text:span text:style-name="T24">&gt;</text:span></text:p>
      <text:p text:style-name="P30"><text:span text:style-name="T7"><text:s text:c="9"/></text:span><text:span text:style-name="T24">&lt;</text:span><text:span text:style-name="T30">generator</text:span><text:span text:style-name="T33"> </text:span><text:span text:style-name="T35">class</text:span><text:span text:style-name="T7">=</text:span><text:span text:style-name="T38">"assigned"</text:span><text:span text:style-name="T24">/&gt;</text:span></text:p>
      <text:p text:style-name="P30"><text:span text:style-name="T7"><text:s text:c="6"/></text:span><text:span text:style-name="T24">&lt;/</text:span><text:span text:style-name="T30">id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custName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custname"</text:span><text:span text:style-name="T33"> </text:span><text:span text:style-name="T35">type</text:span><text:span text:style-name="T33"> </text:span><text:span text:style-name="T7">=</text:span><text:span text:style-name="T33"> </text:span><text:span text:style-name="T38">"string"</text:span><text:span text:style-name="T24">/&gt;</text:span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city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city"</text:span><text:span text:style-name="T33"> </text:span><text:span text:style-name="T35">type</text:span><text:span text:style-name="T33"> </text:span><text:span text:style-name="T7">=</text:span><text:span text:style-name="T33"> </text:span><text:span text:style-name="T38">"string"</text:span><text:span text:style-name="T24">/&gt;</text:span></text:p>
      <text:p text:style-name="P32"><text:s text:c="5"/></text:p>
      <text:p text:style-name="P32"><text:s text:c="6"/></text:p>
      <text:p text:style-name="P30"><text:span text:style-name="T7"><text:s text:c="3"/></text:span><text:span text:style-name="T24">&lt;/</text:span><text:span text:style-name="T30">class</text:span><text:span text:style-name="T24">&gt;</text:span></text:p>
      <text:p text:style-name="P1"><text:span text:style-name="T24">&lt;/</text:span><text:span text:style-name="T30">hibernate-mapping</text:span><text:span text:style-name="T24">&gt;</text:span></text:p>
      <text:p text:style-name="P17">..............</text:p>
      <text:p text:style-name="P17"/>
      <text:p text:style-name="P3">hibernate.cfg.xml:</text:p>
      <text:p text:style-name="P3"/>
      <text:p text:style-name="P2"><text:span text:style-name="T24">&lt;?</text:span><text:span text:style-name="T30">xml</text:span><text:span text:style-name="T33"> </text:span><text:span text:style-name="T35">version</text:span><text:span text:style-name="T33"> = </text:span><text:span text:style-name="T38">"1.0"</text:span><text:span text:style-name="T33"> </text:span><text:span text:style-name="T35">encoding</text:span><text:span text:style-name="T33"> = </text:span><text:span text:style-name="T38">"utf-8"</text:span><text:span text:style-name="T24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SYSTEM</text:span><text:span text:style-name="T33"> </text:span></text:p>
      <text:p text:style-name="P30"><text:span text:style-name="T46">"http://www.hibernate.org/dtd/hibernate-configuration-3.0.dtd"</text:span><text:span text:style-name="T24">&gt;</text:span></text:p>
      <text:p text:style-name="P30"><text:span text:style-name="T24">&lt;</text:span><text:span text:style-name="T30">hibernate-configuration</text:span><text:span text:style-name="T24">&gt;</text:span></text:p>
      <text:p text:style-name="P30"><text:span text:style-name="T7"><text:s text:c="3"/></text:span><text:span text:style-name="T24">&lt;</text:span><text:span text:style-name="T30">session-factory</text:span><text:span text:style-name="T24">&gt;</text:span></text:p>
      <text:p text:style-name="P32"><text:s text:c="3"/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hibernate.dialect"</text:span><text:span text:style-name="T24">&gt;</text:span></text:p>
      <text:p text:style-name="P32"><text:s text:c="9"/>org.hibernate.dialect.MySQLDialect</text:p>
      <text:p text:style-name="P30"><text:span text:style-name="T7"><text:s text:c="6"/></text:span><text:span text:style-name="T24">&lt;/</text:span><text:span text:style-name="T30">property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hibernate.connection.driver_class"</text:span><text:span text:style-name="T24">&gt;</text:span></text:p>
      <text:p text:style-name="P32"><text:s text:c="9"/>com.mysql.jdbc.Driver</text:p>
      <text:p text:style-name="P30"><text:span text:style-name="T7"><text:s text:c="6"/></text:span><text:span text:style-name="T24">&lt;/</text:span><text:span text:style-name="T30">property</text:span><text:span text:style-name="T24">&gt;</text:span></text:p>
      <text:p text:style-name="P32"><text:s text:c="6"/></text:p>
      <text:p text:style-name="P30"><text:span text:style-name="T7"><text:s text:c="6"/></text:span><text:span text:style-name="T49">&lt;!-- Assume test is the database name --&gt;</text:span></text:p>
      <text:p text:style-name="P32"><text:s text:c="6"/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hibernate.connection.url"</text:span><text:span text:style-name="T24">&gt;</text:span></text:p>
      <text:p text:style-name="P30"><text:span text:style-name="T7"><text:s text:c="9"/>jdbc:mysql://</text:span><text:span text:style-name="T10">localhost</text:span><text:span text:style-name="T7">:3306/</text:span><text:span text:style-name="T10">hib</text:span></text:p>
      <text:p text:style-name="P30"><text:span text:style-name="T7"><text:s text:c="6"/></text:span><text:span text:style-name="T24">&lt;/</text:span><text:span text:style-name="T30">property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hibernate.connection.username"</text:span><text:span text:style-name="T24">&gt;</text:span></text:p>
      <text:p text:style-name="P32"><text:s text:c="9"/>root</text:p>
      <text:p text:style-name="P30"><text:span text:style-name="T7"><text:s text:c="6"/></text:span><text:span text:style-name="T24">&lt;/</text:span><text:span text:style-name="T30">property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hibernate.connection.password"</text:span><text:span text:style-name="T24">&gt;</text:span></text:p>
      <text:p text:style-name="P30"><text:span text:style-name="T7"><text:s text:c="9"/></text:span><text:span text:style-name="T10">dsrc</text:span></text:p>
      <text:p text:style-name="P30"><text:span text:style-name="T7"><text:s text:c="6"/></text:span><text:span text:style-name="T24">&lt;/</text:span><text:span text:style-name="T30">property</text:span><text:span text:style-name="T24">&gt;</text:span></text:p>
      <text:p text:style-name="P32"><text:s text:c="6"/></text:p>
      <text:p text:style-name="P30"><text:span text:style-name="T7"><text:s text:c="6"/></text:span><text:span text:style-name="T49">&lt;!-- List of XML mapping files --&gt;</text:span></text:p>
      <text:p text:style-name="P30"><text:span text:style-name="T7"><text:s text:c="6"/></text:span><text:span text:style-name="T24">&lt;</text:span><text:span text:style-name="T30">mapping</text:span><text:span text:style-name="T33"> </text:span><text:span text:style-name="T35">resource</text:span><text:span text:style-name="T33"> </text:span><text:span text:style-name="T7">=</text:span><text:span text:style-name="T33"> </text:span><text:span text:style-name="T38">"Customer.hbm.xml"</text:span><text:span text:style-name="T24">/&gt;</text:span></text:p>
      <text:p text:style-name="P32"><text:s text:c="6"/></text:p>
      <text:p text:style-name="P30"><text:span text:style-name="T7"><text:s text:c="3"/></text:span><text:span text:style-name="T24">&lt;/</text:span><text:span text:style-name="T30">session-factory</text:span><text:span text:style-name="T24">&gt;</text:span></text:p>
      <text:p text:style-name="P2"><text:span text:style-name="T24">&lt;/</text:span><text:span text:style-name="T30">hibernate-configuration</text:span><text:span text:style-name="T24">&gt;</text:span></text:p>
      <text:p text:style-name="P17">.......</text:p>
      <text:p text:style-name="P17"/>
      <text:p text:style-name="P3">MainClass.java</text:p>
      <text:p text:style-name="P2"><text:soft-page-break/><text:span text:style-name="T1">package</text:span><text:span text:style-name="T33"> com.dsrc;</text:span></text:p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Configuration;</text:span></text:p>
      <text:p text:style-name="P31"/>
      <text:p text:style-name="P30"><text:span text:style-name="T1">public</text:span><text:span text:style-name="T7"> </text:span><text:span text:style-name="T1">class</text:span><text:span text:style-name="T7"> MainClass {</text:span></text:p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</text:span></text:p>
      <text:p text:style-name="P32"><text:tab/>{</text:p>
      <text:p text:style-name="P30"><text:span text:style-name="T7"><text:tab/><text:tab/>SessionFactory </text:span><text:span text:style-name="T19">sx</text:span><text:span text:style-name="T7">=</text:span><text:span text:style-name="T1">new</text:span><text:span text:style-name="T7"> Configuration().configure().</text:span><text:span text:style-name="T12">buildSessionFactory</text:span><text:span text:style-name="T10">()</text:span><text:span text:style-name="T7">;</text:span></text:p>
      <text:p text:style-name="P32"><text:tab/><text:tab/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Customer </text:span><text:span text:style-name="T19">c</text:span><text:span text:style-name="T7">= </text:span><text:span text:style-name="T1">new</text:span><text:span text:style-name="T7"> Customer(101, </text:span><text:span text:style-name="T40">"Nivi"</text:span><text:span text:style-name="T7">, </text:span><text:span text:style-name="T40">"Kollam"</text:span><text:span text:style-name="T7">);</text:span></text:p>
      <text:p text:style-name="P32"><text:tab/><text:tab/></text:p>
      <text:p text:style-name="P30"><text:span text:style-name="T7"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save(</text:span><text:span text:style-name="T19">c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2"><text:tab/><text:tab/></text:p>
      <text:p text:style-name="P30"><text:span text:style-name="T7"><text:tab/><text:tab/>System.</text:span><text:span text:style-name="T16">out</text:span><text:span text:style-name="T7">.println(</text:span><text:span text:style-name="T40">"Data Saved.."</text:span><text:span text:style-name="T7">);</text:span></text:p>
      <text:p text:style-name="P32"><text:tab/>}</text:p>
      <text:p text:style-name="P31"/>
      <text:p text:style-name="P38">}</text:p>
      <text:p text:style-name="P4">1.</text:p>
      <text:p text:style-name="P40">Create a hibernate application persist the employee.</text:p>
      <text:p text:style-name="P39">Task : Create a database named myhibernate in MySQL and run the SQLQuery Attached.</text:p>
      <text:p text:style-name="P4"/>
      <text:p text:style-name="P4">Employee.java:</text:p>
      <text:p text:style-name="P4"><text:span text:style-name="T4">package</text:span> com.dsrc.bean;</text:p>
      <text:p text:style-name="P31"/>
      <text:p text:style-name="P30"><text:span text:style-name="T1">public</text:span><text:span text:style-name="T7"> </text:span><text:span text:style-name="T1">class</text:span><text:span text:style-name="T7"> Employee {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empno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name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city</text:span><text:span text:style-name="T7">;</text:span></text:p>
      <text:p text:style-name="P32"><text:tab/></text:p>
      <text:p text:style-name="P30"><text:span text:style-name="T7"><text:tab/></text:span><text:span text:style-name="T1">public</text:span><text:span text:style-name="T7"> Employee(){</text:span></text:p>
      <text:p text:style-name="P32"><text:tab/><text:tab/></text:p>
      <text:p text:style-name="P32"><text:tab/>}</text:p>
      <text:p text:style-name="P30"><text:span text:style-name="T7"><text:tab/></text:span><text:span text:style-name="T1">public</text:span><text:span text:style-name="T7"> Employee(</text:span><text:span text:style-name="T1">int</text:span><text:span text:style-name="T7"> </text:span><text:span text:style-name="T19">empno</text:span><text:span text:style-name="T7"> , String </text:span><text:span text:style-name="T19">name</text:span><text:span text:style-name="T7"> , String </text:span><text:span text:style-name="T19">city</text:span><text:span text:style-name="T7">)</text:span></text:p>
      <text:p text:style-name="P32"><text:tab/>{</text:p>
      <text:p text:style-name="P30"><text:span text:style-name="T7"><text:tab/><text:tab/> </text:span><text:span text:style-name="T1">this</text:span><text:span text:style-name="T7">.</text:span><text:span text:style-name="T13">empno</text:span><text:span text:style-name="T7">=</text:span><text:span text:style-name="T19">empno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name</text:span><text:span text:style-name="T7">=</text:span><text:span text:style-name="T19">name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city</text:span><text:span text:style-name="T7">=</text:span><text:span text:style-name="T19">city</text:span><text:span text:style-name="T7">;</text:span></text:p>
      <text:p text:style-name="P32"><text:tab/><text:tab/> 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int</text:span><text:span text:style-name="T7"> getEmpno() {</text:span></text:p>
      <text:p text:style-name="P30"><text:span text:style-name="T7"><text:tab/><text:tab/></text:span><text:span text:style-name="T1">return</text:span><text:span text:style-name="T7"> </text:span><text:span text:style-name="T13">empno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Empno(</text:span><text:span text:style-name="T1">int</text:span><text:span text:style-name="T7"> </text:span><text:span text:style-name="T19">empno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empno</text:span><text:span text:style-name="T7"> = </text:span><text:span text:style-name="T19">empno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Name() {</text:span></text:p>
      <text:p text:style-name="P30"><text:span text:style-name="T7"><text:tab/><text:tab/></text:span><text:span text:style-name="T1">return</text:span><text:span text:style-name="T7"> </text:span><text:span text:style-name="T13">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Name(String </text:span><text:span text:style-name="T19">name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name</text:span><text:span text:style-name="T7"> = </text:span><text:span text:style-name="T19">name</text:span><text:span text:style-name="T7">;</text:span></text:p>
      <text:p text:style-name="P32"><text:soft-page-break/><text:tab/>}</text:p>
      <text:p text:style-name="P30"><text:span text:style-name="T7"><text:tab/></text:span><text:span text:style-name="T1">public</text:span><text:span text:style-name="T7"> String getCity() {</text:span></text:p>
      <text:p text:style-name="P30"><text:span text:style-name="T7"><text:tab/><text:tab/></text:span><text:span text:style-name="T1">return</text:span><text:span text:style-name="T7"> </text:span><text:span text:style-name="T13">city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City(String </text:span><text:span text:style-name="T19">city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city</text:span><text:span text:style-name="T7"> = </text:span><text:span text:style-name="T19">city</text:span><text:span text:style-name="T7">;</text:span></text:p>
      <text:p text:style-name="P32"><text:tab/>}</text:p>
      <text:p text:style-name="P32"><text:tab/></text:p>
      <text:p text:style-name="P32">}</text:p>
      <text:p text:style-name="P4">....................</text:p>
      <text:p text:style-name="P4">HibernateUtil.java:</text:p>
      <text:p text:style-name="P4">package com.dsrc.bean;</text:p>
      <text:p text:style-name="P4">import java.sql.Connection;</text:p>
      <text:p text:style-name="P4">import java.sql.DriverManager;</text:p>
      <text:p text:style-name="P4"/>
      <text:p text:style-name="P4">public class HibernateUtil </text:p>
      <text:p text:style-name="P4">{</text:p>
      <text:p text:style-name="P4"/>
      <text:p text:style-name="P4"><text:tab/>public static Connection createConnection() {</text:p>
      <text:p text:style-name="P4"><text:tab/><text:tab/>Connection <text:tab/>con=null;</text:p>
      <text:p text:style-name="P4"><text:tab/><text:tab/>try</text:p>
      <text:p text:style-name="P4"><text:tab/><text:tab/>{</text:p>
      <text:p text:style-name="P4"><text:tab/><text:tab/>Class.forName("com.mysql.jdbc.Driver");</text:p>
      <text:p text:style-name="P4"><text:tab/><text:tab/>con=DriverManager.getConnection("jdbc:mysql://localhost:3306/nivi","root","dsrc");</text:p>
      <text:p text:style-name="P4"><text:tab/><text:tab/>}</text:p>
      <text:p text:style-name="P4"><text:tab/><text:tab/>catch (Exception e) {</text:p>
      <text:p text:style-name="P4"><text:tab/><text:tab/><text:tab/>System.out.println(e);</text:p>
      <text:p text:style-name="P4"><text:tab/><text:tab/>}</text:p>
      <text:p text:style-name="P4"><text:tab/><text:tab/>return con;</text:p>
      <text:p text:style-name="P4"><text:tab/><text:tab/></text:p>
      <text:p text:style-name="P4"><text:tab/>}</text:p>
      <text:p text:style-name="P4"><text:tab/></text:p>
      <text:p text:style-name="P4"><text:tab/></text:p>
      <text:p text:style-name="P4"><text:tab/></text:p>
      <text:p text:style-name="P4">}</text:p>
      <text:p text:style-name="P4">...................................</text:p>
      <text:p text:style-name="P4">MyMain.java:</text:p>
      <text:p text:style-name="P4"><text:span text:style-name="T4">package</text:span> com.dsrc.bean;</text:p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Configuration;</text:span></text:p>
      <text:p text:style-name="P31"/>
      <text:p text:style-name="P30"><text:span text:style-name="T1">public</text:span><text:span text:style-name="T7"> </text:span><text:span text:style-name="T1">class</text:span><text:span text:style-name="T7"> MyMain {</text:span></text:p>
      <text:p text:style-name="P32"><text:tab/></text:p>
      <text:p text:style-name="P32"><text:tab/></text:p>
      <text:p text:style-name="P32"><text:tab/></text:p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 {</text:span></text:p>
      <text:p text:style-name="P30"><text:span text:style-name="T7"><text:tab/><text:tab/>SessionFactory </text:span><text:span text:style-name="T19">sx</text:span><text:span text:style-name="T7">= </text:span><text:span text:style-name="T1">new</text:span><text:span text:style-name="T7"> Configuration().configure().</text:span><text:span text:style-name="T12">buildSessionFactory</text:span><text:span text:style-name="T10">()</text:span><text:span text:style-name="T7">;</text:span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Employee </text:span><text:span text:style-name="T19">e</text:span><text:span text:style-name="T7">= </text:span><text:span text:style-name="T1">new</text:span><text:span text:style-name="T7"> Employee(101, </text:span><text:span text:style-name="T40">"Nivi"</text:span><text:span text:style-name="T7">, </text:span><text:span text:style-name="T40">"Kollam"</text:span><text:span text:style-name="T7">);</text:span></text:p>
      <text:p text:style-name="P32"><text:tab/><text:tab/></text:p>
      <text:p text:style-name="P30"><text:span text:style-name="T7"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save(</text:span><text:span text:style-name="T19">e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2"><text:tab/><text:tab/></text:p>
      <text:p text:style-name="P30"><text:soft-page-break/><text:span text:style-name="T7"><text:tab/><text:tab/>System.</text:span><text:span text:style-name="T16">out</text:span><text:span text:style-name="T7">.println(</text:span><text:span text:style-name="T40">"Data Saved.."</text:span><text:span text:style-name="T7">);</text:span></text:p>
      <text:p text:style-name="P30"><text:span text:style-name="T7"><text:tab/></text:span><text:span text:style-name="T46">// Do Logic</text:span></text:p>
      <text:p text:style-name="P32"><text:tab/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aveEmployee(Employee </text:span><text:span text:style-name="T19">eb</text:span><text:span text:style-name="T7">) {</text:span></text:p>
      <text:p text:style-name="P30"><text:span text:style-name="T7"><text:tab/><text:tab/></text:span><text:span text:style-name="T46">// </text:span><text:span text:style-name="T50">TODO</text:span><text:span text:style-name="T46"> Auto-generated method stub</text:span></text:p>
      <text:p text:style-name="P32"><text:tab/><text:tab/></text:p>
      <text:p text:style-name="P32"><text:tab/></text:p>
      <text:p text:style-name="P32"><text:tab/><text:tab/></text:p>
      <text:p text:style-name="P32"><text:tab/>}</text:p>
      <text:p text:style-name="P31"/>
      <text:p text:style-name="P32">}</text:p>
      <text:p text:style-name="P4">...................................</text:p>
      <text:p text:style-name="P4">employee.hbm.xml:</text:p>
      <text:p text:style-name="P4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mapping</text:span><text:span text:style-name="T33"> </text:span><text:span text:style-name="T44">PUBLIC</text:span><text:span text:style-name="T33"> <text:s/></text:span></text:p>
      <text:p text:style-name="P30"><text:span text:style-name="T33"><text:s/></text:span><text:span text:style-name="T24">"-//Hibernate/Hibernate Mapping DTD 3.0//EN"</text:span><text:span text:style-name="T33"> <text:s/></text:span></text:p>
      <text:p text:style-name="P30"><text:span text:style-name="T24"><text:s/></text:span><text:span text:style-name="T46">"http://hibernate.sourceforge.net/hibernate-mapping-3.0.dtd"</text:span><text:span text:style-name="T24">&gt;</text:span><text:span text:style-name="T7"> <text:s/></text:span></text:p>
      <text:p text:style-name="P32"><text:s text:c="2"/></text:p>
      <text:p text:style-name="P30"><text:span text:style-name="T7"><text:s/></text:span><text:span text:style-name="T24">&lt;</text:span><text:span text:style-name="T30">hibernate-mapping</text:span><text:span text:style-name="T24">&gt;</text:span><text:span text:style-name="T7"> <text:s/></text:span></text:p>
      <text:p text:style-name="P30"><text:span text:style-name="T7"><text:s text:c="2"/></text:span><text:span text:style-name="T24">&lt;</text:span><text:span text:style-name="T30">class</text:span><text:span text:style-name="T33"> </text:span><text:span text:style-name="T35">name</text:span><text:span text:style-name="T7">=</text:span><text:span text:style-name="T38">"com.dsrc.bean.Employee"</text:span><text:span text:style-name="T33"> </text:span><text:span text:style-name="T35">table</text:span><text:span text:style-name="T7">=</text:span><text:span text:style-name="T38">"Employee"</text:span><text:span text:style-name="T24">&gt;</text:span><text:span text:style-name="T7"> <text:s/></text:span></text:p>
      <text:p text:style-name="P30"><text:span text:style-name="T7"><text:s text:c="4"/></text:span><text:span text:style-name="T24">&lt;</text:span><text:span text:style-name="T30">id</text:span><text:span text:style-name="T33"> </text:span><text:span text:style-name="T35">name</text:span><text:span text:style-name="T7">=</text:span><text:span text:style-name="T38">"empno"</text:span><text:span text:style-name="T33"> </text:span><text:span text:style-name="T35">type</text:span><text:span text:style-name="T7">=</text:span><text:span text:style-name="T38">"int"</text:span><text:span text:style-name="T33"> </text:span><text:span text:style-name="T35">column</text:span><text:span text:style-name="T7">=</text:span><text:span text:style-name="T38">"EmpNO"</text:span><text:span text:style-name="T24">&gt;</text:span><text:span text:style-name="T7"> <text:s/></text:span></text:p>
      <text:p text:style-name="P30"><text:span text:style-name="T7"><text:s text:c="5"/></text:span><text:span text:style-name="T24">&lt;</text:span><text:span text:style-name="T30">generator</text:span><text:span text:style-name="T33"> </text:span><text:span text:style-name="T35">class</text:span><text:span text:style-name="T7">=</text:span><text:span text:style-name="T38">"assigned"</text:span><text:span text:style-name="T24">&gt;&lt;/</text:span><text:span text:style-name="T30">generator</text:span><text:span text:style-name="T24">&gt;</text:span><text:span text:style-name="T7"> <text:s/></text:span></text:p>
      <text:p text:style-name="P30"><text:span text:style-name="T7"><text:s text:c="4"/></text:span><text:span text:style-name="T24">&lt;/</text:span><text:span text:style-name="T30">id</text:span><text:span text:style-name="T24">&gt;</text:span><text:span text:style-name="T7"> <text:s text:c="13"/></text:span></text:p>
      <text:p text:style-name="P30"><text:span text:style-name="T7"><text:s text:c="4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name"</text:span><text:span text:style-name="T33"> </text:span><text:span text:style-name="T35">column</text:span><text:span text:style-name="T7">=</text:span><text:span text:style-name="T38">"Name"</text:span><text:span text:style-name="T24">&gt;&lt;/</text:span><text:span text:style-name="T30">property</text:span><text:span text:style-name="T24">&gt;</text:span><text:span text:style-name="T7"> <text:s/></text:span></text:p>
      <text:p text:style-name="P30"><text:span text:style-name="T7"><text:s text:c="4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ity"</text:span><text:span text:style-name="T33"> </text:span><text:span text:style-name="T35">column</text:span><text:span text:style-name="T7">=</text:span><text:span text:style-name="T38">"City"</text:span><text:span text:style-name="T24">&gt;&lt;/</text:span><text:span text:style-name="T30">property</text:span><text:span text:style-name="T24">&gt;</text:span><text:span text:style-name="T7"> <text:s/></text:span></text:p>
      <text:p text:style-name="P30"><text:span text:style-name="T7"><text:s text:c="2"/></text:span><text:span text:style-name="T24">&lt;/</text:span><text:span text:style-name="T30">class</text:span><text:span text:style-name="T24">&gt;</text:span><text:span text:style-name="T7"> <text:s text:c="7"/></text:span></text:p>
      <text:p text:style-name="P4"><text:s/><text:span text:style-name="T23">&lt;/</text:span><text:span text:style-name="T29">hibernate-mapping</text:span><text:span text:style-name="T23">&gt;</text:span></text:p>
      <text:p text:style-name="P18">.................................</text:p>
      <text:p text:style-name="P18"/>
      <text:p text:style-name="P23">hibernate.cfg.xml:</text:p>
      <text:p text:style-name="P4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PUBLIC</text:span><text:span text:style-name="T33"> <text:s/></text:span></text:p>
      <text:p text:style-name="P30"><text:span text:style-name="T33"><text:s text:c="10"/></text:span><text:span text:style-name="T24">"-//Hibernate/Hibernate Configuration DTD 3.0//EN"</text:span><text:span text:style-name="T33"> <text:s/></text:span></text:p>
      <text:p text:style-name="P30"><text:span text:style-name="T24"><text:s text:c="10"/></text:span><text:span text:style-name="T46">"http://hibernate.sourceforge.net/hibernate-configuration-3.0.dtd"</text:span><text:span text:style-name="T24">&gt;</text:span><text:span text:style-name="T7"> <text:s/></text:span></text:p>
      <text:p text:style-name="P32"><text:s text:c="2"/></text:p>
      <text:p text:style-name="P30"><text:span text:style-name="T24">&lt;</text:span><text:span text:style-name="T30">hibernate-configuration</text:span><text:span text:style-name="T24">&gt;</text:span><text:span text:style-name="T7"> <text:s/></text:span></text:p>
      <text:p text:style-name="P32"><text:s text:c="2"/></text:p>
      <text:p text:style-name="P30"><text:span text:style-name="T7"><text:s text:c="4"/></text:span><text:span text:style-name="T24">&lt;</text:span><text:span text:style-name="T30">session-factor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hbm2ddl.auto"</text:span><text:span text:style-name="T24">&gt;</text:span><text:span text:style-name="T7">upd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ialect"</text:span><text:span text:style-name="T24">&gt;</text:span><text:span text:style-name="T7">org.hibernate.dialect.MySQLDialec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rl"</text:span><text:span text:style-name="T24">&gt;</text:span><text:span text:style-name="T7">jdbc:mysql://</text:span><text:span text:style-name="T10">localhost</text:span><text:span text:style-name="T7">:3306/</text:span><text:span text:style-name="T10">myhibern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sername"</text:span><text:span text:style-name="T24">&gt;</text:span><text:span text:style-name="T7">roo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password"</text:span><text:span text:style-name="T24">&gt;</text:span><text:span text:style-name="T10">dsrc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driver_class"</text:span><text:span text:style-name="T24">&gt;</text:span><text:span text:style-name="T7">com.mysql.jdbc.Driver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5"/></text:span><text:span text:style-name="T24">&lt;</text:span><text:span text:style-name="T30">mapping</text:span><text:span text:style-name="T33"> </text:span><text:span text:style-name="T35">resource</text:span><text:span text:style-name="T7">=</text:span><text:span text:style-name="T38">"employee.hbm.xml"</text:span><text:span text:style-name="T24">/&gt;</text:span><text:span text:style-name="T7"> <text:s text:c="2"/></text:span></text:p>
      <text:p text:style-name="P30"><text:span text:style-name="T7"><text:s text:c="6"/></text:span><text:span text:style-name="T24">&lt;/</text:span><text:span text:style-name="T30">session-factory</text:span><text:span text:style-name="T24">&gt;</text:span><text:span text:style-name="T7"> <text:s/></text:span></text:p>
      <text:p text:style-name="P4"><text:span text:style-name="T23">&lt;/</text:span><text:span text:style-name="T29">hibernate-configuration</text:span><text:span text:style-name="T23">&gt;</text:span></text:p>
      <text:p text:style-name="P43"/>
      <text:p text:style-name="P18"/>
      <text:p text:style-name="P4">2.</text:p>
      <text:p text:style-name="P4">Create a <text:span text:style-name="T52">hibernate</text:span> application persist the department.</text:p>
      <text:p text:style-name="P31"/>
      <text:p text:style-name="P30"><text:span text:style-name="T33">Task : Create a database named </text:span><text:span text:style-name="T10">myhibernate</text:span><text:span text:style-name="T33"> in MySQL and run the SQLQuery Attached.</text:span></text:p>
      <text:p text:style-name="P31"/>
      <text:p text:style-name="P31">Tasks:</text:p>
      <text:p text:style-name="P31"><text:soft-page-break/>1.Create a bean class Named Department inside com.dsrc.bean package</text:p>
      <text:p text:style-name="P31">2.Create these private variables</text:p>
      <text:p text:style-name="P31"/>
      <text:p text:style-name="P30"><text:span text:style-name="T33"><text:tab/><text:tab/></text:span><text:span text:style-name="T10">int</text:span><text:span text:style-name="T33"> </text:span><text:span text:style-name="T10">deptno</text:span><text:span text:style-name="T33"> , string </text:span><text:span text:style-name="T10">deptname</text:span><text:span text:style-name="T33"> , string location.</text:span></text:p>
      <text:p text:style-name="P31"><text:tab/><text:tab/></text:p>
      <text:p text:style-name="P31">3. Create the getters and setters.</text:p>
      <text:p text:style-name="P30"><text:span text:style-name="T33">4. Create the </text:span><text:span text:style-name="T10">hibernate</text:span><text:span text:style-name="T33"> configuration file in </text:span><text:span text:style-name="T10">src</text:span><text:span text:style-name="T33"> named hibernate.cfg.xml</text:span></text:p>
      <text:p text:style-name="P31"/>
      <text:p text:style-name="P31">sample Configuration</text:p>
      <text:p text:style-name="P31">-----------------</text:p>
      <text:p text:style-name="P30"><text:span text:style-name="T33">&lt;?</text:span><text:span text:style-name="T10">xml</text:span><text:span text:style-name="T33"> version="1.0" encoding="UTF-8"?&gt;</text:span></text:p>
      <text:p text:style-name="P30"><text:span text:style-name="T33">&lt;!DOCTYPE </text:span><text:span text:style-name="T10">hibernate</text:span><text:span text:style-name="T33">-configuration PUBLIC <text:s/></text:span></text:p>
      <text:p text:style-name="P30"><text:span text:style-name="T33"><text:s text:c="10"/>"-//</text:span><text:span text:style-name="T10">Hibernate</text:span><text:span text:style-name="T33">/</text:span><text:span text:style-name="T10">Hibernate</text:span><text:span text:style-name="T33"> Configuration DTD 3.0//EN" <text:s/></text:span></text:p>
      <text:p text:style-name="P31"><text:s text:c="10"/>"http://hibernate.sourceforge.net/hibernate-configuration-3.0.dtd"&gt; <text:s/></text:p>
      <text:p text:style-name="P31"><text:s text:c="2"/></text:p>
      <text:p text:style-name="P31">&lt;hibernate-configuration&gt; <text:s/></text:p>
      <text:p text:style-name="P31"><text:s text:c="2"/></text:p>
      <text:p text:style-name="P31"><text:s text:c="4"/>&lt;session-factory&gt; <text:s/></text:p>
      <text:p text:style-name="P31"><text:s text:c="8"/>&lt;property name="hbm2ddl.auto"&gt;update&lt;/property&gt; <text:s/></text:p>
      <text:p text:style-name="P31"><text:s text:c="8"/>&lt;property name="dialect"&gt;org.hibernate.dialect.MySQLDialect&lt;/property&gt; <text:s/></text:p>
      <text:p text:style-name="P30"><text:span text:style-name="T33"><text:s text:c="8"/>&lt;property name="connection.url"&gt;jdbc:mysql://</text:span><text:span text:style-name="T10">localhost</text:span><text:span text:style-name="T33">:3306/</text:span><text:span text:style-name="T10">nivi</text:span><text:span text:style-name="T33">&lt;/property&gt; <text:s/></text:span></text:p>
      <text:p text:style-name="P31"><text:s text:c="8"/>&lt;property name="connection.username"&gt;root&lt;/property&gt; <text:s/></text:p>
      <text:p text:style-name="P30"><text:span text:style-name="T33"><text:s text:c="8"/>&lt;property name="connection.password"&gt;</text:span><text:span text:style-name="T10">dsrc</text:span><text:span text:style-name="T33">&lt;/property&gt; <text:s/></text:span></text:p>
      <text:p text:style-name="P31"><text:s text:c="8"/>&lt;property name="connection.driver_class"&gt;com.mysql.jdbc.Driver&lt;/property&gt; <text:s/></text:p>
      <text:p text:style-name="P31"><text:s text:c="5"/>&lt;mapping resource="employee.hbm.xml"/&gt; <text:s text:c="2"/></text:p>
      <text:p text:style-name="P31"><text:s text:c="6"/>&lt;/session-factory&gt; <text:s/></text:p>
      <text:p text:style-name="P31"><text:s text:c="2"/></text:p>
      <text:p text:style-name="P31">&lt;/hibernate-configuration&gt; <text:s/></text:p>
      <text:p text:style-name="P31"/>
      <text:p text:style-name="P30"><text:span text:style-name="T33">5. Create </text:span><text:span text:style-name="T10">hibernate</text:span><text:span text:style-name="T33"> mapping file in </text:span><text:span text:style-name="T10">src</text:span><text:span text:style-name="T33"> named department.hbm.xml</text:span></text:p>
      <text:p text:style-name="P31"/>
      <text:p text:style-name="P31">Sample Mapping</text:p>
      <text:p text:style-name="P31">------------------</text:p>
      <text:p text:style-name="P30"><text:span text:style-name="T33">&lt;?</text:span><text:span text:style-name="T10">xml</text:span><text:span text:style-name="T33"> version="1.0" encoding="UTF-8"?&gt;</text:span></text:p>
      <text:p text:style-name="P30"><text:span text:style-name="T33">&lt;!DOCTYPE </text:span><text:span text:style-name="T10">hibernate</text:span><text:span text:style-name="T33">-mapping PUBLIC <text:s/></text:span></text:p>
      <text:p text:style-name="P30"><text:span text:style-name="T33"><text:s/>"-//</text:span><text:span text:style-name="T10">Hibernate</text:span><text:span text:style-name="T33">/</text:span><text:span text:style-name="T10">Hibernate</text:span><text:span text:style-name="T33"> Mapping DTD 3.0//EN" <text:s/></text:span></text:p>
      <text:p text:style-name="P31"><text:s/>"http://hibernate.sourceforge.net/hibernate-mapping-3.0.dtd"&gt; <text:s/></text:p>
      <text:p text:style-name="P31"><text:s text:c="2"/></text:p>
      <text:p text:style-name="P31"><text:s/>&lt;hibernate-mapping&gt; <text:s/></text:p>
      <text:p text:style-name="P31"><text:s text:c="2"/>&lt;class name="com.dsrc.model.Employee" table="Employee"&gt; <text:s/></text:p>
      <text:p text:style-name="P30"><text:span text:style-name="T33"><text:s text:c="4"/>&lt;id name="</text:span><text:span text:style-name="T10">empid</text:span><text:span text:style-name="T33">"&gt; <text:s/></text:span></text:p>
      <text:p text:style-name="P31"><text:s text:c="5"/>&lt;generator class="assigned"&gt;&lt;/generator&gt; <text:s/></text:p>
      <text:p text:style-name="P31"><text:s text:c="4"/>&lt;/id&gt; <text:s text:c="13"/></text:p>
      <text:p text:style-name="P30"><text:span text:style-name="T33"><text:s text:c="4"/>&lt;property name="</text:span><text:span text:style-name="T10">firstname</text:span><text:span text:style-name="T33">"&gt;&lt;/property&gt; <text:s/></text:span></text:p>
      <text:p text:style-name="P30"><text:span text:style-name="T33"><text:s text:c="4"/>&lt;property name="</text:span><text:span text:style-name="T10">lastname</text:span><text:span text:style-name="T33">"&gt;&lt;/property&gt; <text:s/></text:span></text:p>
      <text:p text:style-name="P31"><text:s text:c="2"/>&lt;/class&gt; <text:s text:c="7"/></text:p>
      <text:p text:style-name="P31"><text:s/>&lt;/hibernate-mapping&gt; <text:s/></text:p>
      <text:p text:style-name="P31"/>
      <text:p text:style-name="P31">6. Add the required jar files.</text:p>
      <text:p text:style-name="P31">7. Add the following code implementations in MyMain class main method.</text:p>
      <text:p text:style-name="P31"><text:tab/> a) Load the Configuration File using Configuration class.</text:p>
      <text:p text:style-name="P31"><text:tab/> b) Create a session and transaction.</text:p>
      <text:p text:style-name="P31"><text:tab/> c) Begin the transaction</text:p>
      <text:p text:style-name="P31"><text:tab/> d) Set the following bean values <text:s/>10 , IT , INDIA</text:p>
      <text:p text:style-name="P31"><text:tab/> e) Call the methods to save the value.</text:p>
      <text:p text:style-name="P31"><text:tab/> f) Close all the objects</text:p>
      <text:p text:style-name="P31"><text:tab/> g)System.out.println("Done...") as last line.. run the application</text:p>
      <text:p text:style-name="P31"><text:tab/> f) Verify the data in the database MySQL.</text:p>
      <text:p text:style-name="P31"><text:soft-page-break/><text:tab/> <text:s/></text:p>
      <text:p text:style-name="P31"><text:tab/><text:tab/></text:p>
      <text:p text:style-name="P4"><text:tab/>................</text:p>
      <text:p text:style-name="P4"/>
      <text:p text:style-name="P4"/>
      <text:p text:style-name="P5">MyMain.java:</text:p>
      <text:p text:style-name="P5"/>
      <text:p text:style-name="P5"><text:span text:style-name="T4">package</text:span> com.dsrc;</text:p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Configuration;</text:span></text:p>
      <text:p text:style-name="P31"/>
      <text:p text:style-name="P30"><text:span text:style-name="T1">import</text:span><text:span text:style-name="T7"> com.dsrc.bean.Department;</text:span></text:p>
      <text:p text:style-name="P31"/>
      <text:p text:style-name="P30"><text:span text:style-name="T1">public</text:span><text:span text:style-name="T7"> </text:span><text:span text:style-name="T1">class</text:span><text:span text:style-name="T7"> MyMain {</text:span></text:p>
      <text:p text:style-name="P31"/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 {</text:span></text:p>
      <text:p text:style-name="P30"><text:span text:style-name="T7"><text:tab/><text:tab/>SessionFactory </text:span><text:span text:style-name="T19">sx</text:span><text:span text:style-name="T7"> = </text:span><text:span text:style-name="T1">new</text:span><text:span text:style-name="T7"> Configuration().configure().</text:span><text:span text:style-name="T12">buildSessionFactory</text:span><text:span text:style-name="T10">()</text:span><text:span text:style-name="T7">;</text:span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Department </text:span><text:span text:style-name="T19">d</text:span><text:span text:style-name="T7">= </text:span><text:span text:style-name="T1">new</text:span><text:span text:style-name="T7"> Department(10 , </text:span><text:span text:style-name="T40">"IT"</text:span><text:span text:style-name="T7"> , </text:span><text:span text:style-name="T40">"INDIA"</text:span><text:span text:style-name="T7">);</text:span></text:p>
      <text:p text:style-name="P32"><text:tab/><text:tab/></text:p>
      <text:p text:style-name="P30"><text:span text:style-name="T7"><text:tab/><text:tab/>Transaction </text:span><text:span text:style-name="T19">tx</text:span><text:span text:style-name="T7"> = 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save(</text:span><text:span text:style-name="T19">d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0"><text:span text:style-name="T7"><text:tab/><text:tab/>System.</text:span><text:span text:style-name="T16">out</text:span><text:span text:style-name="T7">.println(</text:span><text:span text:style-name="T40">"Data saved........."</text:span><text:span text:style-name="T7">);</text:span></text:p>
      <text:p text:style-name="P32"><text:tab/><text:tab/></text:p>
      <text:p text:style-name="P30"><text:span text:style-name="T7"><text:tab/><text:tab/></text:span><text:span text:style-name="T46">// </text:span><text:span text:style-name="T50">TODO</text:span><text:span text:style-name="T46"> Auto-generated method stub</text:span></text:p>
      <text:p text:style-name="P32"><text:tab/><text:tab/><text:tab/><text:tab/></text:p>
      <text:p text:style-name="P30"><text:span text:style-name="T7"><text:tab/><text:tab/></text:span><text:span text:style-name="T46">// Write </text:span><text:span text:style-name="T48">ur</text:span><text:span text:style-name="T46"> code here...</text:span></text:p>
      <text:p text:style-name="P32"><text:tab/>}</text:p>
      <text:p text:style-name="P32"><text:tab/></text:p>
      <text:p text:style-name="P30"><text:span text:style-name="T7"><text:tab/></text:span><text:span text:style-name="T1">public</text:span><text:span text:style-name="T7"> </text:span><text:span text:style-name="T1">void</text:span><text:span text:style-name="T7"> saveDepartment(Department </text:span><text:span text:style-name="T19">d</text:span><text:span text:style-name="T7">) {</text:span></text:p>
      <text:p text:style-name="P30"><text:span text:style-name="T7"><text:tab/><text:tab/></text:span><text:span text:style-name="T46">// </text:span><text:span text:style-name="T50">TODO</text:span><text:span text:style-name="T46"> Auto-generated method stub</text:span></text:p>
      <text:p text:style-name="P32"><text:tab/><text:tab/></text:p>
      <text:p text:style-name="P30"><text:span text:style-name="T7"><text:tab/><text:tab/></text:span><text:span text:style-name="T46">//Logic to save department</text:span></text:p>
      <text:p text:style-name="P32"><text:tab/><text:tab/></text:p>
      <text:p text:style-name="P32"><text:tab/>}</text:p>
      <text:p text:style-name="P31"/>
      <text:p text:style-name="P32">}</text:p>
      <text:p text:style-name="P5">...................</text:p>
      <text:p text:style-name="P5"/>
      <text:p text:style-name="P5"><text:span text:style-name="T4">package</text:span> com.dsrc.bean;</text:p>
      <text:p text:style-name="P31"/>
      <text:p text:style-name="P30"><text:span text:style-name="T1">public</text:span><text:span text:style-name="T7"> </text:span><text:span text:style-name="T1">class</text:span><text:span text:style-name="T7"> Department {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deptno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deptname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location</text:span><text:span text:style-name="T7">;</text:span></text:p>
      <text:p text:style-name="P32"><text:tab/></text:p>
      <text:p text:style-name="P30"><text:span text:style-name="T7"><text:tab/></text:span><text:span text:style-name="T1">public</text:span><text:span text:style-name="T7"> Department(){</text:span></text:p>
      <text:p text:style-name="P32"><text:tab/><text:tab/></text:p>
      <text:p text:style-name="P32"><text:tab/>}</text:p>
      <text:p text:style-name="P30"><text:span text:style-name="T7"><text:tab/></text:span><text:span text:style-name="T1">public</text:span><text:span text:style-name="T7"> Department(</text:span><text:span text:style-name="T1">int</text:span><text:span text:style-name="T7"> </text:span><text:span text:style-name="T19">deptno</text:span><text:span text:style-name="T7">, String </text:span><text:span text:style-name="T19">deptname</text:span><text:span text:style-name="T7">, String </text:span><text:span text:style-name="T19">location</text:span><text:span text:style-name="T7">)</text:span></text:p>
      <text:p text:style-name="P32"><text:tab/>{</text:p>
      <text:p text:style-name="P30"><text:span text:style-name="T7"><text:tab/><text:tab/></text:span><text:span text:style-name="T1">this</text:span><text:span text:style-name="T7">.</text:span><text:span text:style-name="T13">deptno</text:span><text:span text:style-name="T7">=</text:span><text:span text:style-name="T19">deptno</text:span><text:span text:style-name="T7">;</text:span></text:p>
      <text:p text:style-name="P30"><text:span text:style-name="T7"><text:tab/><text:tab/></text:span><text:span text:style-name="T1">this</text:span><text:span text:style-name="T7">.</text:span><text:span text:style-name="T13">deptname</text:span><text:span text:style-name="T7">=</text:span><text:span text:style-name="T19">deptname</text:span><text:span text:style-name="T7">;</text:span></text:p>
      <text:p text:style-name="P30"><text:span text:style-name="T7"><text:tab/><text:tab/></text:span><text:span text:style-name="T1">this</text:span><text:span text:style-name="T7">.</text:span><text:span text:style-name="T13">location</text:span><text:span text:style-name="T7">=</text:span><text:span text:style-name="T19">location</text:span><text:span text:style-name="T7">;</text:span></text:p>
      <text:p text:style-name="P32"><text:soft-page-break/><text:tab/><text:tab/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3">int</text:span><text:span text:style-name="T7"> getDeptno() {</text:span></text:p>
      <text:p text:style-name="P30"><text:span text:style-name="T7"><text:tab/><text:tab/></text:span><text:span text:style-name="T3">return</text:span><text:span text:style-name="T9"> </text:span><text:span text:style-name="T15">deptno</text:span><text:span text:style-name="T9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Deptno(</text:span><text:span text:style-name="T1">int</text:span><text:span text:style-name="T7"> </text:span><text:span text:style-name="T19">deptno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deptno</text:span><text:span text:style-name="T7"> = </text:span><text:span text:style-name="T19">deptno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Deptname() {</text:span></text:p>
      <text:p text:style-name="P30"><text:span text:style-name="T7"><text:tab/><text:tab/></text:span><text:span text:style-name="T1">return</text:span><text:span text:style-name="T7"> </text:span><text:span text:style-name="T13">dept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Deptname(String </text:span><text:span text:style-name="T19">deptname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deptname</text:span><text:span text:style-name="T7"> = </text:span><text:span text:style-name="T19">dept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Location() {</text:span></text:p>
      <text:p text:style-name="P30"><text:span text:style-name="T7"><text:tab/><text:tab/></text:span><text:span text:style-name="T1">return</text:span><text:span text:style-name="T7"> </text:span><text:span text:style-name="T13">location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Location(String </text:span><text:span text:style-name="T19">location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location</text:span><text:span text:style-name="T7"> = </text:span><text:span text:style-name="T19">location</text:span><text:span text:style-name="T7">;</text:span></text:p>
      <text:p text:style-name="P32"><text:tab/>}</text:p>
      <text:p text:style-name="P31"/>
      <text:p text:style-name="P32"><text:tab/></text:p>
      <text:p text:style-name="P32"><text:tab/>}</text:p>
      <text:p text:style-name="P5">....................................</text:p>
      <text:p text:style-name="P5">use <text:span text:style-name="T52">myhibernate</text:span>;</text:p>
      <text:p text:style-name="P31"/>
      <text:p text:style-name="P31">create table Department</text:p>
      <text:p text:style-name="P31">(</text:p>
      <text:p text:style-name="P30"><text:span text:style-name="T33"><text:tab/>DeptNo </text:span><text:span text:style-name="T10">int</text:span><text:span text:style-name="T33">,</text:span></text:p>
      <text:p text:style-name="P30"><text:span text:style-name="T33"><text:tab/>DeptName </text:span><text:span text:style-name="T10">varchar</text:span><text:span text:style-name="T33">(20),</text:span></text:p>
      <text:p text:style-name="P30"><text:span text:style-name="T33"><text:tab/>Location </text:span><text:span text:style-name="T10">varchar</text:span><text:span text:style-name="T33">(20)</text:span></text:p>
      <text:p text:style-name="P5">);</text:p>
      <text:p text:style-name="P5"/>
      <text:p text:style-name="P5">.......................................</text:p>
      <text:p text:style-name="P5"/>
      <text:p text:style-name="P5">hibernate.cfg.xml:</text:p>
      <text:p text:style-name="P5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PUBLIC</text:span><text:span text:style-name="T33"> <text:s/></text:span></text:p>
      <text:p text:style-name="P30"><text:span text:style-name="T33"><text:s text:c="10"/></text:span><text:span text:style-name="T24">"-//Hibernate/Hibernate Configuration DTD 3.0//EN"</text:span><text:span text:style-name="T33"> <text:s/></text:span></text:p>
      <text:p text:style-name="P30"><text:span text:style-name="T33"><text:s text:c="10"/></text:span><text:span text:style-name="T46">"http://hibernate.sourceforge.net/hibernate-configuration-3.0.dtd"</text:span><text:span text:style-name="T24">&gt;</text:span><text:span text:style-name="T7"> <text:s/></text:span></text:p>
      <text:p text:style-name="P32"><text:s text:c="2"/></text:p>
      <text:p text:style-name="P30"><text:span text:style-name="T24">&lt;</text:span><text:span text:style-name="T30">hibernate-configuration</text:span><text:span text:style-name="T24">&gt;</text:span><text:span text:style-name="T7"> <text:s/></text:span></text:p>
      <text:p text:style-name="P32"><text:s text:c="2"/></text:p>
      <text:p text:style-name="P30"><text:span text:style-name="T7"><text:s text:c="4"/></text:span><text:span text:style-name="T24">&lt;</text:span><text:span text:style-name="T30">session-factor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hbm2ddl.auto"</text:span><text:span text:style-name="T24">&gt;</text:span><text:span text:style-name="T7">upd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ialect"</text:span><text:span text:style-name="T24">&gt;</text:span><text:span text:style-name="T7">org.hibernate.dialect.MySQLDialec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rl"</text:span><text:span text:style-name="T24">&gt;</text:span><text:span text:style-name="T7">jdbc:mysql://</text:span><text:span text:style-name="T10">localhost</text:span><text:span text:style-name="T7">:3306/</text:span><text:span text:style-name="T10">myhibern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sername"</text:span><text:span text:style-name="T24">&gt;</text:span><text:span text:style-name="T7">roo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password"</text:span><text:span text:style-name="T24">&gt;</text:span><text:span text:style-name="T10">dsrc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driver_class"</text:span><text:span text:style-name="T24">&gt;</text:span><text:span text:style-name="T7">com.mysql.jdbc.Driver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5"/></text:span><text:span text:style-name="T24">&lt;</text:span><text:span text:style-name="T30">mapping</text:span><text:span text:style-name="T33"> </text:span><text:span text:style-name="T35">resource</text:span><text:span text:style-name="T7">=</text:span><text:span text:style-name="T38">"Department.hbm.xml"</text:span><text:span text:style-name="T24">/&gt;</text:span><text:span text:style-name="T7"> <text:s text:c="2"/></text:span></text:p>
      <text:p text:style-name="P30"><text:span text:style-name="T7"><text:s text:c="6"/></text:span><text:span text:style-name="T24">&lt;/</text:span><text:span text:style-name="T30">session-factory</text:span><text:span text:style-name="T24">&gt;</text:span><text:span text:style-name="T7"> <text:s/></text:span></text:p>
      <text:p text:style-name="P30"><text:span text:style-name="T24">&lt;/</text:span><text:span text:style-name="T30">hibernate-configuration</text:span><text:span text:style-name="T24">&gt;</text:span></text:p>
      <text:p text:style-name="P5">....................................</text:p>
      <text:p text:style-name="P5"/>
      <text:p text:style-name="P5">department.hbm.xml:</text:p>
      <text:p text:style-name="P5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mapping</text:span><text:span text:style-name="T33"> </text:span><text:span text:style-name="T44">PUBLIC</text:span><text:span text:style-name="T33"> <text:s/></text:span></text:p>
      <text:p text:style-name="P30"><text:soft-page-break/><text:span text:style-name="T33"><text:s/></text:span><text:span text:style-name="T24">"-//Hibernate/Hibernate Mapping DTD 3.0//EN"</text:span><text:span text:style-name="T33"> <text:s/></text:span></text:p>
      <text:p text:style-name="P30"><text:span text:style-name="T33"><text:s/></text:span><text:span text:style-name="T46">"http://hibernate.sourceforge.net/hibernate-mapping-3.0.dtd"</text:span><text:span text:style-name="T24">&gt;</text:span><text:span text:style-name="T7"> <text:s/></text:span></text:p>
      <text:p text:style-name="P32"><text:s text:c="2"/></text:p>
      <text:p text:style-name="P30"><text:span text:style-name="T7"><text:s/></text:span><text:span text:style-name="T24">&lt;</text:span><text:span text:style-name="T30">hibernate-mapping</text:span><text:span text:style-name="T24">&gt;</text:span><text:span text:style-name="T7"> <text:s/></text:span></text:p>
      <text:p text:style-name="P30"><text:span text:style-name="T7"><text:s text:c="2"/></text:span><text:span text:style-name="T24">&lt;</text:span><text:span text:style-name="T30">class</text:span><text:span text:style-name="T33"> </text:span><text:span text:style-name="T35">name</text:span><text:span text:style-name="T7">=</text:span><text:span text:style-name="T38">"com.dsrc.bean.Department"</text:span><text:span text:style-name="T33"> </text:span><text:span text:style-name="T35">table</text:span><text:span text:style-name="T7">=</text:span><text:span text:style-name="T38">"Department"</text:span><text:span text:style-name="T24">&gt;</text:span><text:span text:style-name="T7"> <text:s/></text:span></text:p>
      <text:p text:style-name="P30"><text:span text:style-name="T7"><text:s text:c="4"/></text:span><text:span text:style-name="T24">&lt;</text:span><text:span text:style-name="T30">id</text:span><text:span text:style-name="T33"> </text:span><text:span text:style-name="T35">name</text:span><text:span text:style-name="T7">=</text:span><text:span text:style-name="T38">"deptno"</text:span><text:span text:style-name="T33"> </text:span><text:span text:style-name="T35">type</text:span><text:span text:style-name="T7">=</text:span><text:span text:style-name="T38">"int"</text:span><text:span text:style-name="T33"> </text:span><text:span text:style-name="T35">column</text:span><text:span text:style-name="T7">=</text:span><text:span text:style-name="T38">"DeptNo"</text:span><text:span text:style-name="T24">&gt;</text:span><text:span text:style-name="T7"> <text:s/></text:span></text:p>
      <text:p text:style-name="P30"><text:span text:style-name="T7"><text:s text:c="5"/></text:span><text:span text:style-name="T24">&lt;</text:span><text:span text:style-name="T30">generator</text:span><text:span text:style-name="T33"> </text:span><text:span text:style-name="T35">class</text:span><text:span text:style-name="T7">=</text:span><text:span text:style-name="T38">"assigned"</text:span><text:span text:style-name="T24">&gt;&lt;/</text:span><text:span text:style-name="T30">generator</text:span><text:span text:style-name="T24">&gt;</text:span><text:span text:style-name="T7"> <text:s/></text:span></text:p>
      <text:p text:style-name="P30"><text:span text:style-name="T7"><text:s text:c="4"/></text:span><text:span text:style-name="T24">&lt;/</text:span><text:span text:style-name="T30">id</text:span><text:span text:style-name="T24">&gt;</text:span><text:span text:style-name="T7"> <text:s text:c="13"/></text:span></text:p>
      <text:p text:style-name="P30"><text:span text:style-name="T7"><text:s text:c="4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eptname"</text:span><text:span text:style-name="T33"> </text:span><text:span text:style-name="T35">column</text:span><text:span text:style-name="T7">=</text:span><text:span text:style-name="T38">"DeptName"</text:span><text:span text:style-name="T24">&gt;&lt;/</text:span><text:span text:style-name="T30">property</text:span><text:span text:style-name="T24">&gt;</text:span><text:span text:style-name="T7"> <text:s/></text:span></text:p>
      <text:p text:style-name="P30"><text:span text:style-name="T7"><text:s text:c="4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location"</text:span><text:span text:style-name="T33"> </text:span><text:span text:style-name="T35">column</text:span><text:span text:style-name="T7">=</text:span><text:span text:style-name="T38">"Location"</text:span><text:span text:style-name="T24">&gt;&lt;/</text:span><text:span text:style-name="T30">property</text:span><text:span text:style-name="T24">&gt;</text:span><text:span text:style-name="T7"> <text:s/></text:span></text:p>
      <text:p text:style-name="P30"><text:span text:style-name="T7"><text:s text:c="2"/></text:span><text:span text:style-name="T24">&lt;/</text:span><text:span text:style-name="T30">class</text:span><text:span text:style-name="T24">&gt;</text:span><text:span text:style-name="T7"> <text:s text:c="7"/></text:span></text:p>
      <text:p text:style-name="P5"><text:s/><text:span text:style-name="T23">&lt;/</text:span><text:span text:style-name="T29">hibernate-mapping</text:span><text:span text:style-name="T23">&gt;</text:span></text:p>
      <text:p text:style-name="P44"/>
      <text:p text:style-name="P19"/>
      <text:p text:style-name="P20">3.</text:p>
      <text:p text:style-name="P26"><text:line-break/>Create a hibernate application persist the employee details accepting from the user.</text:p>
      <text:p text:style-name="P35"> </text:p>
      <text:p text:style-name="P34">Task:</text:p>
      <text:p text:style-name="P34">Read EmpoyeeID , Name and City from the user using scanner and save to database.</text:p>
      <text:p text:style-name="P35"> </text:p>
      <text:p text:style-name="P34">The MainMenu Should look like the following</text:p>
      <text:p text:style-name="P34">Task : Create a database named myhibernate in MySQL and run the SQLQuery Attached.<text:span text:style-name="T53">\</text:span></text:p>
      <text:p text:style-name="P34"/>
      <text:p text:style-name="P34"><text:span text:style-name="T33">Create a </text:span><text:span text:style-name="T10">hibernate</text:span><text:span text:style-name="T33"> application persist the employee details accepting from the user.</text:span></text:p>
      <text:p text:style-name="P31"/>
      <text:p text:style-name="P31">Task:</text:p>
      <text:p text:style-name="P31"><text:tab/><text:tab/>Read EmpoyeeID , Name and City from the user using scanner and save to database.</text:p>
      <text:p text:style-name="P31"><text:tab/><text:tab/></text:p>
      <text:p text:style-name="P31">The MainMenu Should look like the following</text:p>
      <text:p text:style-name="P31"/>
      <text:p text:style-name="P31">EMPLOYEE MGMT</text:p>
      <text:p text:style-name="P31">-------------</text:p>
      <text:p text:style-name="P31">1. Enter Data</text:p>
      <text:p text:style-name="P31">2. Exit</text:p>
      <text:p text:style-name="P31">Enter your choice(1/2):</text:p>
      <text:p text:style-name="P31"/>
      <text:p text:style-name="P31">If 1 is entered </text:p>
      <text:p text:style-name="P31"/>
      <text:p text:style-name="P31">Enter EmpNo: 101</text:p>
      <text:p text:style-name="P30"><text:span text:style-name="T33">Enter Name : </text:span><text:span text:style-name="T10">Aneesh</text:span></text:p>
      <text:p text:style-name="P30"><text:span text:style-name="T33">Enter City :</text:span><text:span text:style-name="T10">Kollam</text:span></text:p>
      <text:p text:style-name="P31"/>
      <text:p text:style-name="P31">..Data Saved ...</text:p>
      <text:p text:style-name="P31">Enter your choice(1/2):</text:p>
      <text:p text:style-name="P31"/>
      <text:p text:style-name="P30"><text:span text:style-name="T33">if 2 end the </text:span><text:span text:style-name="T10">appication</text:span><text:span text:style-name="T33">.<text:tab/><text:tab/></text:span></text:p>
      <text:p text:style-name="P31"/>
      <text:p text:style-name="P30"><text:span text:style-name="T33">Task : Create a database named </text:span><text:span text:style-name="T10">myhibernate</text:span><text:span text:style-name="T33"> in MySQL and run the SQLQuery Attached.</text:span></text:p>
      <text:p text:style-name="P31"/>
      <text:p text:style-name="P31">Tasks:</text:p>
      <text:p text:style-name="P31">1.Create a bean class Named Employee inside com.dsrc.bean package</text:p>
      <text:p text:style-name="P31">2.Create these private variables</text:p>
      <text:p text:style-name="P31"/>
      <text:p text:style-name="P30"><text:soft-page-break/><text:span text:style-name="T33"><text:tab/><text:tab/></text:span><text:span text:style-name="T10">int</text:span><text:span text:style-name="T33"> </text:span><text:span text:style-name="T10">empno</text:span><text:span text:style-name="T33"> , string name , string city.</text:span></text:p>
      <text:p text:style-name="P31"><text:tab/><text:tab/></text:p>
      <text:p text:style-name="P31">3. Create the getters and setters.</text:p>
      <text:p text:style-name="P30"><text:span text:style-name="T33">4. Create the </text:span><text:span text:style-name="T10">hibernate</text:span><text:span text:style-name="T33"> configuration file in </text:span><text:span text:style-name="T10">src</text:span><text:span text:style-name="T33"> named hibernate.cfg.xml</text:span></text:p>
      <text:p text:style-name="P31"/>
      <text:p text:style-name="P31">sample Configuration</text:p>
      <text:p text:style-name="P31">-----------------</text:p>
      <text:p text:style-name="P30"><text:span text:style-name="T33">&lt;?</text:span><text:span text:style-name="T10">xml</text:span><text:span text:style-name="T33"> version="1.0" encoding="UTF-8"?&gt;</text:span></text:p>
      <text:p text:style-name="P30"><text:span text:style-name="T33">&lt;!DOCTYPE </text:span><text:span text:style-name="T10">hibernate</text:span><text:span text:style-name="T33">-configuration PUBLIC <text:s/></text:span></text:p>
      <text:p text:style-name="P30"><text:span text:style-name="T33"><text:s text:c="10"/>"-//</text:span><text:span text:style-name="T10">Hibernate</text:span><text:span text:style-name="T33">/</text:span><text:span text:style-name="T10">Hibernate</text:span><text:span text:style-name="T33"> Configuration DTD 3.0//EN" <text:s/></text:span></text:p>
      <text:p text:style-name="P31"><text:s text:c="10"/>"http://hibernate.sourceforge.net/hibernate-configuration-3.0.dtd"&gt; <text:s/></text:p>
      <text:p text:style-name="P31"><text:s text:c="2"/></text:p>
      <text:p text:style-name="P31">&lt;hibernate-configuration&gt; <text:s/></text:p>
      <text:p text:style-name="P31"><text:s text:c="2"/></text:p>
      <text:p text:style-name="P31"><text:s text:c="4"/>&lt;session-factory&gt; <text:s/></text:p>
      <text:p text:style-name="P31"><text:s text:c="8"/>&lt;property name="hbm2ddl.auto"&gt;update&lt;/property&gt; <text:s/></text:p>
      <text:p text:style-name="P31"><text:s text:c="8"/>&lt;property name="dialect"&gt;org.hibernate.dialect.MySQLDialect&lt;/property&gt; <text:s/></text:p>
      <text:p text:style-name="P30"><text:span text:style-name="T33"><text:s text:c="8"/>&lt;property name="connection.url"&gt;jdbc:mysql://</text:span><text:span text:style-name="T10">localhost</text:span><text:span text:style-name="T33">:3306/</text:span><text:span text:style-name="T10">nivi</text:span><text:span text:style-name="T33">&lt;/property&gt; <text:s/></text:span></text:p>
      <text:p text:style-name="P31"><text:s text:c="8"/>&lt;property name="connection.username"&gt;root&lt;/property&gt; <text:s/></text:p>
      <text:p text:style-name="P30"><text:span text:style-name="T33"><text:s text:c="8"/>&lt;property name="connection.password"&gt;</text:span><text:span text:style-name="T10">dsrc</text:span><text:span text:style-name="T33">&lt;/property&gt; <text:s/></text:span></text:p>
      <text:p text:style-name="P31"><text:s text:c="8"/>&lt;property name="connection.driver_class"&gt;com.mysql.jdbc.Driver&lt;/property&gt; <text:s/></text:p>
      <text:p text:style-name="P31"><text:s text:c="5"/>&lt;mapping resource="employee.hbm.xml"/&gt; <text:s text:c="2"/></text:p>
      <text:p text:style-name="P31"><text:s text:c="6"/>&lt;/session-factory&gt; <text:s/></text:p>
      <text:p text:style-name="P31"><text:s text:c="2"/></text:p>
      <text:p text:style-name="P31">&lt;/hibernate-configuration&gt; <text:s/></text:p>
      <text:p text:style-name="P31"/>
      <text:p text:style-name="P30"><text:span text:style-name="T33">5. Create </text:span><text:span text:style-name="T10">hibernate</text:span><text:span text:style-name="T33"> mapping file in </text:span><text:span text:style-name="T10">src</text:span><text:span text:style-name="T33"> named employee.hbm.xml</text:span></text:p>
      <text:p text:style-name="P31"/>
      <text:p text:style-name="P31">Sample Mapping</text:p>
      <text:p text:style-name="P31">------------------</text:p>
      <text:p text:style-name="P30"><text:span text:style-name="T33">&lt;?</text:span><text:span text:style-name="T10">xml</text:span><text:span text:style-name="T33"> version="1.0" encoding="UTF-8"?&gt;</text:span></text:p>
      <text:p text:style-name="P30"><text:span text:style-name="T33">&lt;!DOCTYPE </text:span><text:span text:style-name="T10">hibernate</text:span><text:span text:style-name="T33">-mapping PUBLIC <text:s/></text:span></text:p>
      <text:p text:style-name="P30"><text:span text:style-name="T33"><text:s/>"-//</text:span><text:span text:style-name="T10">Hibernate</text:span><text:span text:style-name="T33">/</text:span><text:span text:style-name="T10">Hibernate</text:span><text:span text:style-name="T33"> Mapping DTD 3.0//EN" <text:s/></text:span></text:p>
      <text:p text:style-name="P31"><text:s/>"http://hibernate.sourceforge.net/hibernate-mapping-3.0.dtd"&gt; <text:s/></text:p>
      <text:p text:style-name="P31"><text:s text:c="2"/></text:p>
      <text:p text:style-name="P31"><text:s/>&lt;hibernate-mapping&gt; <text:s/></text:p>
      <text:p text:style-name="P31"><text:s text:c="2"/>&lt;class name="com.dsrc.model.Employee" table="Employee"&gt; <text:s/></text:p>
      <text:p text:style-name="P30"><text:span text:style-name="T33"><text:s text:c="4"/>&lt;id name="</text:span><text:span text:style-name="T10">empid</text:span><text:span text:style-name="T33">"&gt; <text:s/></text:span></text:p>
      <text:p text:style-name="P31"><text:s text:c="5"/>&lt;generator class="assigned"&gt;&lt;/generator&gt; <text:s/></text:p>
      <text:p text:style-name="P31"><text:s text:c="4"/>&lt;/id&gt; <text:s text:c="13"/></text:p>
      <text:p text:style-name="P30"><text:span text:style-name="T33"><text:s text:c="4"/>&lt;property name="</text:span><text:span text:style-name="T10">firstname</text:span><text:span text:style-name="T33">"&gt;&lt;/property&gt; <text:s/></text:span></text:p>
      <text:p text:style-name="P30"><text:span text:style-name="T33"><text:s text:c="4"/>&lt;property name="</text:span><text:span text:style-name="T10">lastname</text:span><text:span text:style-name="T33">"&gt;&lt;/property&gt; <text:s/></text:span></text:p>
      <text:p text:style-name="P31"><text:s text:c="2"/>&lt;/class&gt; <text:s text:c="7"/></text:p>
      <text:p text:style-name="P31"><text:s/>&lt;/hibernate-mapping&gt; <text:s/></text:p>
      <text:p text:style-name="P31"/>
      <text:p text:style-name="P31">6. Add the required jar files.</text:p>
      <text:p text:style-name="P31">7. Add the following code implementations in MyMain class main method.</text:p>
      <text:p text:style-name="P31"><text:tab/> a) Load the Configuration File using Configuration class.</text:p>
      <text:p text:style-name="P31"><text:tab/> b) Create a session and transaction.</text:p>
      <text:p text:style-name="P31"><text:tab/> c) Begin the transaction</text:p>
      <text:p text:style-name="P31"><text:tab/> d) Read the values from user and assign to bean object.</text:p>
      <text:p text:style-name="P31"><text:tab/> e) Call the methods to save the value.</text:p>
      <text:p text:style-name="P31"><text:tab/> f) Close all the objects</text:p>
      <text:p text:style-name="P31"><text:tab/> g)System.out.println("Done...") as last line.. run the application</text:p>
      <text:p text:style-name="P31"><text:tab/> f) Verify the data in the database MySQL.</text:p>
      <text:p text:style-name="P31"><text:tab/> <text:s/></text:p>
      <text:p text:style-name="P31"><text:tab/><text:tab/></text:p>
      <text:p text:style-name="P36"><text:tab/></text:p>
      <text:p text:style-name="P20"><text:soft-page-break/></text:p>
      <text:p text:style-name="P6"/>
      <text:p text:style-name="P7">MyMain.java:</text:p>
      <text:p text:style-name="P7"/>
      <text:p text:style-name="P7"><text:span text:style-name="T4">package</text:span> com.dsrc;</text:p>
      <text:p text:style-name="P30"><text:span text:style-name="T1">import</text:span><text:span text:style-name="T7"> java.util.Scanner;</text:span></text:p>
      <text:p text:style-name="P31"/>
      <text:p text:style-name="P30"><text:span text:style-name="T1">import</text:span><text:span text:style-name="T7"> </text:span><text:span text:style-name="T10">org.hibernate.Session</text:span><text:span text:style-name="T7">;</text:span></text:p>
      <text:p text:style-name="P30"><text:span text:style-name="T1">import</text:span><text:span text:style-name="T7"> </text:span><text:span text:style-name="T10">org.hibernate.SessionFactory</text:span><text:span text:style-name="T7">;</text:span></text:p>
      <text:p text:style-name="P30"><text:span text:style-name="T1">import</text:span><text:span text:style-name="T7"> </text:span><text:span text:style-name="T10">org.hibernate.Transaction</text:span><text:span text:style-name="T7">;</text:span></text:p>
      <text:p text:style-name="P30"><text:span text:style-name="T1">import</text:span><text:span text:style-name="T7"> </text:span><text:span text:style-name="T10">org.hibernate.cfg.Configuration</text:span><text:span text:style-name="T7">;</text:span></text:p>
      <text:p text:style-name="P31"/>
      <text:p text:style-name="P30"><text:span text:style-name="T1">import</text:span><text:span text:style-name="T7"> com.dsrc.bean.Employee;</text:span></text:p>
      <text:p text:style-name="P30"><text:span text:style-name="T1">import</text:span><text:span text:style-name="T7"> com.dsrc.util.UserCode;</text:span></text:p>
      <text:p text:style-name="P31"/>
      <text:p text:style-name="P30"><text:span text:style-name="T1">public</text:span><text:span text:style-name="T7"> </text:span><text:span text:style-name="T1">class</text:span><text:span text:style-name="T7"> MyMain {</text:span></text:p>
      <text:p text:style-name="P31"/>
      <text:p text:style-name="P31"/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 {</text:span></text:p>
      <text:p text:style-name="P30"><text:span text:style-name="T7"><text:tab/><text:tab/>Scanner </text:span><text:span text:style-name="T22">sc</text:span><text:span text:style-name="T7">=</text:span><text:span text:style-name="T1">new</text:span><text:span text:style-name="T7"> Scanner(System.</text:span><text:span text:style-name="T16">in</text:span><text:span text:style-name="T7">);</text:span></text:p>
      <text:p text:style-name="P30"><text:span text:style-name="T7"><text:tab/><text:tab/>System.</text:span><text:span text:style-name="T16">out</text:span><text:span text:style-name="T7">.println(</text:span><text:span text:style-name="T40">"1. Enter Data"</text:span><text:span text:style-name="T7">);</text:span></text:p>
      <text:p text:style-name="P30"><text:span text:style-name="T7"><text:tab/><text:tab/>System.</text:span><text:span text:style-name="T16">out</text:span><text:span text:style-name="T7">.println(</text:span><text:span text:style-name="T40">"2. Exit"</text:span><text:span text:style-name="T7">);</text:span></text:p>
      <text:p text:style-name="P32"><text:tab/><text:tab/></text:p>
      <text:p text:style-name="P30"><text:span text:style-name="T7"><text:tab/><text:tab/>System.</text:span><text:span text:style-name="T16">out</text:span><text:span text:style-name="T7">.println(</text:span><text:span text:style-name="T40">"enter your choice(1/2)"</text:span><text:span text:style-name="T7">);</text:span></text:p>
      <text:p text:style-name="P32"><text:tab/><text:tab/></text:p>
      <text:p text:style-name="P30"><text:span text:style-name="T7"><text:tab/><text:tab/></text:span><text:span text:style-name="T1">int</text:span><text:span text:style-name="T7"> </text:span><text:span text:style-name="T19">choice</text:span><text:span text:style-name="T7">=</text:span><text:span text:style-name="T19">sc</text:span><text:span text:style-name="T7">.nextInt();</text:span></text:p>
      <text:p text:style-name="P30"><text:span text:style-name="T7"><text:tab/><text:tab/></text:span><text:span text:style-name="T1">switch</text:span><text:span text:style-name="T7">(</text:span><text:span text:style-name="T19">choice</text:span><text:span text:style-name="T7">)</text:span></text:p>
      <text:p text:style-name="P32"><text:tab/><text:tab/>{</text:p>
      <text:p text:style-name="P30"><text:span text:style-name="T7"><text:tab/><text:tab/></text:span><text:span text:style-name="T1">case</text:span><text:span text:style-name="T7"> 1:</text:span></text:p>
      <text:p text:style-name="P32"><text:tab/><text:tab/><text:tab/></text:p>
      <text:p text:style-name="P30"><text:span text:style-name="T7"><text:tab/><text:tab/><text:tab/></text:span><text:span text:style-name="T1">int</text:span><text:span text:style-name="T7"> </text:span><text:span text:style-name="T19">empno</text:span><text:span text:style-name="T7">=</text:span><text:span text:style-name="T19">sc</text:span><text:span text:style-name="T7">.nextInt();</text:span></text:p>
      <text:p text:style-name="P30"><text:span text:style-name="T7"><text:tab/><text:tab/><text:tab/>String </text:span><text:span text:style-name="T19">name</text:span><text:span text:style-name="T7">=</text:span><text:span text:style-name="T19">sc</text:span><text:span text:style-name="T7">.next();</text:span></text:p>
      <text:p text:style-name="P30"><text:span text:style-name="T7"><text:tab/><text:tab/><text:tab/>String </text:span><text:span text:style-name="T19">city</text:span><text:span text:style-name="T7">=</text:span><text:span text:style-name="T19">sc</text:span><text:span text:style-name="T7">.next();</text:span></text:p>
      <text:p text:style-name="P30"><text:span text:style-name="T7"><text:tab/><text:tab/><text:tab/>Employee </text:span><text:span text:style-name="T19">e</text:span><text:span text:style-name="T7">= </text:span><text:span text:style-name="T1">new</text:span><text:span text:style-name="T7"> Employee(</text:span><text:span text:style-name="T19">empno</text:span><text:span text:style-name="T7">, </text:span><text:span text:style-name="T19">name</text:span><text:span text:style-name="T7">,</text:span><text:span text:style-name="T19">city</text:span><text:span text:style-name="T7">);</text:span></text:p>
      <text:p text:style-name="P30"><text:span text:style-name="T7"><text:tab/><text:tab/><text:tab/>UserCode </text:span><text:span text:style-name="T18">uc</text:span><text:span text:style-name="T7">= </text:span><text:span text:style-name="T1">new</text:span><text:span text:style-name="T7"> UserCode();</text:span></text:p>
      <text:p text:style-name="P30"><text:span text:style-name="T7"><text:tab/><text:tab/><text:tab/></text:span><text:span text:style-name="T1">boolean</text:span><text:span text:style-name="T7"> </text:span><text:span text:style-name="T22">b</text:span><text:span text:style-name="T7">=</text:span><text:span text:style-name="T21">uc</text:span><text:span text:style-name="T7">.saveEmployee(</text:span><text:span text:style-name="T19">e</text:span><text:span text:style-name="T7">);</text:span></text:p>
      <text:p text:style-name="P32"><text:tab/><text:tab/><text:tab/></text:p>
      <text:p text:style-name="P30"><text:span text:style-name="T7"><text:tab/><text:tab/><text:tab/></text:span><text:span text:style-name="T1">break</text:span><text:span text:style-name="T7">;</text:span></text:p>
      <text:p text:style-name="P32"><text:tab/><text:tab/><text:tab/></text:p>
      <text:p text:style-name="P30"><text:span text:style-name="T7"><text:tab/><text:tab/></text:span><text:span text:style-name="T1">case</text:span><text:span text:style-name="T7"> 2:</text:span></text:p>
      <text:p text:style-name="P30"><text:span text:style-name="T7"><text:tab/><text:tab/><text:tab/>System.</text:span><text:span text:style-name="T11">exit</text:span><text:span text:style-name="T7">(0);</text:span></text:p>
      <text:p text:style-name="P30"><text:span text:style-name="T7"><text:tab/><text:tab/><text:tab/></text:span><text:span text:style-name="T1">break</text:span><text:span text:style-name="T7">;</text:span></text:p>
      <text:p text:style-name="P32"><text:tab/><text:tab/>}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aveEmployee(Employee </text:span><text:span text:style-name="T19">eb</text:span><text:span text:style-name="T7">) {</text:span></text:p>
      <text:p text:style-name="P30"><text:span text:style-name="T7"><text:tab/><text:tab/></text:span><text:span text:style-name="T46">// </text:span><text:span text:style-name="T50">TODO</text:span><text:span text:style-name="T46"> Auto-generated method stub</text:span></text:p>
      <text:p text:style-name="P32"><text:tab/><text:tab/></text:p>
      <text:p text:style-name="P32"><text:tab/></text:p>
      <text:p text:style-name="P32"><text:tab/><text:tab/></text:p>
      <text:p text:style-name="P32"><text:tab/>}</text:p>
      <text:p text:style-name="P31"/>
      <text:p text:style-name="P7">}</text:p>
      <text:p text:style-name="P7">.....................................</text:p>
      <text:p text:style-name="P7">UserCode.java:</text:p>
      <text:p text:style-name="P7"/>
      <text:p text:style-name="P7"><text:span text:style-name="T4">package</text:span> com.dsrc.util;</text:p>
      <text:p text:style-name="P31"/>
      <text:p text:style-name="P30"><text:soft-page-break/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Configuration;</text:span></text:p>
      <text:p text:style-name="P31"/>
      <text:p text:style-name="P30"><text:span text:style-name="T1">import</text:span><text:span text:style-name="T7"> com.dsrc.bean.Employee;</text:span></text:p>
      <text:p text:style-name="P31"/>
      <text:p text:style-name="P30"><text:span text:style-name="T1">public</text:span><text:span text:style-name="T7"> </text:span><text:span text:style-name="T1">class</text:span><text:span text:style-name="T7"> UserCode {</text:span></text:p>
      <text:p text:style-name="P32"><text:tab/></text:p>
      <text:p text:style-name="P30"><text:span text:style-name="T7"><text:tab/></text:span><text:span text:style-name="T1">public</text:span><text:span text:style-name="T7"> </text:span><text:span text:style-name="T1">boolean</text:span><text:span text:style-name="T7"> saveEmployee(Employee </text:span><text:span text:style-name="T19">bean</text:span><text:span text:style-name="T7">)</text:span></text:p>
      <text:p text:style-name="P32"><text:tab/>{</text:p>
      <text:p text:style-name="P32"><text:tab/><text:tab/></text:p>
      <text:p text:style-name="P30"><text:span text:style-name="T7"><text:tab/><text:tab/>SessionFactory </text:span><text:span text:style-name="T19">sx</text:span><text:span text:style-name="T7">= </text:span><text:span text:style-name="T1">new</text:span><text:span text:style-name="T7"> Configuration().configure().buildSessionFactory();</text:span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save(</text:span><text:span text:style-name="T19">bean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2"><text:tab/><text:tab/></text:p>
      <text:p text:style-name="P30"><text:span text:style-name="T7"><text:tab/><text:tab/>System.</text:span><text:span text:style-name="T16">out</text:span><text:span text:style-name="T7">.println(</text:span><text:span text:style-name="T40">"Data Saved.."</text:span><text:span text:style-name="T7">);</text:span></text:p>
      <text:p text:style-name="P30"><text:span text:style-name="T7"><text:tab/><text:tab/></text:span><text:span text:style-name="T46">//Logic to save department</text:span></text:p>
      <text:p text:style-name="P32"><text:tab/></text:p>
      <text:p text:style-name="P30"><text:span text:style-name="T7"><text:tab/><text:tab/></text:span><text:span text:style-name="T1">return</text:span><text:span text:style-name="T7"> </text:span><text:span text:style-name="T1">true</text:span><text:span text:style-name="T7">;</text:span></text:p>
      <text:p text:style-name="P32"><text:tab/>}</text:p>
      <text:p text:style-name="P31"/>
      <text:p text:style-name="P32">}</text:p>
      <text:p text:style-name="P7"/>
      <text:p text:style-name="P7"/>
      <text:p text:style-name="P7">.....................................</text:p>
      <text:p text:style-name="P7"/>
      <text:p text:style-name="P7">Employee.java:</text:p>
      <text:p text:style-name="P7"/>
      <text:p text:style-name="P7"><text:span text:style-name="T4">package</text:span> com.dsrc.bean;</text:p>
      <text:p text:style-name="P31"/>
      <text:p text:style-name="P30"><text:span text:style-name="T1">public</text:span><text:span text:style-name="T7"> </text:span><text:span text:style-name="T1">class</text:span><text:span text:style-name="T7"> Employee {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empno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name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city</text:span><text:span text:style-name="T7">;</text:span></text:p>
      <text:p text:style-name="P32"><text:tab/></text:p>
      <text:p text:style-name="P30"><text:span text:style-name="T7"><text:tab/></text:span><text:span text:style-name="T1">public</text:span><text:span text:style-name="T7"> Employee(){</text:span></text:p>
      <text:p text:style-name="P32"><text:tab/><text:tab/></text:p>
      <text:p text:style-name="P32"><text:tab/>}</text:p>
      <text:p text:style-name="P30"><text:span text:style-name="T7"><text:tab/></text:span><text:span text:style-name="T1">public</text:span><text:span text:style-name="T7"> Employee(</text:span><text:span text:style-name="T1">int</text:span><text:span text:style-name="T7"> </text:span><text:span text:style-name="T19">empno</text:span><text:span text:style-name="T7"> , String </text:span><text:span text:style-name="T19">name</text:span><text:span text:style-name="T7"> , String </text:span><text:span text:style-name="T19">city</text:span><text:span text:style-name="T7">)</text:span></text:p>
      <text:p text:style-name="P32"><text:tab/>{</text:p>
      <text:p text:style-name="P30"><text:span text:style-name="T7"><text:tab/><text:tab/> </text:span><text:span text:style-name="T1">this</text:span><text:span text:style-name="T7">.</text:span><text:span text:style-name="T13">empno</text:span><text:span text:style-name="T7">=</text:span><text:span text:style-name="T19">empno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name</text:span><text:span text:style-name="T7">=</text:span><text:span text:style-name="T19">name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city</text:span><text:span text:style-name="T7">=</text:span><text:span text:style-name="T19">city</text:span><text:span text:style-name="T7">;</text:span></text:p>
      <text:p text:style-name="P32"><text:tab/><text:tab/> 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int</text:span><text:span text:style-name="T7"> getEmpno() {</text:span></text:p>
      <text:p text:style-name="P30"><text:span text:style-name="T7"><text:tab/><text:tab/></text:span><text:span text:style-name="T1">return</text:span><text:span text:style-name="T7"> </text:span><text:span text:style-name="T13">empno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Empno(</text:span><text:span text:style-name="T1">int</text:span><text:span text:style-name="T7"> </text:span><text:span text:style-name="T19">empno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empno</text:span><text:span text:style-name="T7"> = </text:span><text:span text:style-name="T19">empno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Name() {</text:span></text:p>
      <text:p text:style-name="P30"><text:span text:style-name="T7"><text:tab/><text:tab/></text:span><text:span text:style-name="T1">return</text:span><text:span text:style-name="T7"> </text:span><text:span text:style-name="T13">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Name(String </text:span><text:span text:style-name="T19">name</text:span><text:span text:style-name="T7">) {</text:span></text:p>
      <text:p text:style-name="P30"><text:soft-page-break/><text:span text:style-name="T7"><text:tab/><text:tab/></text:span><text:span text:style-name="T1">this</text:span><text:span text:style-name="T7">.</text:span><text:span text:style-name="T13">name</text:span><text:span text:style-name="T7"> = </text:span><text:span text:style-name="T19">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City() {</text:span></text:p>
      <text:p text:style-name="P30"><text:span text:style-name="T7"><text:tab/><text:tab/></text:span><text:span text:style-name="T1">return</text:span><text:span text:style-name="T7"> </text:span><text:span text:style-name="T13">city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City(String </text:span><text:span text:style-name="T19">city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city</text:span><text:span text:style-name="T7"> = </text:span><text:span text:style-name="T19">city</text:span><text:span text:style-name="T7">;</text:span></text:p>
      <text:p text:style-name="P32"><text:tab/>}</text:p>
      <text:p text:style-name="P32"><text:tab/></text:p>
      <text:p text:style-name="P32">}</text:p>
      <text:p text:style-name="P7"/>
      <text:p text:style-name="P7">...............................</text:p>
      <text:p text:style-name="P7">employee.hbm.xml:</text:p>
      <text:p text:style-name="P7"/>
      <text:p text:style-name="P7"><text:span text:style-name="T23">&lt;?</text:span><text:span text:style-name="T29">xml</text:span> <text:span text:style-name="T34">version</text:span> = <text:span text:style-name="T42">"1.0"</text:span> <text:span text:style-name="T34">encoding</text:span> = 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mapping</text:span><text:span text:style-name="T33"> </text:span><text:span text:style-name="T44">PUBLIC</text:span><text:span text:style-name="T33"> </text:span></text:p>
      <text:p text:style-name="P33">"-//Hibernate/Hibernate Mapping DTD//EN"</text:p>
      <text:p text:style-name="P30"><text:span text:style-name="T46">"http://www.hibernate.org/dtd/hibernate-mapping-3.0.dtd"</text:span><text:span text:style-name="T24">&gt;</text:span><text:span text:style-name="T7"> </text:span></text:p>
      <text:p text:style-name="P31"/>
      <text:p text:style-name="P30"><text:span text:style-name="T24">&lt;</text:span><text:span text:style-name="T30">hibernate-mapping</text:span><text:span text:style-name="T24">&gt;</text:span></text:p>
      <text:p text:style-name="P30"><text:span text:style-name="T7"><text:s text:c="3"/></text:span><text:span text:style-name="T24">&lt;</text:span><text:span text:style-name="T30">class</text:span><text:span text:style-name="T33"> </text:span><text:span text:style-name="T35">name</text:span><text:span text:style-name="T33"> </text:span><text:span text:style-name="T7">=</text:span><text:span text:style-name="T33"> </text:span><text:span text:style-name="T38">"com.dsrc.bean.Employee"</text:span><text:span text:style-name="T33"> </text:span><text:span text:style-name="T35">table</text:span><text:span text:style-name="T33"> </text:span><text:span text:style-name="T7">=</text:span><text:span text:style-name="T33"> </text:span><text:span text:style-name="T38">"Employee"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meta</text:span><text:span text:style-name="T33"> </text:span><text:span text:style-name="T35">attribute</text:span><text:span text:style-name="T33"> </text:span><text:span text:style-name="T7">=</text:span><text:span text:style-name="T33"> </text:span><text:span text:style-name="T38">"class-description"</text:span><text:span text:style-name="T24">&gt;</text:span></text:p>
      <text:p text:style-name="P32"><text:s text:c="9"/>This class contains the employee detail. </text:p>
      <text:p text:style-name="P30"><text:span text:style-name="T7"><text:s text:c="6"/></text:span><text:span text:style-name="T24">&lt;/</text:span><text:span text:style-name="T30">meta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id</text:span><text:span text:style-name="T33"> </text:span><text:span text:style-name="T35">name</text:span><text:span text:style-name="T33"> </text:span><text:span text:style-name="T7">=</text:span><text:span text:style-name="T33"> </text:span><text:span text:style-name="T38">"empno"</text:span><text:span text:style-name="T33"> </text:span><text:span text:style-name="T35">type</text:span><text:span text:style-name="T33"> </text:span><text:span text:style-name="T7">=</text:span><text:span text:style-name="T33"> </text:span><text:span text:style-name="T38">"int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EmpNO"</text:span><text:span text:style-name="T24">&gt;</text:span></text:p>
      <text:p text:style-name="P30"><text:span text:style-name="T7"><text:s text:c="9"/></text:span><text:span text:style-name="T24">&lt;</text:span><text:span text:style-name="T30">generator</text:span><text:span text:style-name="T33"> </text:span><text:span text:style-name="T35">class</text:span><text:span text:style-name="T7">=</text:span><text:span text:style-name="T38">"assigned"</text:span><text:span text:style-name="T24">/&gt;</text:span></text:p>
      <text:p text:style-name="P30"><text:span text:style-name="T7"><text:s text:c="6"/></text:span><text:span text:style-name="T24">&lt;/</text:span><text:span text:style-name="T30">id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name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Name"</text:span><text:span text:style-name="T33"> </text:span><text:span text:style-name="T35">type</text:span><text:span text:style-name="T33"> </text:span><text:span text:style-name="T7">=</text:span><text:span text:style-name="T33"> </text:span><text:span text:style-name="T38">"string"</text:span><text:span text:style-name="T24">/&gt;</text:span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city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City"</text:span><text:span text:style-name="T33"> </text:span><text:span text:style-name="T35">type</text:span><text:span text:style-name="T33"> </text:span><text:span text:style-name="T7">=</text:span><text:span text:style-name="T33"> </text:span><text:span text:style-name="T38">"string"</text:span><text:span text:style-name="T24">/&gt;</text:span></text:p>
      <text:p text:style-name="P32"><text:s text:c="6"/></text:p>
      <text:p text:style-name="P30"><text:span text:style-name="T7"><text:s text:c="3"/></text:span><text:span text:style-name="T24">&lt;/</text:span><text:span text:style-name="T30">class</text:span><text:span text:style-name="T24">&gt;</text:span></text:p>
      <text:p text:style-name="P7"><text:span text:style-name="T23">&lt;/</text:span><text:span text:style-name="T29">hibernate-mapping</text:span><text:span text:style-name="T23">&gt;</text:span></text:p>
      <text:p text:style-name="P21"/>
      <text:p text:style-name="P21">.......................</text:p>
      <text:p text:style-name="P7">hibernate.cfg.xml</text:p>
      <text:p text:style-name="P7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PUBLIC</text:span><text:span text:style-name="T33"> <text:s/></text:span></text:p>
      <text:p text:style-name="P30"><text:span text:style-name="T33"><text:s text:c="10"/></text:span><text:span text:style-name="T24">"-//Hibernate/Hibernate Configuration DTD 3.0//EN"</text:span><text:span text:style-name="T33"> <text:s/></text:span></text:p>
      <text:p text:style-name="P30"><text:span text:style-name="T33"><text:s text:c="10"/></text:span><text:span text:style-name="T46">"http://hibernate.sourceforge.net/hibernate-configuration-3.0.dtd"</text:span><text:span text:style-name="T24">&gt;</text:span><text:span text:style-name="T7"> <text:s/></text:span></text:p>
      <text:p text:style-name="P32"><text:s text:c="2"/></text:p>
      <text:p text:style-name="P30"><text:span text:style-name="T24">&lt;</text:span><text:span text:style-name="T30">hibernate-configuration</text:span><text:span text:style-name="T24">&gt;</text:span><text:span text:style-name="T7"> <text:s/></text:span></text:p>
      <text:p text:style-name="P32"><text:s text:c="2"/></text:p>
      <text:p text:style-name="P30"><text:span text:style-name="T7"><text:s text:c="4"/></text:span><text:span text:style-name="T24">&lt;</text:span><text:span text:style-name="T30">session-factor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hbm2ddl.auto"</text:span><text:span text:style-name="T24">&gt;</text:span><text:span text:style-name="T7">upd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ialect"</text:span><text:span text:style-name="T24">&gt;</text:span><text:span text:style-name="T7">org.hibernate.dialect.MySQLDialec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7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rl"</text:span><text:span text:style-name="T24">&gt;</text:span><text:span text:style-name="T7">jdbc:mysql://</text:span><text:span text:style-name="T10">localhost</text:span><text:span text:style-name="T7">:3306/</text:span><text:span text:style-name="T10">myhibernate</text:span><text:span text:style-name="T24">&lt;/</text:span><text:span text:style-name="T30">property</text:span><text:span text:style-name="T24">&gt;</text:span><text:span text:style-name="T7"> <text:s text:c="3"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sername"</text:span><text:span text:style-name="T24">&gt;</text:span><text:span text:style-name="T7">roo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password"</text:span><text:span text:style-name="T24">&gt;</text:span><text:span text:style-name="T10">dsrc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driver_class"</text:span><text:span text:style-name="T24">&gt;</text:span><text:span text:style-name="T7">com.mysql.jdbc.Driver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5"/><text:tab/></text:span><text:span text:style-name="T24">&lt;</text:span><text:span text:style-name="T30">mapping</text:span><text:span text:style-name="T33"> </text:span><text:span text:style-name="T35">resource</text:span><text:span text:style-name="T7">=</text:span><text:span text:style-name="T38">"employee.hbm.xml"</text:span><text:span text:style-name="T24">&gt;&lt;/</text:span><text:span text:style-name="T30">mapping</text:span><text:span text:style-name="T24">&gt;</text:span><text:span text:style-name="T7"> <text:s text:c="2"/></text:span></text:p>
      <text:p text:style-name="P30"><text:span text:style-name="T7"><text:s text:c="6"/></text:span><text:span text:style-name="T24">&lt;/</text:span><text:span text:style-name="T30">session-factory</text:span><text:span text:style-name="T24">&gt;</text:span><text:span text:style-name="T7"> <text:s/></text:span></text:p>
      <text:p text:style-name="P7"><text:span text:style-name="T23">&lt;/</text:span><text:span text:style-name="T29">hibernate-configuration</text:span><text:span text:style-name="T23">&gt;</text:span></text:p>
      <text:p text:style-name="P45">..............</text:p>
      <text:p text:style-name="P21"/>
      <text:p text:style-name="P7"><text:soft-page-break/></text:p>
      <text:p text:style-name="P8">4.</text:p>
      <text:p text:style-name="P27">Create a hibernate application persist the department details accepting from the user.</text:p>
      <text:p text:style-name="P35"> </text:p>
      <text:p text:style-name="P34">Task:</text:p>
      <text:p text:style-name="P34">Read DeptNo , Name and Location from the user using scanner and save to database.</text:p>
      <text:p text:style-name="P35"> </text:p>
      <text:p text:style-name="P34">The MainMenu Should look like the following</text:p>
      <text:p text:style-name="P34">Task : Create a database named myhibernate in MySQL and run the SQLQuery Attached.</text:p>
      <text:p text:style-name="P8"/>
      <text:p text:style-name="P8"/>
      <text:p text:style-name="P8">Qn:</text:p>
      <text:p text:style-name="P8">Create a <text:span text:style-name="T52">hibernate</text:span> application persist the department details accepting from the user.</text:p>
      <text:p text:style-name="P31"/>
      <text:p text:style-name="P31">Task:</text:p>
      <text:p text:style-name="P31"><text:tab/><text:tab/>Read DeptNo , Name and Location from the user using scanner and save to database.</text:p>
      <text:p text:style-name="P31"><text:tab/><text:tab/></text:p>
      <text:p text:style-name="P31">The MainMenu Should look like the following</text:p>
      <text:p text:style-name="P31"/>
      <text:p text:style-name="P31">DEPARTMENT MGMT</text:p>
      <text:p text:style-name="P31">-------------</text:p>
      <text:p text:style-name="P31">1. Enter Data</text:p>
      <text:p text:style-name="P31">2. Exit</text:p>
      <text:p text:style-name="P31">Enter your choice(1/2):</text:p>
      <text:p text:style-name="P31"/>
      <text:p text:style-name="P31">If 1 is entered </text:p>
      <text:p text:style-name="P31"/>
      <text:p text:style-name="P31">Enter DeptNo: 102</text:p>
      <text:p text:style-name="P31">Enter DeptName : Sales</text:p>
      <text:p text:style-name="P30"><text:span text:style-name="T33">Enter Location :</text:span><text:span text:style-name="T10">China</text:span></text:p>
      <text:p text:style-name="P31"/>
      <text:p text:style-name="P31">..Data Saved ...</text:p>
      <text:p text:style-name="P31">Enter your choice(1/2):</text:p>
      <text:p text:style-name="P31"/>
      <text:p text:style-name="P30"><text:span text:style-name="T33">if 2 end the </text:span><text:span text:style-name="T10">appication</text:span><text:span text:style-name="T33">.<text:tab/><text:tab/></text:span></text:p>
      <text:p text:style-name="P31"/>
      <text:p text:style-name="P30"><text:span text:style-name="T33">Task : Create a database named </text:span><text:span text:style-name="T10">myhibernate</text:span><text:span text:style-name="T33"> in MySQL and run the SQLQuery Attached.</text:span></text:p>
      <text:p text:style-name="P31"/>
      <text:p text:style-name="P31">Tasks:</text:p>
      <text:p text:style-name="P31">1.Create a bean class Named Department inside com.dsrc.bean package</text:p>
      <text:p text:style-name="P31">2.Create these private variables</text:p>
      <text:p text:style-name="P31"/>
      <text:p text:style-name="P30"><text:span text:style-name="T33"><text:tab/><text:tab/></text:span><text:span text:style-name="T10">int</text:span><text:span text:style-name="T33"> </text:span><text:span text:style-name="T10">deptno</text:span><text:span text:style-name="T33"> , string </text:span><text:span text:style-name="T10">deptname</text:span><text:span text:style-name="T33"> , string location.</text:span></text:p>
      <text:p text:style-name="P31"><text:tab/><text:tab/></text:p>
      <text:p text:style-name="P31">3. Create the getters and setters.</text:p>
      <text:p text:style-name="P30"><text:span text:style-name="T33">4. Create the </text:span><text:span text:style-name="T10">hibernate</text:span><text:span text:style-name="T33"> configuration file in </text:span><text:span text:style-name="T10">src</text:span><text:span text:style-name="T33"> named hibernate.cfg.xml</text:span></text:p>
      <text:p text:style-name="P31"/>
      <text:p text:style-name="P31">sample Configuration</text:p>
      <text:p text:style-name="P31">-----------------</text:p>
      <text:p text:style-name="P30"><text:span text:style-name="T33">&lt;?</text:span><text:span text:style-name="T10">xml</text:span><text:span text:style-name="T33"> version="1.0" encoding="UTF-8"?&gt;</text:span></text:p>
      <text:p text:style-name="P30"><text:span text:style-name="T33">&lt;!DOCTYPE </text:span><text:span text:style-name="T10">hibernate</text:span><text:span text:style-name="T33">-configuration PUBLIC <text:s/></text:span></text:p>
      <text:p text:style-name="P30"><text:span text:style-name="T33"><text:s text:c="10"/>"-//</text:span><text:span text:style-name="T10">Hibernate</text:span><text:span text:style-name="T33">/</text:span><text:span text:style-name="T10">Hibernate</text:span><text:span text:style-name="T33"> Configuration DTD 3.0//EN" <text:s/></text:span></text:p>
      <text:p text:style-name="P31"><text:s text:c="10"/>"http://hibernate.sourceforge.net/hibernate-configuration-3.0.dtd"&gt; <text:s/></text:p>
      <text:p text:style-name="P31"><text:s text:c="2"/></text:p>
      <text:p text:style-name="P31">&lt;hibernate-configuration&gt; <text:s/></text:p>
      <text:p text:style-name="P31"><text:soft-page-break/><text:s text:c="2"/></text:p>
      <text:p text:style-name="P31"><text:s text:c="4"/>&lt;session-factory&gt; <text:s/></text:p>
      <text:p text:style-name="P31"><text:s text:c="8"/>&lt;property name="hbm2ddl.auto"&gt;update&lt;/property&gt; <text:s/></text:p>
      <text:p text:style-name="P31"><text:s text:c="8"/>&lt;property name="dialect"&gt;org.hibernate.dialect.MySQLDialect&lt;/property&gt; <text:s/></text:p>
      <text:p text:style-name="P30"><text:span text:style-name="T33"><text:s text:c="8"/>&lt;property name="connection.url"&gt;jdbc:mysql://</text:span><text:span text:style-name="T10">localhost</text:span><text:span text:style-name="T33">:3306/</text:span><text:span text:style-name="T10">nivi</text:span><text:span text:style-name="T33">&lt;/property&gt; <text:s/></text:span></text:p>
      <text:p text:style-name="P31"><text:s text:c="8"/>&lt;property name="connection.username"&gt;root&lt;/property&gt; <text:s/></text:p>
      <text:p text:style-name="P30"><text:span text:style-name="T33"><text:s text:c="8"/>&lt;property name="connection.password"&gt;</text:span><text:span text:style-name="T10">dsrc</text:span><text:span text:style-name="T33">&lt;/property&gt; <text:s/></text:span></text:p>
      <text:p text:style-name="P31"><text:s text:c="8"/>&lt;property name="connection.driver_class"&gt;com.mysql.jdbc.Driver&lt;/property&gt; <text:s/></text:p>
      <text:p text:style-name="P31"><text:s text:c="5"/>&lt;mapping resource="employee.hbm.xml"/&gt; <text:s text:c="2"/></text:p>
      <text:p text:style-name="P31"><text:s text:c="6"/>&lt;/session-factory&gt; <text:s/></text:p>
      <text:p text:style-name="P31"><text:s text:c="2"/></text:p>
      <text:p text:style-name="P31">&lt;/hibernate-configuration&gt; <text:s/></text:p>
      <text:p text:style-name="P31"/>
      <text:p text:style-name="P30"><text:span text:style-name="T33">5. Create </text:span><text:span text:style-name="T10">hibernate</text:span><text:span text:style-name="T33"> mapping file in </text:span><text:span text:style-name="T10">src</text:span><text:span text:style-name="T33"> named department.hbm.xml</text:span></text:p>
      <text:p text:style-name="P31"/>
      <text:p text:style-name="P31">Sample Mapping</text:p>
      <text:p text:style-name="P31">------------------</text:p>
      <text:p text:style-name="P30"><text:span text:style-name="T33">&lt;?</text:span><text:span text:style-name="T10">xml</text:span><text:span text:style-name="T33"> version="1.0" encoding="UTF-8"?&gt;</text:span></text:p>
      <text:p text:style-name="P30"><text:span text:style-name="T33">&lt;!DOCTYPE </text:span><text:span text:style-name="T10">hibernate</text:span><text:span text:style-name="T33">-mapping PUBLIC <text:s/></text:span></text:p>
      <text:p text:style-name="P30"><text:span text:style-name="T33"><text:s/>"-//</text:span><text:span text:style-name="T10">Hibernate</text:span><text:span text:style-name="T33">/</text:span><text:span text:style-name="T10">Hibernate</text:span><text:span text:style-name="T33"> Mapping DTD 3.0//EN" <text:s/></text:span></text:p>
      <text:p text:style-name="P31"><text:s/>"http://hibernate.sourceforge.net/hibernate-mapping-3.0.dtd"&gt; <text:s/></text:p>
      <text:p text:style-name="P31"><text:s text:c="2"/></text:p>
      <text:p text:style-name="P31"><text:s/>&lt;hibernate-mapping&gt; <text:s/></text:p>
      <text:p text:style-name="P31"><text:s text:c="2"/>&lt;class name="com.dsrc.model.Employee" table="Employee"&gt; <text:s/></text:p>
      <text:p text:style-name="P30"><text:span text:style-name="T33"><text:s text:c="4"/>&lt;id name="</text:span><text:span text:style-name="T10">empid</text:span><text:span text:style-name="T33">"&gt; <text:s/></text:span></text:p>
      <text:p text:style-name="P31"><text:s text:c="5"/>&lt;generator class="assigned"&gt;&lt;/generator&gt; <text:s/></text:p>
      <text:p text:style-name="P31"><text:s text:c="4"/>&lt;/id&gt; <text:s text:c="13"/></text:p>
      <text:p text:style-name="P30"><text:span text:style-name="T33"><text:s text:c="4"/>&lt;property name="</text:span><text:span text:style-name="T10">firstname</text:span><text:span text:style-name="T33">"&gt;&lt;/property&gt; <text:s/></text:span></text:p>
      <text:p text:style-name="P30"><text:span text:style-name="T33"><text:s text:c="4"/>&lt;property name="</text:span><text:span text:style-name="T10">lastname</text:span><text:span text:style-name="T33">"&gt;&lt;/property&gt; <text:s/></text:span></text:p>
      <text:p text:style-name="P31"><text:s text:c="2"/>&lt;/class&gt; <text:s text:c="7"/></text:p>
      <text:p text:style-name="P31"><text:s/>&lt;/hibernate-mapping&gt; <text:s/></text:p>
      <text:p text:style-name="P31"/>
      <text:p text:style-name="P31">6. Add the required jar files.</text:p>
      <text:p text:style-name="P31">7. Add the following code implementations in MyMain class main method.</text:p>
      <text:p text:style-name="P31"><text:tab/> a) Load the Configuration File using Configuration class.</text:p>
      <text:p text:style-name="P31"><text:tab/> b) Create a session and transaction.</text:p>
      <text:p text:style-name="P31"><text:tab/> c) Begin the transaction</text:p>
      <text:p text:style-name="P31"><text:tab/> d) <text:s/>Read the values from user and assign to bean object.</text:p>
      <text:p text:style-name="P31"><text:tab/> e) Call the methods to save the value.</text:p>
      <text:p text:style-name="P31"><text:tab/> f) Close all the objects</text:p>
      <text:p text:style-name="P31"><text:tab/> g)System.out.println("Done...") as last line.. run the application</text:p>
      <text:p text:style-name="P31"><text:tab/> f) Verify the data in the database MySQL.</text:p>
      <text:p text:style-name="P31"><text:tab/> <text:s/></text:p>
      <text:p text:style-name="P31"><text:tab/><text:tab/></text:p>
      <text:p text:style-name="P8"><text:tab/></text:p>
      <text:p text:style-name="P8">.............</text:p>
      <text:p text:style-name="P8">sql query :</text:p>
      <text:p text:style-name="P8">use <text:span text:style-name="T52">myhibernate</text:span>;</text:p>
      <text:p text:style-name="P31"/>
      <text:p text:style-name="P31">create table Department</text:p>
      <text:p text:style-name="P31">(</text:p>
      <text:p text:style-name="P30"><text:span text:style-name="T33"><text:tab/>DeptNo </text:span><text:span text:style-name="T10">int</text:span><text:span text:style-name="T33">,</text:span></text:p>
      <text:p text:style-name="P30"><text:span text:style-name="T33"><text:tab/>DeptName </text:span><text:span text:style-name="T10">varchar</text:span><text:span text:style-name="T33">(20),</text:span></text:p>
      <text:p text:style-name="P30"><text:span text:style-name="T33"><text:tab/>Location </text:span><text:span text:style-name="T10">varchar</text:span><text:span text:style-name="T33">(20)</text:span></text:p>
      <text:p text:style-name="P29">);</text:p>
      <text:p text:style-name="P8">.....</text:p>
      <text:p text:style-name="P8"/>
      <text:p text:style-name="P8"/>
      <text:p text:style-name="P8"><text:soft-page-break/></text:p>
      <text:p text:style-name="P8"/>
      <text:p text:style-name="P8">MyMain.java</text:p>
      <text:p text:style-name="P8"/>
      <text:p text:style-name="P8"/>
      <text:p text:style-name="P30"><text:span text:style-name="T1">package</text:span><text:span text:style-name="T7"> </text:span><text:span text:style-name="T10">com.dsrc</text:span><text:span text:style-name="T7">;</text:span></text:p>
      <text:p text:style-name="P30"><text:span text:style-name="T1">import</text:span><text:span text:style-name="T7"> java.util.Scanner;</text:span></text:p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Configuration;</text:span></text:p>
      <text:p text:style-name="P31"/>
      <text:p text:style-name="P30"><text:span text:style-name="T1">import</text:span><text:span text:style-name="T7"> </text:span><text:span text:style-name="T10">com.dsrc.bean.Department</text:span><text:span text:style-name="T7">;</text:span></text:p>
      <text:p text:style-name="P30"><text:span text:style-name="T1">import</text:span><text:span text:style-name="T7"> com.dsrc.util.UserCode;</text:span></text:p>
      <text:p text:style-name="P31"/>
      <text:p text:style-name="P30"><text:span text:style-name="T1">public</text:span><text:span text:style-name="T7"> </text:span><text:span text:style-name="T1">class</text:span><text:span text:style-name="T7"> </text:span><text:span text:style-name="T10">MyMain</text:span><text:span text:style-name="T7"> {</text:span></text:p>
      <text:p text:style-name="P31"/>
      <text:p text:style-name="P31"/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args) {</text:span></text:p>
      <text:p text:style-name="P30"><text:span text:style-name="T7"><text:tab/><text:tab/>Scanner sc=</text:span><text:span text:style-name="T1">new</text:span><text:span text:style-name="T7"> Scanner(System.in);</text:span></text:p>
      <text:p text:style-name="P30"><text:span text:style-name="T7"><text:tab/><text:tab/>System.out.println(</text:span><text:span text:style-name="T40">"1. Enter Data"</text:span><text:span text:style-name="T7">);</text:span></text:p>
      <text:p text:style-name="P30"><text:span text:style-name="T7"><text:tab/><text:tab/>System.out.println(</text:span><text:span text:style-name="T40">"2. Exit"</text:span><text:span text:style-name="T7">);</text:span></text:p>
      <text:p text:style-name="P32"><text:tab/><text:tab/></text:p>
      <text:p text:style-name="P30"><text:span text:style-name="T7"><text:tab/><text:tab/>System.out.println(</text:span><text:span text:style-name="T40">"enter your choice(1/2)"</text:span><text:span text:style-name="T7">);</text:span></text:p>
      <text:p text:style-name="P32"><text:tab/><text:tab/></text:p>
      <text:p text:style-name="P30"><text:span text:style-name="T7"><text:tab/><text:tab/></text:span><text:span text:style-name="T1">int</text:span><text:span text:style-name="T7"> choice=sc.nextInt();</text:span></text:p>
      <text:p text:style-name="P30"><text:span text:style-name="T7"><text:tab/><text:tab/></text:span><text:span text:style-name="T1">switch</text:span><text:span text:style-name="T7">(choice)</text:span></text:p>
      <text:p text:style-name="P32"><text:tab/><text:tab/>{</text:p>
      <text:p text:style-name="P30"><text:span text:style-name="T7"><text:tab/><text:tab/></text:span><text:span text:style-name="T1">case</text:span><text:span text:style-name="T7"> 1:</text:span></text:p>
      <text:p text:style-name="P32"><text:tab/><text:tab/><text:tab/></text:p>
      <text:p text:style-name="P30"><text:span text:style-name="T7"><text:tab/><text:tab/><text:tab/></text:span><text:span text:style-name="T1">int</text:span><text:span text:style-name="T7"> deptno=sc.nextInt();</text:span></text:p>
      <text:p text:style-name="P32"><text:tab/><text:tab/><text:tab/>String deptname=sc.next();</text:p>
      <text:p text:style-name="P32"><text:tab/><text:tab/><text:tab/>String location=sc.next();</text:p>
      <text:p text:style-name="P30"><text:span text:style-name="T7"><text:tab/><text:tab/><text:tab/>Department d= </text:span><text:span text:style-name="T1">new</text:span><text:span text:style-name="T7"> Department(deptno, deptname, location);</text:span></text:p>
      <text:p text:style-name="P30"><text:span text:style-name="T7"><text:tab/><text:tab/><text:tab/>UserCode uc= </text:span><text:span text:style-name="T1">new</text:span><text:span text:style-name="T7"> UserCode();</text:span></text:p>
      <text:p text:style-name="P30"><text:span text:style-name="T7"><text:tab/><text:tab/><text:tab/></text:span><text:span text:style-name="T1">boolean</text:span><text:span text:style-name="T7"> b=uc.saveDepartment(d);</text:span></text:p>
      <text:p text:style-name="P32"><text:tab/><text:tab/><text:tab/></text:p>
      <text:p text:style-name="P30"><text:span text:style-name="T7"><text:tab/><text:tab/><text:tab/></text:span><text:span text:style-name="T1">break</text:span><text:span text:style-name="T7">;</text:span></text:p>
      <text:p text:style-name="P32"><text:tab/><text:tab/><text:tab/></text:p>
      <text:p text:style-name="P30"><text:span text:style-name="T7"><text:tab/><text:tab/></text:span><text:span text:style-name="T1">case</text:span><text:span text:style-name="T7"> 2:</text:span></text:p>
      <text:p text:style-name="P32"><text:tab/><text:tab/><text:tab/>System.exit(0);</text:p>
      <text:p text:style-name="P30"><text:span text:style-name="T7"><text:tab/><text:tab/><text:tab/></text:span><text:span text:style-name="T1">break</text:span><text:span text:style-name="T7">;</text:span></text:p>
      <text:p text:style-name="P32"><text:tab/><text:tab/>}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aveDepartment(Department d) {</text:span></text:p>
      <text:p text:style-name="P30"><text:span text:style-name="T7"><text:tab/><text:tab/></text:span><text:span text:style-name="T46">// </text:span><text:span text:style-name="T50">TODO</text:span><text:span text:style-name="T46"> Auto-generated method stub</text:span></text:p>
      <text:p text:style-name="P32"><text:tab/><text:tab/></text:p>
      <text:p text:style-name="P32"><text:tab/></text:p>
      <text:p text:style-name="P32"><text:tab/><text:tab/></text:p>
      <text:p text:style-name="P32"><text:tab/>}</text:p>
      <text:p text:style-name="P31"/>
      <text:p text:style-name="P8">}</text:p>
      <text:p text:style-name="P8">................</text:p>
      <text:p text:style-name="P8"/>
      <text:p text:style-name="P8"/>
      <text:p text:style-name="P8">Department.java</text:p>
      <text:p text:style-name="P8"><text:soft-page-break/></text:p>
      <text:p text:style-name="P8"><text:span text:style-name="T4">package</text:span> com.dsrc.bean;</text:p>
      <text:p text:style-name="P31"/>
      <text:p text:style-name="P30"><text:span text:style-name="T1">public</text:span><text:span text:style-name="T7"> </text:span><text:span text:style-name="T1">class</text:span><text:span text:style-name="T7"> Department {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deptno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deptname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location</text:span><text:span text:style-name="T7">;</text:span></text:p>
      <text:p text:style-name="P32"><text:tab/></text:p>
      <text:p text:style-name="P30"><text:span text:style-name="T7"><text:tab/></text:span><text:span text:style-name="T1">public</text:span><text:span text:style-name="T7"> Department(){</text:span></text:p>
      <text:p text:style-name="P32"><text:tab/><text:tab/></text:p>
      <text:p text:style-name="P32"><text:tab/>}</text:p>
      <text:p text:style-name="P32"><text:tab/></text:p>
      <text:p text:style-name="P30"><text:span text:style-name="T7"><text:tab/></text:span><text:span text:style-name="T1">public</text:span><text:span text:style-name="T7"> Department(</text:span><text:span text:style-name="T1">int</text:span><text:span text:style-name="T7"> </text:span><text:span text:style-name="T19">deptno</text:span><text:span text:style-name="T7">, String </text:span><text:span text:style-name="T19">deptname</text:span><text:span text:style-name="T7">, String </text:span><text:span text:style-name="T19">location</text:span><text:span text:style-name="T7">)</text:span></text:p>
      <text:p text:style-name="P32"><text:tab/>{</text:p>
      <text:p text:style-name="P30"><text:span text:style-name="T7"><text:tab/><text:tab/></text:span><text:span text:style-name="T1">this</text:span><text:span text:style-name="T7">.</text:span><text:span text:style-name="T13">deptno</text:span><text:span text:style-name="T7">=</text:span><text:span text:style-name="T19">deptno</text:span><text:span text:style-name="T7">;</text:span></text:p>
      <text:p text:style-name="P30"><text:span text:style-name="T7"><text:tab/><text:tab/></text:span><text:span text:style-name="T1">this</text:span><text:span text:style-name="T7">.</text:span><text:span text:style-name="T13">deptname</text:span><text:span text:style-name="T7">=</text:span><text:span text:style-name="T19">deptname</text:span><text:span text:style-name="T7">;</text:span></text:p>
      <text:p text:style-name="P30"><text:span text:style-name="T7"><text:tab/><text:tab/></text:span><text:span text:style-name="T1">this</text:span><text:span text:style-name="T7">.</text:span><text:span text:style-name="T13">location</text:span><text:span text:style-name="T7">=</text:span><text:span text:style-name="T19">location</text:span><text:span text:style-name="T7">;</text:span></text:p>
      <text:p text:style-name="P32"><text:tab/><text:tab/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int</text:span><text:span text:style-name="T7"> getDeptno() {</text:span></text:p>
      <text:p text:style-name="P30"><text:span text:style-name="T7"><text:tab/><text:tab/></text:span><text:span text:style-name="T1">return</text:span><text:span text:style-name="T7"> </text:span><text:span text:style-name="T13">deptno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etDeptno(</text:span><text:span text:style-name="T1">int</text:span><text:span text:style-name="T7"> </text:span><text:span text:style-name="T19">deptno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deptno</text:span><text:span text:style-name="T7"> = </text:span><text:span text:style-name="T19">deptno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String getDeptname() {</text:span></text:p>
      <text:p text:style-name="P30"><text:span text:style-name="T7"><text:tab/><text:tab/></text:span><text:span text:style-name="T1">return</text:span><text:span text:style-name="T7"> </text:span><text:span text:style-name="T13">deptname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etDeptname(String </text:span><text:span text:style-name="T19">deptname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deptname</text:span><text:span text:style-name="T7"> = </text:span><text:span text:style-name="T19">deptname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String getLocation() {</text:span></text:p>
      <text:p text:style-name="P30"><text:span text:style-name="T7"><text:tab/><text:tab/></text:span><text:span text:style-name="T1">return</text:span><text:span text:style-name="T7"> </text:span><text:span text:style-name="T13">location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etLocation(String </text:span><text:span text:style-name="T19">location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location</text:span><text:span text:style-name="T7"> = </text:span><text:span text:style-name="T19">location</text:span><text:span text:style-name="T7">;</text:span></text:p>
      <text:p text:style-name="P32"><text:tab/>}</text:p>
      <text:p text:style-name="P32"><text:tab/></text:p>
      <text:p text:style-name="P32">}</text:p>
      <text:p text:style-name="P8"/>
      <text:p text:style-name="P8">..........................................</text:p>
      <text:p text:style-name="P8"/>
      <text:p text:style-name="P8">UserCode.java:</text:p>
      <text:p text:style-name="P8"/>
      <text:p text:style-name="P8"><text:span text:style-name="T4">package</text:span> com.dsrc.util;</text:p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Configuration;</text:span></text:p>
      <text:p text:style-name="P31"/>
      <text:p text:style-name="P30"><text:span text:style-name="T1">import</text:span><text:span text:style-name="T7"> </text:span><text:span text:style-name="T9">com.dsrc.bean.Department</text:span><text:span text:style-name="T7">;</text:span></text:p>
      <text:p text:style-name="P31"><text:soft-page-break/></text:p>
      <text:p text:style-name="P30"><text:span text:style-name="T1">public</text:span><text:span text:style-name="T7"> </text:span><text:span text:style-name="T1">class</text:span><text:span text:style-name="T7"> UserCode {</text:span></text:p>
      <text:p text:style-name="P32"><text:tab/></text:p>
      <text:p text:style-name="P30"><text:span text:style-name="T7"><text:tab/></text:span><text:span text:style-name="T1">public</text:span><text:span text:style-name="T7"> </text:span><text:span text:style-name="T1">boolean</text:span><text:span text:style-name="T7"> saveDepartment(</text:span><text:span text:style-name="T9">Department</text:span><text:span text:style-name="T7"> </text:span><text:span text:style-name="T19">bean</text:span><text:span text:style-name="T7">)</text:span></text:p>
      <text:p text:style-name="P32"><text:tab/>{<text:span text:style-name="T55">S</text:span></text:p>
      <text:p text:style-name="P32"><text:tab/><text:tab/></text:p>
      <text:p text:style-name="P30"><text:span text:style-name="T7"><text:tab/><text:tab/>SessionFactory </text:span><text:span text:style-name="T19">sx</text:span><text:span text:style-name="T7">= </text:span><text:span text:style-name="T1">new</text:span><text:span text:style-name="T7"> Configuration().configure().buildSessionFactory();</text:span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save(</text:span><text:span text:style-name="T19">bean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2"><text:tab/><text:tab/></text:p>
      <text:p text:style-name="P30"><text:span text:style-name="T7"><text:tab/><text:tab/>System.</text:span><text:span text:style-name="T16">out</text:span><text:span text:style-name="T7">.println(</text:span><text:span text:style-name="T40">"Data Saved.."</text:span><text:span text:style-name="T7">);</text:span></text:p>
      <text:p text:style-name="P30"><text:span text:style-name="T7"><text:tab/><text:tab/></text:span><text:span text:style-name="T46">//Logic to save department</text:span></text:p>
      <text:p text:style-name="P32"><text:tab/></text:p>
      <text:p text:style-name="P30"><text:span text:style-name="T7"><text:tab/><text:tab/></text:span><text:span text:style-name="T1">return</text:span><text:span text:style-name="T7"> </text:span><text:span text:style-name="T1">true</text:span><text:span text:style-name="T7">;</text:span></text:p>
      <text:p text:style-name="P32"><text:tab/>}</text:p>
      <text:p text:style-name="P31"/>
      <text:p text:style-name="P32">}</text:p>
      <text:p text:style-name="P8"/>
      <text:p text:style-name="P8">...................</text:p>
      <text:p text:style-name="P8"/>
      <text:p text:style-name="P8">department.hbm.xml:</text:p>
      <text:p text:style-name="P8"/>
      <text:p text:style-name="P8"><text:span text:style-name="T23">&lt;?</text:span><text:span text:style-name="T29">xml</text:span> <text:span text:style-name="T34">version</text:span> = <text:span text:style-name="T42">"1.0"</text:span> <text:span text:style-name="T34">encoding</text:span> = 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mapping</text:span><text:span text:style-name="T33"> </text:span><text:span text:style-name="T44">PUBLIC</text:span><text:span text:style-name="T33"> </text:span></text:p>
      <text:p text:style-name="P33">"-//Hibernate/Hibernate Mapping DTD//EN"</text:p>
      <text:p text:style-name="P30"><text:span text:style-name="T46">"http://www.hibernate.org/dtd/hibernate-mapping-3.0.dtd"</text:span><text:span text:style-name="T24">&gt;</text:span><text:span text:style-name="T7"> </text:span></text:p>
      <text:p text:style-name="P31"/>
      <text:p text:style-name="P30"><text:span text:style-name="T24">&lt;</text:span><text:span text:style-name="T30">hibernate-mapping</text:span><text:span text:style-name="T24">&gt;</text:span></text:p>
      <text:p text:style-name="P30"><text:span text:style-name="T7"><text:s text:c="3"/></text:span><text:span text:style-name="T24">&lt;</text:span><text:span text:style-name="T30">class</text:span><text:span text:style-name="T33"> </text:span><text:span text:style-name="T35">name</text:span><text:span text:style-name="T33"> </text:span><text:span text:style-name="T7">=</text:span><text:span text:style-name="T33"> </text:span><text:span text:style-name="T38">"com.dsrc.bean.Department"</text:span><text:span text:style-name="T33"> </text:span><text:span text:style-name="T35">table</text:span><text:span text:style-name="T33"> </text:span><text:span text:style-name="T7">=</text:span><text:span text:style-name="T33"> </text:span><text:span text:style-name="T38">"Department"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meta</text:span><text:span text:style-name="T33"> </text:span><text:span text:style-name="T35">attribute</text:span><text:span text:style-name="T33"> </text:span><text:span text:style-name="T7">=</text:span><text:span text:style-name="T33"> </text:span><text:span text:style-name="T38">"class-description"</text:span><text:span text:style-name="T24">&gt;</text:span></text:p>
      <text:p text:style-name="P32"><text:s text:c="9"/>This class contains the employee detail. </text:p>
      <text:p text:style-name="P30"><text:span text:style-name="T7"><text:s text:c="6"/></text:span><text:span text:style-name="T24">&lt;/</text:span><text:span text:style-name="T30">meta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id</text:span><text:span text:style-name="T33"> </text:span><text:span text:style-name="T35">name</text:span><text:span text:style-name="T33"> </text:span><text:span text:style-name="T7">=</text:span><text:span text:style-name="T33"> </text:span><text:span text:style-name="T38">"deptno"</text:span><text:span text:style-name="T33"> </text:span><text:span text:style-name="T35">type</text:span><text:span text:style-name="T33"> </text:span><text:span text:style-name="T7">=</text:span><text:span text:style-name="T33"> </text:span><text:span text:style-name="T38">"int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DeptNo"</text:span><text:span text:style-name="T24">&gt;</text:span></text:p>
      <text:p text:style-name="P30"><text:span text:style-name="T7"><text:s text:c="9"/></text:span><text:span text:style-name="T24">&lt;</text:span><text:span text:style-name="T30">generator</text:span><text:span text:style-name="T33"> </text:span><text:span text:style-name="T35">class</text:span><text:span text:style-name="T7">=</text:span><text:span text:style-name="T38">"assigned"</text:span><text:span text:style-name="T24">/&gt;</text:span></text:p>
      <text:p text:style-name="P30"><text:span text:style-name="T7"><text:s text:c="6"/></text:span><text:span text:style-name="T24">&lt;/</text:span><text:span text:style-name="T30">id</text:span><text:span text:style-name="T24">&gt;</text:span></text:p>
      <text:p text:style-name="P32"><text:s text:c="6"/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deptname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DeptName"</text:span><text:span text:style-name="T33"> </text:span><text:span text:style-name="T35">type</text:span><text:span text:style-name="T33"> </text:span><text:span text:style-name="T7">=</text:span><text:span text:style-name="T33"> </text:span><text:span text:style-name="T38">"string"</text:span><text:span text:style-name="T24">/&gt;</text:span></text:p>
      <text:p text:style-name="P30"><text:span text:style-name="T7"><text:s text:c="6"/></text:span><text:span text:style-name="T24">&lt;</text:span><text:span text:style-name="T30">property</text:span><text:span text:style-name="T33"> </text:span><text:span text:style-name="T35">name</text:span><text:span text:style-name="T33"> </text:span><text:span text:style-name="T7">=</text:span><text:span text:style-name="T33"> </text:span><text:span text:style-name="T38">"location"</text:span><text:span text:style-name="T33"> </text:span><text:span text:style-name="T35">column</text:span><text:span text:style-name="T33"> </text:span><text:span text:style-name="T7">=</text:span><text:span text:style-name="T33"> </text:span><text:span text:style-name="T38">"Location"</text:span><text:span text:style-name="T33"> </text:span><text:span text:style-name="T35">type</text:span><text:span text:style-name="T33"> </text:span><text:span text:style-name="T7">=</text:span><text:span text:style-name="T33"> </text:span><text:span text:style-name="T38">"string"</text:span><text:span text:style-name="T24">/&gt;</text:span></text:p>
      <text:p text:style-name="P32"><text:s text:c="6"/></text:p>
      <text:p text:style-name="P30"><text:span text:style-name="T7"><text:s text:c="3"/></text:span><text:span text:style-name="T24">&lt;/</text:span><text:span text:style-name="T30">class</text:span><text:span text:style-name="T24">&gt;</text:span></text:p>
      <text:p text:style-name="P30"><text:span text:style-name="T24">&lt;/</text:span><text:span text:style-name="T30">hibernate-mapping</text:span><text:span text:style-name="T24">&gt;</text:span></text:p>
      <text:p text:style-name="P8"/>
      <text:p text:style-name="P8">................</text:p>
      <text:p text:style-name="P8">hibernate.cfg.xml:</text:p>
      <text:p text:style-name="P8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PUBLIC</text:span><text:span text:style-name="T33"> <text:s/></text:span></text:p>
      <text:p text:style-name="P30"><text:span text:style-name="T33"><text:s text:c="10"/></text:span><text:span text:style-name="T24">"-//Hibernate/Hibernate Configuration DTD 3.0//EN"</text:span><text:span text:style-name="T33"> <text:s/></text:span></text:p>
      <text:p text:style-name="P30"><text:span text:style-name="T33"><text:s text:c="10"/></text:span><text:span text:style-name="T46">"http://hibernate.sourceforge.net/hibernate-configuration-3.0.dtd"</text:span><text:span text:style-name="T24">&gt;</text:span><text:span text:style-name="T7"> <text:s/></text:span></text:p>
      <text:p text:style-name="P32"><text:s text:c="2"/></text:p>
      <text:p text:style-name="P30"><text:span text:style-name="T24">&lt;</text:span><text:span text:style-name="T30">hibernate-configuration</text:span><text:span text:style-name="T24">&gt;</text:span><text:span text:style-name="T7"> <text:s/></text:span></text:p>
      <text:p text:style-name="P32"><text:s text:c="2"/></text:p>
      <text:p text:style-name="P30"><text:span text:style-name="T7"><text:s text:c="4"/></text:span><text:span text:style-name="T24">&lt;</text:span><text:span text:style-name="T30">session-factor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hbm2ddl.auto"</text:span><text:span text:style-name="T24">&gt;</text:span><text:span text:style-name="T7">upd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ialect"</text:span><text:span text:style-name="T24">&gt;</text:span><text:span text:style-name="T7">org.hibernate.dialect.MySQLDialect</text:span><text:span text:style-name="T24">&lt;/</text:span><text:span text:style-name="T30">property</text:span><text:span text:style-name="T24">&gt;</text:span><text:span text:style-name="T7"> <text:s/></text:span></text:p>
      <text:p text:style-name="P30"><text:soft-page-break/><text:span text:style-name="T7"><text:s text:c="7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rl"</text:span><text:span text:style-name="T24">&gt;</text:span><text:span text:style-name="T7">jdbc:mysql://</text:span><text:span text:style-name="T10">localhost</text:span><text:span text:style-name="T7">:3306/</text:span><text:span text:style-name="T10">myhibernate</text:span><text:span text:style-name="T24">&lt;/</text:span><text:span text:style-name="T30">property</text:span><text:span text:style-name="T24">&gt;</text:span><text:span text:style-name="T7"> <text:s text:c="3"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sername"</text:span><text:span text:style-name="T24">&gt;</text:span><text:span text:style-name="T7">roo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password"</text:span><text:span text:style-name="T24">&gt;</text:span><text:span text:style-name="T10">dsrc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driver_class"</text:span><text:span text:style-name="T24">&gt;</text:span><text:span text:style-name="T7">com.mysql.jdbc.Driver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5"/><text:tab/></text:span><text:span text:style-name="T24">&lt;</text:span><text:span text:style-name="T30">mapping</text:span><text:span text:style-name="T33"> </text:span><text:span text:style-name="T35">resource</text:span><text:span text:style-name="T7">=</text:span><text:span text:style-name="T38">"Department.hbm.xml"</text:span><text:span text:style-name="T24">&gt;&lt;/</text:span><text:span text:style-name="T30">mapping</text:span><text:span text:style-name="T24">&gt;</text:span><text:span text:style-name="T7"> <text:s text:c="2"/></text:span></text:p>
      <text:p text:style-name="P30"><text:span text:style-name="T7"><text:s text:c="6"/></text:span><text:span text:style-name="T24">&lt;/</text:span><text:span text:style-name="T30">session-factory</text:span><text:span text:style-name="T24">&gt;</text:span><text:span text:style-name="T7"> <text:s/></text:span></text:p>
      <text:p text:style-name="P9"><text:span text:style-name="T23">&lt;/</text:span><text:span text:style-name="T29">hibernate-configuration</text:span><text:span text:style-name="T26">&gt;</text:span></text:p>
      <text:p text:style-name="P47"/>
      <text:p text:style-name="P10"/>
      <text:p text:style-name="P10"/>
      <text:p text:style-name="P11">5. <text:span text:style-name="T54">Update:</text:span></text:p>
      <text:p text:style-name="P11"/>
      <text:p text:style-name="P11"/>
      <text:p text:style-name="P11"/>
      <text:p text:style-name="P11"><text:span text:style-name="T4">import</text:span> org.hibernate.Session;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Configuration;</text:span></text:p>
      <text:p text:style-name="P31"/>
      <text:p text:style-name="P30"><text:span text:style-name="T1">import</text:span><text:span text:style-name="T7"> com.dsrc.bean.Employee;</text:span></text:p>
      <text:p text:style-name="P31"/>
      <text:p text:style-name="P30"><text:span text:style-name="T1">public</text:span><text:span text:style-name="T7"> </text:span><text:span text:style-name="T1">class</text:span><text:span text:style-name="T7"> MyMain {</text:span></text:p>
      <text:p text:style-name="P31"/>
      <text:p text:style-name="P30"><text:span text:style-name="T7"><text:tab/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 {</text:span></text:p>
      <text:p text:style-name="P30"><text:span text:style-name="T7"><text:tab/><text:tab/><text:tab/>SessionFactory </text:span><text:span text:style-name="T19">sx</text:span><text:span text:style-name="T7">= </text:span><text:span text:style-name="T1">new</text:span><text:span text:style-name="T7"> Configuration().configure().buildSessionFactory();</text:span></text:p>
      <text:p text:style-name="P30"><text:span text:style-name="T7"><text:tab/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<text:tab/>Employee </text:span><text:span text:style-name="T19">e</text:span><text:span text:style-name="T7">= </text:span><text:span text:style-name="T1">new</text:span><text:span text:style-name="T7"> Employee(101, </text:span><text:span text:style-name="T40">"Aneesh"</text:span><text:span text:style-name="T7">, </text:span><text:span text:style-name="T40">"Kollam"</text:span><text:span text:style-name="T7">);</text:span></text:p>
      <text:p text:style-name="P32"><text:tab/><text:tab/><text:tab/></text:p>
      <text:p text:style-name="P30"><text:span text:style-name="T7"><text:tab/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text:tab/></text:span><text:span text:style-name="T19">s</text:span><text:span text:style-name="T7">.saveOrUpdate(</text:span><text:span text:style-name="T19">e</text:span><text:span text:style-name="T7">);</text:span></text:p>
      <text:p text:style-name="P30"><text:span text:style-name="T7"><text:tab/><text:tab/><text:tab/></text:span><text:span text:style-name="T19">tx</text:span><text:span text:style-name="T7">.commit();</text:span></text:p>
      <text:p text:style-name="P32"><text:tab/><text:tab/><text:tab/></text:p>
      <text:p text:style-name="P30"><text:span text:style-name="T7"><text:tab/><text:tab/><text:tab/>System.</text:span><text:span text:style-name="T16">out</text:span><text:span text:style-name="T7">.println(</text:span><text:span text:style-name="T40">"Data Updated.."</text:span><text:span text:style-name="T7">);</text:span></text:p>
      <text:p text:style-name="P30"><text:span text:style-name="T7"><text:tab/><text:tab/></text:span><text:span text:style-name="T46">// Do Logic</text:span></text:p>
      <text:p text:style-name="P32"><text:tab/><text:tab/></text:p>
      <text:p text:style-name="P32"><text:tab/><text:tab/>}</text:p>
      <text:p text:style-name="P31"/>
      <text:p text:style-name="P30"><text:span text:style-name="T7"><text:tab/><text:tab/></text:span><text:span text:style-name="T1">public</text:span><text:span text:style-name="T7"> </text:span><text:span text:style-name="T1">void</text:span><text:span text:style-name="T7"> saveEmployee(Employee </text:span><text:span text:style-name="T19">eb</text:span><text:span text:style-name="T7">) {</text:span></text:p>
      <text:p text:style-name="P30"><text:span text:style-name="T7"><text:tab/><text:tab/><text:tab/></text:span><text:span text:style-name="T46">// </text:span><text:span text:style-name="T50">TODO</text:span><text:span text:style-name="T46"> Auto-generated method stub</text:span></text:p>
      <text:p text:style-name="P32"><text:tab/><text:tab/>}</text:p>
      <text:p text:style-name="P32"><text:tab/>}</text:p>
      <text:p text:style-name="P48"><text:tab/></text:p>
      <text:p text:style-name="P11"/>
      <text:p text:style-name="P11"/>
      <text:p text:style-name="P12">6.</text:p>
      <text:p text:style-name="P12"/>
      <text:p text:style-name="P42"><text:line-break/>Create a hibernate application persist the employee using Hibernate Annotations..</text:p>
      <text:p text:style-name="P39">Task : Create a database named myhibernate in MySQL and run the SQLQuery Attached.</text:p>
      <text:p text:style-name="P22"/>
      <text:p text:style-name="P22">Employee.java:</text:p>
      <text:p text:style-name="P13"><text:span text:style-name="T4">package</text:span> com.dsrc.bean;</text:p>
      <text:p text:style-name="P31"/>
      <text:p text:style-name="P30"><text:span text:style-name="T1">import</text:span><text:span text:style-name="T7"> javax.persistence.Column;</text:span></text:p>
      <text:p text:style-name="P30"><text:soft-page-break/><text:span text:style-name="T1">import</text:span><text:span text:style-name="T7"> javax.persistence.Entity;</text:span></text:p>
      <text:p text:style-name="P30"><text:span text:style-name="T1">import</text:span><text:span text:style-name="T7"> javax.persistence.Id;</text:span></text:p>
      <text:p text:style-name="P30"><text:span text:style-name="T1">import</text:span><text:span text:style-name="T7"> </text:span><text:span text:style-name="T9">javax.persistence.Table</text:span><text:span text:style-name="T7">;</text:span></text:p>
      <text:p text:style-name="P31"/>
      <text:p text:style-name="P37">@Entity</text:p>
      <text:p text:style-name="P30"><text:span text:style-name="T56">@</text:span><text:span text:style-name="T57">Table</text:span><text:span text:style-name="T7">(name=</text:span><text:span text:style-name="T40">"Employee"</text:span><text:span text:style-name="T7">)</text:span></text:p>
      <text:p text:style-name="P30"><text:span text:style-name="T1">public</text:span><text:span text:style-name="T7"> </text:span><text:span text:style-name="T1">class</text:span><text:span text:style-name="T7"> Employee {</text:span></text:p>
      <text:p text:style-name="P30"><text:span text:style-name="T7"><text:tab/></text:span><text:span text:style-name="T56">@Id</text:span></text:p>
      <text:p text:style-name="P30"><text:span text:style-name="T7"><text:tab/></text:span><text:span text:style-name="T56">@Column</text:span><text:span text:style-name="T7">(name=</text:span><text:span text:style-name="T40">"empno"</text:span><text:span text:style-name="T7">)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empno</text:span><text:span text:style-name="T7">;</text:span></text:p>
      <text:p text:style-name="P32"><text:tab/></text:p>
      <text:p text:style-name="P30"><text:span text:style-name="T7"><text:tab/></text:span><text:span text:style-name="T56">@Column</text:span><text:span text:style-name="T7">(name=</text:span><text:span text:style-name="T40">"name"</text:span><text:span text:style-name="T7">)</text:span></text:p>
      <text:p text:style-name="P30"><text:span text:style-name="T7"><text:tab/></text:span><text:span text:style-name="T1">private</text:span><text:span text:style-name="T7"> String </text:span><text:span text:style-name="T13">name</text:span><text:span text:style-name="T7">;</text:span></text:p>
      <text:p text:style-name="P32"><text:tab/></text:p>
      <text:p text:style-name="P30"><text:span text:style-name="T7"><text:tab/></text:span><text:span text:style-name="T56">@Column</text:span><text:span text:style-name="T7">(name=</text:span><text:span text:style-name="T40">"city"</text:span><text:span text:style-name="T7">)</text:span></text:p>
      <text:p text:style-name="P30"><text:span text:style-name="T7"><text:tab/></text:span><text:span text:style-name="T1">private</text:span><text:span text:style-name="T7"> String </text:span><text:span text:style-name="T13">city</text:span><text:span text:style-name="T7">;</text:span></text:p>
      <text:p text:style-name="P32"><text:tab/></text:p>
      <text:p text:style-name="P30"><text:span text:style-name="T7"><text:tab/></text:span><text:span text:style-name="T1">public</text:span><text:span text:style-name="T7"> Employee(){</text:span></text:p>
      <text:p text:style-name="P32"><text:tab/><text:tab/></text:p>
      <text:p text:style-name="P32"><text:tab/>}</text:p>
      <text:p text:style-name="P30"><text:span text:style-name="T7"><text:tab/></text:span><text:span text:style-name="T1">public</text:span><text:span text:style-name="T7"> Employee(</text:span><text:span text:style-name="T1">int</text:span><text:span text:style-name="T7"> </text:span><text:span text:style-name="T19">empno</text:span><text:span text:style-name="T7"> , String </text:span><text:span text:style-name="T19">name</text:span><text:span text:style-name="T7"> , String </text:span><text:span text:style-name="T19">city</text:span><text:span text:style-name="T7">)</text:span></text:p>
      <text:p text:style-name="P32"><text:tab/>{</text:p>
      <text:p text:style-name="P30"><text:span text:style-name="T7"><text:tab/><text:tab/> </text:span><text:span text:style-name="T1">this</text:span><text:span text:style-name="T7">.</text:span><text:span text:style-name="T13">empno</text:span><text:span text:style-name="T7">=</text:span><text:span text:style-name="T19">empno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name</text:span><text:span text:style-name="T7">=</text:span><text:span text:style-name="T19">name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city</text:span><text:span text:style-name="T7">=</text:span><text:span text:style-name="T19">city</text:span><text:span text:style-name="T7">;</text:span></text:p>
      <text:p text:style-name="P32"><text:tab/><text:tab/> 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int</text:span><text:span text:style-name="T7"> getEmpno() {</text:span></text:p>
      <text:p text:style-name="P30"><text:span text:style-name="T7"><text:tab/><text:tab/></text:span><text:span text:style-name="T1">return</text:span><text:span text:style-name="T7"> </text:span><text:span text:style-name="T13">empno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Empno(</text:span><text:span text:style-name="T1">int</text:span><text:span text:style-name="T7"> </text:span><text:span text:style-name="T19">empno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empno</text:span><text:span text:style-name="T7"> = </text:span><text:span text:style-name="T19">empno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Name() {</text:span></text:p>
      <text:p text:style-name="P30"><text:span text:style-name="T7"><text:tab/><text:tab/></text:span><text:span text:style-name="T1">return</text:span><text:span text:style-name="T7"> </text:span><text:span text:style-name="T13">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Name(String </text:span><text:span text:style-name="T19">name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name</text:span><text:span text:style-name="T7"> = </text:span><text:span text:style-name="T19">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City() {</text:span></text:p>
      <text:p text:style-name="P30"><text:span text:style-name="T7"><text:tab/><text:tab/></text:span><text:span text:style-name="T1">return</text:span><text:span text:style-name="T7"> </text:span><text:span text:style-name="T13">city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City(String </text:span><text:span text:style-name="T19">city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city</text:span><text:span text:style-name="T7"> = </text:span><text:span text:style-name="T19">city</text:span><text:span text:style-name="T7">;</text:span></text:p>
      <text:p text:style-name="P32"><text:tab/>}</text:p>
      <text:p text:style-name="P31"/>
      <text:p text:style-name="P32"><text:tab/></text:p>
      <text:p text:style-name="P32">}</text:p>
      <text:p text:style-name="P22">..................................</text:p>
      <text:p text:style-name="P22"/>
      <text:p text:style-name="P22">Mymain.java</text:p>
      <text:p text:style-name="P13"><text:span text:style-name="T4">import</text:span> com.dsrc.bean.Employee;</text:p>
      <text:p text:style-name="P30"><text:span text:style-name="T1">import</text:span><text:span text:style-name="T7"> com.dsrc.util.UserCode;</text:span></text:p>
      <text:p text:style-name="P31"/>
      <text:p text:style-name="P30"><text:span text:style-name="T1">public</text:span><text:span text:style-name="T7"> </text:span><text:span text:style-name="T1">class</text:span><text:span text:style-name="T7"> MyMain {</text:span></text:p>
      <text:p text:style-name="P31"/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 {</text:span></text:p>
      <text:p text:style-name="P30"><text:span text:style-name="T7"><text:tab/><text:tab/>Employee </text:span><text:span text:style-name="T19">e</text:span><text:span text:style-name="T7">=</text:span><text:span text:style-name="T1">new</text:span><text:span text:style-name="T7"> Employee(2,</text:span><text:span text:style-name="T40">"hari"</text:span><text:span text:style-name="T7">, </text:span><text:span text:style-name="T40">"UK"</text:span><text:span text:style-name="T7">);</text:span></text:p>
      <text:p text:style-name="P30"><text:soft-page-break/><text:span text:style-name="T7"><text:tab/><text:tab/>UserCode </text:span><text:span text:style-name="T19">uc</text:span><text:span text:style-name="T7">=</text:span><text:span text:style-name="T1">new</text:span><text:span text:style-name="T7"> UserCode();</text:span></text:p>
      <text:p text:style-name="P30"><text:span text:style-name="T7"><text:tab/><text:tab/></text:span><text:span text:style-name="T1">boolean</text:span><text:span text:style-name="T7"> </text:span><text:span text:style-name="T22">b</text:span><text:span text:style-name="T7">= </text:span><text:span text:style-name="T19">uc</text:span><text:span text:style-name="T7">.updateEmployee(</text:span><text:span text:style-name="T19">e</text:span><text:span text:style-name="T7">);</text:span></text:p>
      <text:p text:style-name="P32"><text:tab/><text:tab/><text:tab/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updateEmployee(Employee </text:span><text:span text:style-name="T19">e</text:span><text:span text:style-name="T7">){</text:span></text:p>
      <text:p text:style-name="P32"><text:tab/><text:tab/></text:p>
      <text:p text:style-name="P32"><text:tab/>}</text:p>
      <text:p text:style-name="P31"/>
      <text:p text:style-name="P32">}</text:p>
      <text:p text:style-name="P31"/>
      <text:p text:style-name="P22">..................</text:p>
      <text:p text:style-name="P22">Usercode.java</text:p>
      <text:p text:style-name="P13"><text:s/><text:span text:style-name="T4">package</text:span> com.dsrc.util;</text:p>
      <text:p text:style-name="P31"/>
      <text:p text:style-name="P31"/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AnnotationConfiguration;</text:span></text:p>
      <text:p text:style-name="P31"/>
      <text:p text:style-name="P30"><text:span text:style-name="T1">import</text:span><text:span text:style-name="T7"> com.dsrc.bean.Employee;</text:span></text:p>
      <text:p text:style-name="P31"/>
      <text:p text:style-name="P30"><text:span text:style-name="T1">public</text:span><text:span text:style-name="T7"> </text:span><text:span text:style-name="T1">class</text:span><text:span text:style-name="T7"> UserCode {</text:span></text:p>
      <text:p text:style-name="P32"><text:tab/></text:p>
      <text:p text:style-name="P30"><text:span text:style-name="T7"><text:tab/></text:span><text:span text:style-name="T1">public</text:span><text:span text:style-name="T7"> </text:span><text:span text:style-name="T1">boolean</text:span><text:span text:style-name="T7"> updateEmployee(Employee </text:span><text:span text:style-name="T19">bean</text:span><text:span text:style-name="T7">)</text:span></text:p>
      <text:p text:style-name="P32"><text:tab/>{</text:p>
      <text:p text:style-name="P30"><text:span text:style-name="T7"><text:tab/><text:tab/>SessionFactory </text:span><text:span text:style-name="T19">sx</text:span><text:span text:style-name="T7">=</text:span><text:span text:style-name="T1">new</text:span><text:span text:style-name="T7"> AnnotationConfiguration().configure().addAnnotatedClass(Employee.</text:span><text:span text:style-name="T1">class</text:span><text:span text:style-name="T7">).buildSessionFactory();</text:span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save(</text:span><text:span text:style-name="T19">bean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0"><text:span text:style-name="T7"><text:tab/><text:tab/>System.</text:span><text:span text:style-name="T16">out</text:span><text:span text:style-name="T7">.println(</text:span><text:span text:style-name="T40">"Done......"</text:span><text:span text:style-name="T7">);</text:span></text:p>
      <text:p text:style-name="P32"><text:tab/><text:tab/></text:p>
      <text:p text:style-name="P32"><text:tab/><text:tab/></text:p>
      <text:p text:style-name="P30"><text:span text:style-name="T7"><text:tab/><text:tab/></text:span><text:span text:style-name="T46">//Logic to save department</text:span></text:p>
      <text:p text:style-name="P32"><text:tab/><text:tab/></text:p>
      <text:p text:style-name="P30"><text:span text:style-name="T7"><text:tab/><text:tab/></text:span><text:span text:style-name="T1">return</text:span><text:span text:style-name="T7"> </text:span><text:span text:style-name="T1">true</text:span><text:span text:style-name="T7">;</text:span></text:p>
      <text:p text:style-name="P32"><text:tab/>}</text:p>
      <text:p text:style-name="P31"/>
      <text:p text:style-name="P32">}</text:p>
      <text:p text:style-name="P22">...................</text:p>
      <text:p text:style-name="P22">hibernate.cfg.xml:</text:p>
      <text:p text:style-name="P13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PUBLIC</text:span><text:span text:style-name="T33"> <text:s/></text:span></text:p>
      <text:p text:style-name="P30"><text:span text:style-name="T33"><text:s text:c="10"/></text:span><text:span text:style-name="T24">"-//Hibernate/Hibernate Configuration DTD 3.0//EN"</text:span><text:span text:style-name="T33"> <text:s/></text:span></text:p>
      <text:p text:style-name="P30"><text:span text:style-name="T33"><text:s text:c="10"/></text:span><text:span text:style-name="T46">"http://hibernate.sourceforge.net/hibernate-configuration-3.0.dtd"</text:span><text:span text:style-name="T24">&gt;</text:span><text:span text:style-name="T7"> <text:s/></text:span></text:p>
      <text:p text:style-name="P32"><text:s text:c="2"/></text:p>
      <text:p text:style-name="P30"><text:span text:style-name="T24">&lt;</text:span><text:span text:style-name="T30">hibernate-configuration</text:span><text:span text:style-name="T24">&gt;</text:span><text:span text:style-name="T7"> <text:s/></text:span></text:p>
      <text:p text:style-name="P32"><text:s text:c="2"/></text:p>
      <text:p text:style-name="P30"><text:span text:style-name="T7"><text:s text:c="4"/></text:span><text:span text:style-name="T24">&lt;</text:span><text:span text:style-name="T30">session-factor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hbm2ddl.auto"</text:span><text:span text:style-name="T24">&gt;</text:span><text:span text:style-name="T7">upd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ialect"</text:span><text:span text:style-name="T24">&gt;</text:span><text:span text:style-name="T7">org.hibernate.dialect.MySQLDialec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7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rl"</text:span><text:span text:style-name="T24">&gt;</text:span><text:span text:style-name="T7">jdbc:mysql://</text:span><text:span text:style-name="T10">localhost</text:span><text:span text:style-name="T7">:3306/</text:span><text:span text:style-name="T10">myhibernate</text:span><text:span text:style-name="T24">&lt;/</text:span><text:span text:style-name="T30">property</text:span><text:span text:style-name="T24">&gt;</text:span><text:span text:style-name="T7"> <text:s text:c="3"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sername"</text:span><text:span text:style-name="T24">&gt;</text:span><text:span text:style-name="T7">roo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password"</text:span><text:span text:style-name="T24">&gt;</text:span><text:span text:style-name="T10">dsrc</text:span><text:span text:style-name="T24">&lt;/</text:span><text:span text:style-name="T30">property</text:span><text:span text:style-name="T24">&gt;</text:span><text:span text:style-name="T7"> <text:s/></text:span></text:p>
      <text:p text:style-name="P30"><text:soft-page-break/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driver_class"</text:span><text:span text:style-name="T24">&gt;</text:span><text:span text:style-name="T7">com.mysql.jdbc.Driver</text:span><text:span text:style-name="T24">&lt;/</text:span><text:span text:style-name="T30">property</text:span><text:span text:style-name="T24">&gt;</text:span><text:span text:style-name="T7"> <text:s/></text:span></text:p>
      <text:p text:style-name="P32"><text:s text:c="6"/></text:p>
      <text:p text:style-name="P30"><text:span text:style-name="T7"><text:s text:c="6"/></text:span><text:span text:style-name="T24">&lt;/</text:span><text:span text:style-name="T30">session-factory</text:span><text:span text:style-name="T24">&gt;</text:span><text:span text:style-name="T7"> <text:s/></text:span></text:p>
      <text:p text:style-name="P13"><text:span text:style-name="T23">&lt;/</text:span><text:span text:style-name="T29">hibernate-configuration</text:span><text:span text:style-name="T23">&gt;</text:span></text:p>
      <text:p text:style-name="P46"/>
      <text:p text:style-name="P22"/>
      <text:p text:style-name="P24">7.</text:p>
      <text:p text:style-name="P41">Create a hibernate application persist the department using Hibernate Annotations..</text:p>
      <text:p text:style-name="P39">Task : Create a database named myhibernate in MySQL and run the SQLQuery Attached.</text:p>
      <text:p text:style-name="P24"/>
      <text:p text:style-name="P24"/>
      <text:p text:style-name="P14">MyMain.java</text:p>
      <text:p text:style-name="P14"/>
      <text:p text:style-name="P24"><text:span text:style-name="T4">import</text:span><text:span text:style-name="T6"> com.dsrc.bean.Department;</text:span></text:p>
      <text:p text:style-name="P30"><text:span text:style-name="T1">import</text:span><text:span text:style-name="T7"> com.dsrc.util.UserCode;</text:span></text:p>
      <text:p text:style-name="P31"/>
      <text:p text:style-name="P30"><text:span text:style-name="T1">public</text:span><text:span text:style-name="T7"> </text:span><text:span text:style-name="T1">class</text:span><text:span text:style-name="T7"> MyMain {</text:span></text:p>
      <text:p text:style-name="P31"/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 {</text:span></text:p>
      <text:p text:style-name="P31"/>
      <text:p text:style-name="P30"><text:span text:style-name="T7"><text:tab/><text:tab/>Department </text:span><text:span text:style-name="T19">d</text:span><text:span text:style-name="T7">= </text:span><text:span text:style-name="T1">new</text:span><text:span text:style-name="T7"> Department(10, </text:span><text:span text:style-name="T40">"HR"</text:span><text:span text:style-name="T7">, </text:span><text:span text:style-name="T40">"India"</text:span><text:span text:style-name="T7">);</text:span></text:p>
      <text:p text:style-name="P30"><text:span text:style-name="T7"><text:tab/><text:tab/>UserCode </text:span><text:span text:style-name="T19">uc</text:span><text:span text:style-name="T7">=</text:span><text:span text:style-name="T1">new</text:span><text:span text:style-name="T7"> UserCode();</text:span></text:p>
      <text:p text:style-name="P30"><text:span text:style-name="T7"><text:tab/><text:tab/></text:span><text:span text:style-name="T1">boolean</text:span><text:span text:style-name="T7"> </text:span><text:span text:style-name="T22">b</text:span><text:span text:style-name="T7"> = </text:span><text:span text:style-name="T19">uc</text:span><text:span text:style-name="T7">.saveDepartment(</text:span><text:span text:style-name="T19">d</text:span><text:span text:style-name="T7">);</text:span></text:p>
      <text:p text:style-name="P32"><text:tab/><text:tab/> 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aveDepartment(Department </text:span><text:span text:style-name="T19">d</text:span><text:span text:style-name="T7">){</text:span></text:p>
      <text:p text:style-name="P32"><text:tab/><text:tab/></text:p>
      <text:p text:style-name="P32"><text:tab/>}</text:p>
      <text:p text:style-name="P31"/>
      <text:p text:style-name="P32">}</text:p>
      <text:p text:style-name="P24">..............</text:p>
      <text:p text:style-name="P24"/>
      <text:p text:style-name="P25">Department.java</text:p>
      <text:p text:style-name="P25"/>
      <text:p text:style-name="P25"><text:span text:style-name="T4">package</text:span><text:span text:style-name="T6"> com.dsrc.bean;</text:span></text:p>
      <text:p text:style-name="P31"/>
      <text:p text:style-name="P30"><text:span text:style-name="T1">import</text:span><text:span text:style-name="T7"> javax.persistence.Column;</text:span></text:p>
      <text:p text:style-name="P30"><text:span text:style-name="T1">import</text:span><text:span text:style-name="T7"> javax.persistence.Entity;</text:span></text:p>
      <text:p text:style-name="P30"><text:span text:style-name="T1">import</text:span><text:span text:style-name="T7"> javax.persistence.Id;</text:span></text:p>
      <text:p text:style-name="P30"><text:span text:style-name="T1">import</text:span><text:span text:style-name="T7"> javax.persistence.Table;</text:span></text:p>
      <text:p text:style-name="P31"/>
      <text:p text:style-name="P37">@Entity</text:p>
      <text:p text:style-name="P30"><text:span text:style-name="T56">@Table</text:span><text:span text:style-name="T7"> (name=</text:span><text:span text:style-name="T40">"Department"</text:span><text:span text:style-name="T7">)</text:span></text:p>
      <text:p text:style-name="P30"><text:span text:style-name="T1">public</text:span><text:span text:style-name="T7"> </text:span><text:span text:style-name="T1">class</text:span><text:span text:style-name="T7"> Department {</text:span></text:p>
      <text:p text:style-name="P30"><text:span text:style-name="T7"><text:tab/></text:span><text:span text:style-name="T56">@Id</text:span></text:p>
      <text:p text:style-name="P30"><text:span text:style-name="T7"><text:tab/></text:span><text:span text:style-name="T56">@Column</text:span><text:span text:style-name="T7">(name=</text:span><text:span text:style-name="T40">"deptno"</text:span><text:span text:style-name="T7">)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deptno</text:span><text:span text:style-name="T7">;</text:span></text:p>
      <text:p text:style-name="P32"><text:tab/></text:p>
      <text:p text:style-name="P30"><text:span text:style-name="T7"><text:tab/></text:span><text:span text:style-name="T56">@Column</text:span><text:span text:style-name="T7">(name=</text:span><text:span text:style-name="T40">"deptname"</text:span><text:span text:style-name="T7">)</text:span></text:p>
      <text:p text:style-name="P30"><text:span text:style-name="T7"><text:tab/></text:span><text:span text:style-name="T1">private</text:span><text:span text:style-name="T7"> String </text:span><text:span text:style-name="T13">deptname</text:span><text:span text:style-name="T7">;</text:span></text:p>
      <text:p text:style-name="P32"><text:tab/></text:p>
      <text:p text:style-name="P30"><text:span text:style-name="T7"><text:tab/></text:span><text:span text:style-name="T56">@Column</text:span><text:span text:style-name="T7">(name=</text:span><text:span text:style-name="T40">"location"</text:span><text:span text:style-name="T7">)</text:span></text:p>
      <text:p text:style-name="P30"><text:span text:style-name="T7"><text:tab/></text:span><text:span text:style-name="T1">private</text:span><text:span text:style-name="T7"> String </text:span><text:span text:style-name="T13">location</text:span><text:span text:style-name="T7">;</text:span></text:p>
      <text:p text:style-name="P32"><text:tab/></text:p>
      <text:p text:style-name="P30"><text:span text:style-name="T7"><text:tab/></text:span><text:span text:style-name="T1">public</text:span><text:span text:style-name="T7"> Department(){</text:span></text:p>
      <text:p text:style-name="P32"><text:tab/><text:tab/></text:p>
      <text:p text:style-name="P32"><text:soft-page-break/><text:tab/>}</text:p>
      <text:p text:style-name="P32"><text:tab/></text:p>
      <text:p text:style-name="P30"><text:span text:style-name="T7"><text:tab/></text:span><text:span text:style-name="T1">public</text:span><text:span text:style-name="T7"> Department(</text:span><text:span text:style-name="T1">int</text:span><text:span text:style-name="T7"> </text:span><text:span text:style-name="T19">deptno</text:span><text:span text:style-name="T7">, String </text:span><text:span text:style-name="T19">deptname</text:span><text:span text:style-name="T7">, String </text:span><text:span text:style-name="T19">location</text:span><text:span text:style-name="T7">)</text:span></text:p>
      <text:p text:style-name="P32"><text:tab/>{</text:p>
      <text:p text:style-name="P30"><text:span text:style-name="T7"><text:tab/><text:tab/></text:span><text:span text:style-name="T1">this</text:span><text:span text:style-name="T7">.</text:span><text:span text:style-name="T13">deptno</text:span><text:span text:style-name="T7">=</text:span><text:span text:style-name="T19">deptno</text:span><text:span text:style-name="T7">;</text:span></text:p>
      <text:p text:style-name="P30"><text:span text:style-name="T7"><text:tab/><text:tab/></text:span><text:span text:style-name="T1">this</text:span><text:span text:style-name="T7">.</text:span><text:span text:style-name="T13">deptname</text:span><text:span text:style-name="T7">=</text:span><text:span text:style-name="T19">deptname</text:span><text:span text:style-name="T7">;</text:span></text:p>
      <text:p text:style-name="P30"><text:span text:style-name="T7"><text:tab/><text:tab/></text:span><text:span text:style-name="T1">this</text:span><text:span text:style-name="T7">.</text:span><text:span text:style-name="T13">location</text:span><text:span text:style-name="T7">=</text:span><text:span text:style-name="T19">location</text:span><text:span text:style-name="T7">;</text:span></text:p>
      <text:p text:style-name="P31"/>
      <text:p text:style-name="P32"><text:tab/></text:p>
      <text:p text:style-name="P32">}</text:p>
      <text:p text:style-name="P31"/>
      <text:p text:style-name="P30"><text:span text:style-name="T7"><text:tab/></text:span><text:span text:style-name="T1">public</text:span><text:span text:style-name="T7"> </text:span><text:span text:style-name="T1">int</text:span><text:span text:style-name="T7"> getDeptno() {</text:span></text:p>
      <text:p text:style-name="P30"><text:span text:style-name="T7"><text:tab/><text:tab/></text:span><text:span text:style-name="T1">return</text:span><text:span text:style-name="T7"> </text:span><text:span text:style-name="T13">deptno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etDeptno(</text:span><text:span text:style-name="T1">int</text:span><text:span text:style-name="T7"> </text:span><text:span text:style-name="T19">deptno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deptno</text:span><text:span text:style-name="T7"> = </text:span><text:span text:style-name="T19">deptno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String getDeptname() {</text:span></text:p>
      <text:p text:style-name="P30"><text:span text:style-name="T7"><text:tab/><text:tab/></text:span><text:span text:style-name="T1">return</text:span><text:span text:style-name="T7"> </text:span><text:span text:style-name="T13">deptname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etDeptname(String </text:span><text:span text:style-name="T19">deptname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deptname</text:span><text:span text:style-name="T7"> = </text:span><text:span text:style-name="T19">deptname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String getLocation() {</text:span></text:p>
      <text:p text:style-name="P30"><text:span text:style-name="T7"><text:tab/><text:tab/></text:span><text:span text:style-name="T1">return</text:span><text:span text:style-name="T7"> </text:span><text:span text:style-name="T13">location</text:span><text:span text:style-name="T7">;</text:span>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etLocation(String </text:span><text:span text:style-name="T19">location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location</text:span><text:span text:style-name="T7"> = </text:span><text:span text:style-name="T19">location</text:span><text:span text:style-name="T7">;</text:span></text:p>
      <text:p text:style-name="P32"><text:tab/>}</text:p>
      <text:p text:style-name="P32">}</text:p>
      <text:p text:style-name="P25">.....................</text:p>
      <text:p text:style-name="P25"/>
      <text:p text:style-name="P25">UserCode.java:</text:p>
      <text:p text:style-name="P25"><text:span text:style-name="T4">package</text:span><text:span text:style-name="T6"> com.dsrc.util;</text:span></text:p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AnnotationConfiguration;</text:span></text:p>
      <text:p text:style-name="P31"/>
      <text:p text:style-name="P30"><text:span text:style-name="T1">import</text:span><text:span text:style-name="T7"> com.dsrc.bean.Department;</text:span></text:p>
      <text:p text:style-name="P31"/>
      <text:p text:style-name="P30"><text:span text:style-name="T1">public</text:span><text:span text:style-name="T7"> </text:span><text:span text:style-name="T1">class</text:span><text:span text:style-name="T7"> UserCode {</text:span></text:p>
      <text:p text:style-name="P32"><text:tab/></text:p>
      <text:p text:style-name="P30"><text:span text:style-name="T7"><text:tab/></text:span><text:span text:style-name="T1">public</text:span><text:span text:style-name="T7"> </text:span><text:span text:style-name="T1">boolean</text:span><text:span text:style-name="T7"> saveDepartment(Department </text:span><text:span text:style-name="T18">d</text:span><text:span text:style-name="T7">)</text:span></text:p>
      <text:p text:style-name="P32"><text:tab/>{</text:p>
      <text:p text:style-name="P30"><text:span text:style-name="T7"><text:tab/><text:tab/>SessionFactory </text:span><text:span text:style-name="T19">sx</text:span><text:span text:style-name="T7">=</text:span><text:span text:style-name="T1">new</text:span><text:span text:style-name="T7"> AnnotationConfiguration().configure().addAnnotatedClass(Department.</text:span><text:span text:style-name="T1">class</text:span><text:span text:style-name="T7">).buildSessionFactory();</text:span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save(</text:span><text:span text:style-name="T21">d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0"><text:soft-page-break/><text:span text:style-name="T7"><text:tab/><text:tab/>System.</text:span><text:span text:style-name="T16">out</text:span><text:span text:style-name="T7">.println(</text:span><text:span text:style-name="T40">"Done......"</text:span><text:span text:style-name="T7">);</text:span></text:p>
      <text:p text:style-name="P32"><text:tab/><text:tab/></text:p>
      <text:p text:style-name="P32"><text:tab/><text:tab/></text:p>
      <text:p text:style-name="P30"><text:span text:style-name="T7"><text:tab/><text:tab/></text:span><text:span text:style-name="T46">//Logic to save department</text:span></text:p>
      <text:p text:style-name="P32"><text:tab/><text:tab/></text:p>
      <text:p text:style-name="P30"><text:span text:style-name="T7"><text:tab/><text:tab/></text:span><text:span text:style-name="T1">return</text:span><text:span text:style-name="T7"> </text:span><text:span text:style-name="T1">true</text:span><text:span text:style-name="T7">;</text:span></text:p>
      <text:p text:style-name="P32"><text:tab/>}</text:p>
      <text:p text:style-name="P31"/>
      <text:p text:style-name="P32">}</text:p>
      <text:p text:style-name="P25">...................</text:p>
      <text:p text:style-name="P25"/>
      <text:p text:style-name="P25">hibernate.cfg.xml:</text:p>
      <text:p text:style-name="P25"><text:span text:style-name="T23">&lt;?</text:span><text:span text:style-name="T29">xml</text:span> <text:span text:style-name="T34">version</text:span><text:span text:style-name="T6">=</text:span><text:span text:style-name="T42">"1.0"</text:span> <text:span text:style-name="T34">encoding</text:span><text:span text:style-name="T6">=</text:span>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PUBLIC</text:span><text:span text:style-name="T33"> <text:s/></text:span></text:p>
      <text:p text:style-name="P30"><text:span text:style-name="T33"><text:s text:c="10"/></text:span><text:span text:style-name="T24">"-//Hibernate/Hibernate Configuration DTD 3.0//EN"</text:span><text:span text:style-name="T33"> <text:s/></text:span></text:p>
      <text:p text:style-name="P30"><text:span text:style-name="T33"><text:s text:c="10"/></text:span><text:span text:style-name="T46">"http://hibernate.sourceforge.net/hibernate-configuration-3.0.dtd"</text:span><text:span text:style-name="T24">&gt;</text:span><text:span text:style-name="T7"> <text:s/></text:span></text:p>
      <text:p text:style-name="P32"><text:s text:c="2"/></text:p>
      <text:p text:style-name="P30"><text:span text:style-name="T24">&lt;</text:span><text:span text:style-name="T30">hibernate-configuration</text:span><text:span text:style-name="T24">&gt;</text:span><text:span text:style-name="T7"> <text:s/></text:span></text:p>
      <text:p text:style-name="P32"><text:s text:c="2"/></text:p>
      <text:p text:style-name="P30"><text:span text:style-name="T7"><text:s text:c="4"/></text:span><text:span text:style-name="T24">&lt;</text:span><text:span text:style-name="T30">session-factor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hbm2ddl.auto"</text:span><text:span text:style-name="T24">&gt;</text:span><text:span text:style-name="T7">upd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ialect"</text:span><text:span text:style-name="T24">&gt;</text:span><text:span text:style-name="T7">org.hibernate.dialect.MySQLDialec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7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rl"</text:span><text:span text:style-name="T24">&gt;</text:span><text:span text:style-name="T7">jdbc:mysql://localhost:3306/myhibernate</text:span><text:span text:style-name="T24">&lt;/</text:span><text:span text:style-name="T30">property</text:span><text:span text:style-name="T24">&gt;</text:span><text:span text:style-name="T7"> <text:s text:c="3"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sername"</text:span><text:span text:style-name="T24">&gt;</text:span><text:span text:style-name="T7">roo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password"</text:span><text:span text:style-name="T24">&gt;</text:span><text:span text:style-name="T7">dsrc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driver_class"</text:span><text:span text:style-name="T24">&gt;</text:span><text:span text:style-name="T7">com.mysql.jdbc.Driver</text:span><text:span text:style-name="T24">&lt;/</text:span><text:span text:style-name="T30">property</text:span><text:span text:style-name="T24">&gt;</text:span><text:span text:style-name="T7"> <text:s/></text:span></text:p>
      <text:p text:style-name="P32"><text:s text:c="6"/></text:p>
      <text:p text:style-name="P30"><text:span text:style-name="T7"><text:s text:c="6"/></text:span><text:span text:style-name="T24">&lt;/</text:span><text:span text:style-name="T30">session-factory</text:span><text:span text:style-name="T24">&gt;</text:span><text:span text:style-name="T7"> <text:s/></text:span></text:p>
      <text:p text:style-name="P49"><text:span text:style-name="T23">&lt;/</text:span><text:span text:style-name="T29">hibernate-configuration</text:span><text:span text:style-name="T23">&gt;</text:span></text:p>
      <text:p text:style-name="P15">8</text:p>
      <text:p text:style-name="P15"/>
      <text:p text:style-name="P28">Create a hibernate application persist the employee details accepting from the user. (Use Hibernate Annotation)</text:p>
      <text:p text:style-name="P35"> </text:p>
      <text:p text:style-name="P34">Task:</text:p>
      <text:p text:style-name="P34">Read EmpoyeeID , Name and City from the user using scanner and save to database.</text:p>
      <text:p text:style-name="P35"> </text:p>
      <text:p text:style-name="P34">The MainMenu Should look like the following</text:p>
      <text:p text:style-name="P15"/>
      <text:p text:style-name="P16">Mymain.java</text:p>
      <text:p text:style-name="P16"><text:span text:style-name="T4">import</text:span> java.util.Scanner;</text:p>
      <text:p text:style-name="P31"/>
      <text:p text:style-name="P30"><text:span text:style-name="T1">import</text:span><text:span text:style-name="T7"> com.dsrc.bean.Employee;</text:span></text:p>
      <text:p text:style-name="P30"><text:span text:style-name="T1">import</text:span><text:span text:style-name="T7"> com.dsrc.util.UserCode;</text:span></text:p>
      <text:p text:style-name="P31"/>
      <text:p text:style-name="P30"><text:span text:style-name="T1">public</text:span><text:span text:style-name="T7"> </text:span><text:span text:style-name="T1">class</text:span><text:span text:style-name="T7"> MyMain {</text:span></text:p>
      <text:p text:style-name="P31"/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 {</text:span></text:p>
      <text:p text:style-name="P30"><text:span text:style-name="T7"><text:tab/><text:tab/>Scanner </text:span><text:span text:style-name="T22">sc</text:span><text:span text:style-name="T7">=</text:span><text:span text:style-name="T1">new</text:span><text:span text:style-name="T7"> Scanner(System.</text:span><text:span text:style-name="T16">in</text:span><text:span text:style-name="T7">);</text:span></text:p>
      <text:p text:style-name="P30"><text:span text:style-name="T7"><text:tab/><text:tab/>System.</text:span><text:span text:style-name="T16">out</text:span><text:span text:style-name="T7">.println(</text:span><text:span text:style-name="T40">"1.Enter Data"</text:span><text:span text:style-name="T7">);</text:span></text:p>
      <text:p text:style-name="P30"><text:span text:style-name="T7">System.</text:span><text:span text:style-name="T16">out</text:span><text:span text:style-name="T7">.println(</text:span><text:span text:style-name="T40">"2. Exit"</text:span><text:span text:style-name="T7">);</text:span></text:p>
      <text:p text:style-name="P32"><text:tab/><text:tab/></text:p>
      <text:p text:style-name="P30"><text:span text:style-name="T7"><text:tab/><text:tab/>System.</text:span><text:span text:style-name="T16">out</text:span><text:span text:style-name="T7">.println(</text:span><text:span text:style-name="T40">"enter your choice(1/2)"</text:span><text:span text:style-name="T7">);</text:span></text:p>
      <text:p text:style-name="P32"><text:tab/><text:tab/></text:p>
      <text:p text:style-name="P30"><text:span text:style-name="T7"><text:tab/><text:tab/></text:span><text:span text:style-name="T1">int</text:span><text:span text:style-name="T7"> </text:span><text:span text:style-name="T19">choice</text:span><text:span text:style-name="T7">=</text:span><text:span text:style-name="T19">sc</text:span><text:span text:style-name="T7">.nextInt();</text:span></text:p>
      <text:p text:style-name="P30"><text:span text:style-name="T7"><text:tab/><text:tab/></text:span><text:span text:style-name="T1">switch</text:span><text:span text:style-name="T7">(</text:span><text:span text:style-name="T19">choice</text:span><text:span text:style-name="T7">)</text:span></text:p>
      <text:p text:style-name="P32"><text:soft-page-break/><text:tab/><text:tab/>{</text:p>
      <text:p text:style-name="P30"><text:span text:style-name="T7"><text:tab/><text:tab/></text:span><text:span text:style-name="T1">case</text:span><text:span text:style-name="T7"> 1:</text:span></text:p>
      <text:p text:style-name="P32"><text:tab/><text:tab/><text:tab/></text:p>
      <text:p text:style-name="P30"><text:span text:style-name="T7"><text:tab/><text:tab/><text:tab/></text:span><text:span text:style-name="T1">int</text:span><text:span text:style-name="T7"> </text:span><text:span text:style-name="T19">empno</text:span><text:span text:style-name="T7">=</text:span><text:span text:style-name="T19">sc</text:span><text:span text:style-name="T7">.nextInt();</text:span></text:p>
      <text:p text:style-name="P30"><text:span text:style-name="T7"><text:tab/><text:tab/><text:tab/>String </text:span><text:span text:style-name="T19">name</text:span><text:span text:style-name="T7">=</text:span><text:span text:style-name="T19">sc</text:span><text:span text:style-name="T7">.next();</text:span></text:p>
      <text:p text:style-name="P30"><text:span text:style-name="T7"><text:tab/><text:tab/><text:tab/>String </text:span><text:span text:style-name="T19">city</text:span><text:span text:style-name="T7">=</text:span><text:span text:style-name="T19">sc</text:span><text:span text:style-name="T7">.next();</text:span></text:p>
      <text:p text:style-name="P30"><text:span text:style-name="T7"><text:tab/><text:tab/><text:tab/>Employee </text:span><text:span text:style-name="T19">e</text:span><text:span text:style-name="T7">= </text:span><text:span text:style-name="T1">new</text:span><text:span text:style-name="T7"> Employee(</text:span><text:span text:style-name="T19">empno</text:span><text:span text:style-name="T7">, </text:span><text:span text:style-name="T19">name</text:span><text:span text:style-name="T7">,</text:span><text:span text:style-name="T19">city</text:span><text:span text:style-name="T7">);</text:span></text:p>
      <text:p text:style-name="P30"><text:span text:style-name="T7"><text:tab/><text:tab/><text:tab/>UserCode </text:span><text:span text:style-name="T19">uc</text:span><text:span text:style-name="T7">= </text:span><text:span text:style-name="T1">new</text:span><text:span text:style-name="T7"> UserCode();</text:span></text:p>
      <text:p text:style-name="P30"><text:span text:style-name="T7"><text:tab/><text:tab/><text:tab/></text:span><text:span text:style-name="T1">boolean</text:span><text:span text:style-name="T7"> </text:span><text:span text:style-name="T22">b</text:span><text:span text:style-name="T7">=</text:span><text:span text:style-name="T19">uc</text:span><text:span text:style-name="T7">.saveEmployee(</text:span><text:span text:style-name="T19">e</text:span><text:span text:style-name="T7">);</text:span></text:p>
      <text:p text:style-name="P32"><text:tab/><text:tab/><text:tab/></text:p>
      <text:p text:style-name="P30"><text:span text:style-name="T7"><text:tab/><text:tab/><text:tab/></text:span><text:span text:style-name="T1">break</text:span><text:span text:style-name="T7">;</text:span></text:p>
      <text:p text:style-name="P32"><text:tab/><text:tab/><text:tab/></text:p>
      <text:p text:style-name="P30"><text:span text:style-name="T7"><text:tab/><text:tab/></text:span><text:span text:style-name="T1">case</text:span><text:span text:style-name="T7"> 2:</text:span></text:p>
      <text:p text:style-name="P30"><text:span text:style-name="T7"><text:tab/><text:tab/><text:tab/>System.</text:span><text:span text:style-name="T11">exit</text:span><text:span text:style-name="T7">(0);</text:span></text:p>
      <text:p text:style-name="P30"><text:span text:style-name="T7"><text:tab/><text:tab/><text:tab/></text:span><text:span text:style-name="T1">break</text:span><text:span text:style-name="T7">;</text:span></text:p>
      <text:p text:style-name="P32"><text:tab/><text:tab/>}</text:p>
      <text:p text:style-name="P32"><text:tab/>}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aveEmployee(Employee </text:span><text:span text:style-name="T19">e</text:span><text:span text:style-name="T7">) {</text:span></text:p>
      <text:p text:style-name="P30"><text:span text:style-name="T7"><text:tab/><text:tab/></text:span><text:span text:style-name="T46">// </text:span><text:span text:style-name="T50">TODO</text:span><text:span text:style-name="T46"> Auto-generated method stub</text:span></text:p>
      <text:p text:style-name="P32"><text:tab/><text:tab/><text:tab/><text:tab/></text:p>
      <text:p text:style-name="P32"><text:tab/>}</text:p>
      <text:p text:style-name="P31"/>
      <text:p text:style-name="P32">}</text:p>
      <text:p text:style-name="P16">....................</text:p>
      <text:p text:style-name="P16">Employee.java</text:p>
      <text:p text:style-name="P16"><text:span text:style-name="T4">package</text:span> com.dsrc.bean;</text:p>
      <text:p text:style-name="P31"/>
      <text:p text:style-name="P30"><text:span text:style-name="T1">import</text:span><text:span text:style-name="T7"> javax.persistence.Column;</text:span></text:p>
      <text:p text:style-name="P30"><text:span text:style-name="T1">import</text:span><text:span text:style-name="T7"> javax.persistence.Entity;</text:span></text:p>
      <text:p text:style-name="P30"><text:span text:style-name="T1">import</text:span><text:span text:style-name="T7"> javax.persistence.Id;</text:span></text:p>
      <text:p text:style-name="P30"><text:span text:style-name="T1">import</text:span><text:span text:style-name="T7"> javax.persistence.Table;</text:span></text:p>
      <text:p text:style-name="P31"/>
      <text:p text:style-name="P37">@Entity</text:p>
      <text:p text:style-name="P30"><text:span text:style-name="T56">@Table</text:span><text:span text:style-name="T7">(name=</text:span><text:span text:style-name="T40">"Employee"</text:span><text:span text:style-name="T7">)</text:span></text:p>
      <text:p text:style-name="P30"><text:span text:style-name="T1">public</text:span><text:span text:style-name="T7"> </text:span><text:span text:style-name="T1">class</text:span><text:span text:style-name="T7"> Employee {</text:span></text:p>
      <text:p text:style-name="P30"><text:span text:style-name="T7"><text:tab/></text:span><text:span text:style-name="T56">@Id</text:span></text:p>
      <text:p text:style-name="P30"><text:span text:style-name="T7"><text:tab/></text:span><text:span text:style-name="T56">@Column</text:span><text:span text:style-name="T7">(name=</text:span><text:span text:style-name="T40">"empno"</text:span><text:span text:style-name="T7">)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empno</text:span><text:span text:style-name="T7">;</text:span></text:p>
      <text:p text:style-name="P32"><text:tab/></text:p>
      <text:p text:style-name="P30"><text:span text:style-name="T7"><text:tab/></text:span><text:span text:style-name="T56">@Column</text:span><text:span text:style-name="T7">(name=</text:span><text:span text:style-name="T40">"name"</text:span><text:span text:style-name="T7">)</text:span></text:p>
      <text:p text:style-name="P30"><text:span text:style-name="T7"><text:tab/></text:span><text:span text:style-name="T1">private</text:span><text:span text:style-name="T7"> String </text:span><text:span text:style-name="T13">name</text:span><text:span text:style-name="T7">;</text:span></text:p>
      <text:p text:style-name="P32"><text:tab/></text:p>
      <text:p text:style-name="P30"><text:span text:style-name="T7"><text:tab/></text:span><text:span text:style-name="T56">@Column</text:span><text:span text:style-name="T7">(name=</text:span><text:span text:style-name="T40">"city"</text:span><text:span text:style-name="T7">)</text:span></text:p>
      <text:p text:style-name="P30"><text:span text:style-name="T7"><text:tab/></text:span><text:span text:style-name="T1">private</text:span><text:span text:style-name="T7"> String </text:span><text:span text:style-name="T13">city</text:span><text:span text:style-name="T7">;</text:span></text:p>
      <text:p text:style-name="P32"><text:tab/></text:p>
      <text:p text:style-name="P30"><text:span text:style-name="T7"><text:tab/></text:span><text:span text:style-name="T1">public</text:span><text:span text:style-name="T7"> Employee(){</text:span></text:p>
      <text:p text:style-name="P32"><text:tab/><text:tab/></text:p>
      <text:p text:style-name="P32"><text:tab/>}</text:p>
      <text:p text:style-name="P30"><text:span text:style-name="T7"><text:tab/></text:span><text:span text:style-name="T1">public</text:span><text:span text:style-name="T7"> Employee(</text:span><text:span text:style-name="T1">int</text:span><text:span text:style-name="T7"> </text:span><text:span text:style-name="T19">empno</text:span><text:span text:style-name="T7"> , String </text:span><text:span text:style-name="T19">name</text:span><text:span text:style-name="T7"> , String </text:span><text:span text:style-name="T19">city</text:span><text:span text:style-name="T7">)</text:span></text:p>
      <text:p text:style-name="P32"><text:tab/>{</text:p>
      <text:p text:style-name="P30"><text:span text:style-name="T7"><text:tab/><text:tab/> </text:span><text:span text:style-name="T1">this</text:span><text:span text:style-name="T7">.</text:span><text:span text:style-name="T13">empno</text:span><text:span text:style-name="T7">=</text:span><text:span text:style-name="T19">empno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name</text:span><text:span text:style-name="T7">=</text:span><text:span text:style-name="T19">name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city</text:span><text:span text:style-name="T7">=</text:span><text:span text:style-name="T19">city</text:span><text:span text:style-name="T7">;</text:span></text:p>
      <text:p text:style-name="P32"><text:tab/><text:tab/> 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int</text:span><text:span text:style-name="T7"> getEmpno() {</text:span></text:p>
      <text:p text:style-name="P30"><text:span text:style-name="T7"><text:tab/><text:tab/></text:span><text:span text:style-name="T1">return</text:span><text:span text:style-name="T7"> </text:span><text:span text:style-name="T13">empno</text:span><text:span text:style-name="T7">;</text:span></text:p>
      <text:p text:style-name="P32"><text:soft-page-break/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Empno(</text:span><text:span text:style-name="T1">int</text:span><text:span text:style-name="T7"> </text:span><text:span text:style-name="T19">empno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empno</text:span><text:span text:style-name="T7"> = </text:span><text:span text:style-name="T19">empno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Name() {</text:span></text:p>
      <text:p text:style-name="P30"><text:span text:style-name="T7"><text:tab/><text:tab/></text:span><text:span text:style-name="T1">return</text:span><text:span text:style-name="T7"> </text:span><text:span text:style-name="T13">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Name(String </text:span><text:span text:style-name="T19">name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name</text:span><text:span text:style-name="T7"> = </text:span><text:span text:style-name="T19">name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String getCity() {</text:span></text:p>
      <text:p text:style-name="P30"><text:span text:style-name="T7"><text:tab/><text:tab/></text:span><text:span text:style-name="T1">return</text:span><text:span text:style-name="T7"> </text:span><text:span text:style-name="T13">city</text:span><text:span text:style-name="T7">;</text:span></text:p>
      <text:p text:style-name="P32"><text:tab/>}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City(String </text:span><text:span text:style-name="T19">city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city</text:span><text:span text:style-name="T7"> = </text:span><text:span text:style-name="T19">city</text:span><text:span text:style-name="T7">;</text:span></text:p>
      <text:p text:style-name="P32"><text:tab/>}</text:p>
      <text:p text:style-name="P31"/>
      <text:p text:style-name="P32"><text:tab/></text:p>
      <text:p text:style-name="P32">}</text:p>
      <text:p text:style-name="P16">....................</text:p>
      <text:p text:style-name="P16">UserCode.java:</text:p>
      <text:p text:style-name="P16"><text:span text:style-name="T4">package</text:span> com.dsrc.util;</text:p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AnnotationConfiguration;</text:span></text:p>
      <text:p text:style-name="P30"><text:span text:style-name="T1">import</text:span><text:span text:style-name="T7"> </text:span><text:span text:style-name="T10">org.hibernate.cfg.Configuration</text:span><text:span text:style-name="T7">;</text:span></text:p>
      <text:p text:style-name="P31"/>
      <text:p text:style-name="P30"><text:span text:style-name="T1">import</text:span><text:span text:style-name="T7"> com.dsrc.bean.Employee;</text:span></text:p>
      <text:p text:style-name="P31"/>
      <text:p text:style-name="P30"><text:span text:style-name="T1">public</text:span><text:span text:style-name="T7"> </text:span><text:span text:style-name="T1">class</text:span><text:span text:style-name="T7"> UserCode {</text:span></text:p>
      <text:p text:style-name="P32"><text:tab/></text:p>
      <text:p text:style-name="P30"><text:span text:style-name="T7"><text:tab/></text:span><text:span text:style-name="T1">public</text:span><text:span text:style-name="T7"> </text:span><text:span text:style-name="T1">boolean</text:span><text:span text:style-name="T7"> saveEmployee(Employee </text:span><text:span text:style-name="T19">bean</text:span><text:span text:style-name="T7">)</text:span></text:p>
      <text:p text:style-name="P32"><text:tab/>{</text:p>
      <text:p text:style-name="P32"><text:tab/><text:tab/></text:p>
      <text:p text:style-name="P30"><text:span text:style-name="T7"><text:tab/><text:tab/>SessionFactory </text:span><text:span text:style-name="T19">sx</text:span><text:span text:style-name="T7">=</text:span><text:span text:style-name="T1">new</text:span><text:span text:style-name="T7"> AnnotationConfiguration().configure().addAnnotatedClass(Employee.</text:span><text:span text:style-name="T1">class</text:span><text:span text:style-name="T7">).buildSessionFactory();</text:span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save(</text:span><text:span text:style-name="T19">bean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2"><text:tab/><text:tab/></text:p>
      <text:p text:style-name="P30"><text:span text:style-name="T7"><text:tab/><text:tab/>System.</text:span><text:span text:style-name="T16">out</text:span><text:span text:style-name="T7">.println(</text:span><text:span text:style-name="T40">"Data Saved.."</text:span><text:span text:style-name="T7">);</text:span></text:p>
      <text:p text:style-name="P30"><text:span text:style-name="T7"><text:tab/><text:tab/></text:span><text:span text:style-name="T46">//Logic to save department</text:span></text:p>
      <text:p text:style-name="P32"><text:tab/></text:p>
      <text:p text:style-name="P30"><text:span text:style-name="T7"><text:tab/><text:tab/></text:span><text:span text:style-name="T1">return</text:span><text:span text:style-name="T7"> </text:span><text:span text:style-name="T1">true</text:span><text:span text:style-name="T7">;</text:span></text:p>
      <text:p text:style-name="P32"><text:tab/>}</text:p>
      <text:p text:style-name="P31"/>
      <text:p text:style-name="P16">}</text:p>
      <text:p text:style-name="P16">.............</text:p>
      <text:p text:style-name="P16">hibernate.cfg.xml:</text:p>
      <text:p text:style-name="P16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PUBLIC</text:span><text:span text:style-name="T33"> <text:s/></text:span></text:p>
      <text:p text:style-name="P30"><text:span text:style-name="T33"><text:s text:c="10"/></text:span><text:span text:style-name="T24">"-//Hibernate/Hibernate Configuration DTD 3.0//EN"</text:span><text:span text:style-name="T33"> <text:s/></text:span></text:p>
      <text:p text:style-name="P30"><text:span text:style-name="T33"><text:s text:c="10"/></text:span><text:span text:style-name="T46">"http://hibernate.sourceforge.net/hibernate-configuration-3.0.dtd"</text:span><text:span text:style-name="T24">&gt;</text:span><text:span text:style-name="T7"> <text:s/></text:span></text:p>
      <text:p text:style-name="P32"><text:s text:c="2"/></text:p>
      <text:p text:style-name="P30"><text:soft-page-break/><text:span text:style-name="T24">&lt;</text:span><text:span text:style-name="T30">hibernate-configuration</text:span><text:span text:style-name="T24">&gt;</text:span><text:span text:style-name="T7"> <text:s/></text:span></text:p>
      <text:p text:style-name="P32"><text:s text:c="2"/></text:p>
      <text:p text:style-name="P30"><text:span text:style-name="T7"><text:s text:c="4"/></text:span><text:span text:style-name="T24">&lt;</text:span><text:span text:style-name="T30">session-factor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hbm2ddl.auto"</text:span><text:span text:style-name="T24">&gt;</text:span><text:span text:style-name="T7">upd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ialect"</text:span><text:span text:style-name="T24">&gt;</text:span><text:span text:style-name="T7">org.hibernate.dialect.MySQLDialec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7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rl"</text:span><text:span text:style-name="T24">&gt;</text:span><text:span text:style-name="T7">jdbc:mysql://</text:span><text:span text:style-name="T10">localhost</text:span><text:span text:style-name="T7">:3306/</text:span><text:span text:style-name="T10">myhibernate</text:span><text:span text:style-name="T24">&lt;/</text:span><text:span text:style-name="T30">property</text:span><text:span text:style-name="T24">&gt;</text:span><text:span text:style-name="T7"> <text:s text:c="3"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sername"</text:span><text:span text:style-name="T24">&gt;</text:span><text:span text:style-name="T7">roo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password"</text:span><text:span text:style-name="T24">&gt;</text:span><text:span text:style-name="T10">dsrc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driver_class"</text:span><text:span text:style-name="T24">&gt;</text:span><text:span text:style-name="T7">com.mysql.jdbc.Driver</text:span><text:span text:style-name="T24">&lt;/</text:span><text:span text:style-name="T30">property</text:span><text:span text:style-name="T24">&gt;</text:span><text:span text:style-name="T7"> <text:s/></text:span></text:p>
      <text:p text:style-name="P32"><text:s text:c="5"/><text:tab/></text:p>
      <text:p text:style-name="P32"><text:s text:c="5"/><text:tab/></text:p>
      <text:p text:style-name="P30"><text:span text:style-name="T7"><text:s text:c="6"/></text:span><text:span text:style-name="T24">&lt;/</text:span><text:span text:style-name="T30">session-factory</text:span><text:span text:style-name="T24">&gt;</text:span><text:span text:style-name="T7"> <text:s/></text:span></text:p>
      <text:p text:style-name="P16"><text:span text:style-name="T23">&lt;/</text:span><text:span text:style-name="T29">hibernate-configuration</text:span><text:span text:style-name="T23">&gt;</text:span></text:p>
      <text:p text:style-name="P52"/>
      <text:p text:style-name="P57"/>
      <text:p text:style-name="P52">9.</text:p>
      <text:p text:style-name="P54">Create a hibernate application to DELETE  Employee Details in the database using Hibernate.</text:p>
      <text:p text:style-name="P35"> </text:p>
      <text:p text:style-name="P34">Task:</text:p>
      <text:p text:style-name="P34">Delete the Employee using Hibernate.</text:p>
      <text:p text:style-name="P35"> </text:p>
      <text:p text:style-name="P34">Task : Create a database named myhibernate in MySQL and run the SQLQuery Attached.</text:p>
      <text:p text:style-name="P52"/>
      <text:p text:style-name="P53">MyMain.java:</text:p>
      <text:p text:style-name="P55"/>
      <text:p text:style-name="P31"/>
      <text:p text:style-name="P30"><text:span text:style-name="T1">import</text:span><text:span text:style-name="T7"> org.hibernate.Session;</text:span></text:p>
      <text:p text:style-name="P30"><text:span text:style-name="T1">import</text:span><text:span text:style-name="T7"> org.hibernate.SessionFactory;</text:span></text:p>
      <text:p text:style-name="P30"><text:span text:style-name="T1">import</text:span><text:span text:style-name="T7"> org.hibernate.Transaction;</text:span></text:p>
      <text:p text:style-name="P30"><text:span text:style-name="T1">import</text:span><text:span text:style-name="T7"> org.hibernate.cfg.Configuration;</text:span></text:p>
      <text:p text:style-name="P31"/>
      <text:p text:style-name="P30"><text:span text:style-name="T1">import</text:span><text:span text:style-name="T7"> com.dsrc.bean.Employee;</text:span></text:p>
      <text:p text:style-name="P31"/>
      <text:p text:style-name="P30"><text:span text:style-name="T1">public</text:span><text:span text:style-name="T7"> </text:span><text:span text:style-name="T1">class</text:span><text:span text:style-name="T7"> MyMain {</text:span></text:p>
      <text:p text:style-name="P30"><text:span text:style-name="T7"><text:tab/></text:span></text:p>
      <text:p text:style-name="P30"><text:span text:style-name="T7"><text:tab/></text:span></text:p>
      <text:p text:style-name="P30"><text:span text:style-name="T7"><text:tab/></text:span></text:p>
      <text:p text:style-name="P30"><text:span text:style-name="T7"><text:tab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19">args</text:span><text:span text:style-name="T7">) {</text:span></text:p>
      <text:p text:style-name="P30"><text:span text:style-name="T7"><text:tab/><text:tab/>SessionFactory </text:span><text:span text:style-name="T19">sx</text:span><text:span text:style-name="T7">= </text:span><text:span text:style-name="T1">new</text:span><text:span text:style-name="T7"> Configuration().configure().buildSessionFactory();</text:span></text:p>
      <text:p text:style-name="P30"><text:span text:style-name="T7"><text:tab/><text:tab/>Session </text:span><text:span text:style-name="T19">s</text:span><text:span text:style-name="T7">= </text:span><text:span text:style-name="T19">sx</text:span><text:span text:style-name="T7">.openSession();</text:span></text:p>
      <text:p text:style-name="P30"><text:span text:style-name="T7"><text:tab/><text:tab/>Employee </text:span><text:span text:style-name="T19">e</text:span><text:span text:style-name="T7">= </text:span><text:span text:style-name="T1">new</text:span><text:span text:style-name="T7"> Employee(101, </text:span><text:span text:style-name="T40">"Aneesh"</text:span><text:span text:style-name="T7">, </text:span><text:span text:style-name="T40">"Kollam"</text:span><text:span text:style-name="T7">);</text:span></text:p>
      <text:p text:style-name="P30"><text:span text:style-name="T7"><text:tab/><text:tab/></text:span></text:p>
      <text:p text:style-name="P30"><text:span text:style-name="T7"><text:tab/><text:tab/>Transaction </text:span><text:span text:style-name="T19">tx</text:span><text:span text:style-name="T7">=</text:span><text:span text:style-name="T19">s</text:span><text:span text:style-name="T7">.beginTransaction();</text:span></text:p>
      <text:p text:style-name="P30"><text:span text:style-name="T7"><text:tab/><text:tab/></text:span><text:span text:style-name="T19">s</text:span><text:span text:style-name="T7">.delete(</text:span><text:span text:style-name="T19">e</text:span><text:span text:style-name="T7">);</text:span></text:p>
      <text:p text:style-name="P30"><text:span text:style-name="T7"><text:tab/><text:tab/></text:span><text:span text:style-name="T19">tx</text:span><text:span text:style-name="T7">.commit();</text:span></text:p>
      <text:p text:style-name="P30"><text:span text:style-name="T7"><text:tab/><text:tab/></text:span></text:p>
      <text:p text:style-name="P30"><text:span text:style-name="T7"><text:tab/><text:tab/>System.</text:span><text:span text:style-name="T16">out</text:span><text:span text:style-name="T7">.println(</text:span><text:span text:style-name="T40">"Data Saved.."</text:span><text:span text:style-name="T7">);</text:span></text:p>
      <text:p text:style-name="P30"><text:span text:style-name="T7"><text:tab/></text:span><text:span text:style-name="T46">// Do Logic</text:span></text:p>
      <text:p text:style-name="P30"><text:span text:style-name="T7"><text:tab/></text:span></text:p>
      <text:p text:style-name="P30"><text:span text:style-name="T7"><text:tab/>}</text:span></text:p>
      <text:p text:style-name="P31"/>
      <text:p text:style-name="P30"><text:span text:style-name="T7"><text:tab/></text:span><text:span text:style-name="T1">public</text:span><text:span text:style-name="T7"> </text:span><text:span text:style-name="T1">void</text:span><text:span text:style-name="T7"> saveEmployee(Employee </text:span><text:span text:style-name="T19">eb</text:span><text:span text:style-name="T7">) {</text:span></text:p>
      <text:p text:style-name="P30"><text:span text:style-name="T7"><text:tab/><text:tab/></text:span><text:span text:style-name="T46">// </text:span><text:span text:style-name="T50">TODO</text:span><text:span text:style-name="T46"> Auto-generated method stub</text:span></text:p>
      <text:p text:style-name="P30"><text:span text:style-name="T7"><text:tab/><text:tab/></text:span></text:p>
      <text:p text:style-name="P30"><text:span text:style-name="T7"><text:tab/></text:span></text:p>
      <text:p text:style-name="P30"><text:span text:style-name="T7"><text:tab/><text:tab/></text:span></text:p>
      <text:p text:style-name="P30"><text:soft-page-break/><text:span text:style-name="T7"><text:tab/>}</text:span></text:p>
      <text:p text:style-name="P31"/>
      <text:p text:style-name="P55">}</text:p>
      <text:p text:style-name="P55">....................</text:p>
      <text:p text:style-name="P56">Employee.java:</text:p>
      <text:p text:style-name="P56"><text:span text:style-name="T4">package</text:span> com.dsrc.bean;</text:p>
      <text:p text:style-name="P31"/>
      <text:p text:style-name="P30"><text:span text:style-name="T1">public</text:span><text:span text:style-name="T7"> </text:span><text:span text:style-name="T1">class</text:span><text:span text:style-name="T7"> Employee {</text:span></text:p>
      <text:p text:style-name="P30"><text:span text:style-name="T7"><text:tab/></text:span><text:span text:style-name="T1">private</text:span><text:span text:style-name="T7"> </text:span><text:span text:style-name="T1">int</text:span><text:span text:style-name="T7"> </text:span><text:span text:style-name="T13">empno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name</text:span><text:span text:style-name="T7">;</text:span></text:p>
      <text:p text:style-name="P30"><text:span text:style-name="T7"><text:tab/></text:span><text:span text:style-name="T1">private</text:span><text:span text:style-name="T7"> String </text:span><text:span text:style-name="T13">city</text:span><text:span text:style-name="T7">;</text:span></text:p>
      <text:p text:style-name="P30"><text:span text:style-name="T7"><text:tab/></text:span></text:p>
      <text:p text:style-name="P30"><text:span text:style-name="T7"><text:tab/></text:span><text:span text:style-name="T1">public</text:span><text:span text:style-name="T7"> Employee(){</text:span></text:p>
      <text:p text:style-name="P30"><text:span text:style-name="T7"><text:tab/><text:tab/></text:span></text:p>
      <text:p text:style-name="P30"><text:span text:style-name="T7"><text:tab/>}</text:span></text:p>
      <text:p text:style-name="P30"><text:span text:style-name="T7"><text:tab/></text:span><text:span text:style-name="T1">public</text:span><text:span text:style-name="T7"> Employee(</text:span><text:span text:style-name="T1">int</text:span><text:span text:style-name="T7"> </text:span><text:span text:style-name="T19">empno</text:span><text:span text:style-name="T7"> , String </text:span><text:span text:style-name="T19">name</text:span><text:span text:style-name="T7"> , String </text:span><text:span text:style-name="T19">city</text:span><text:span text:style-name="T7">)</text:span></text:p>
      <text:p text:style-name="P30"><text:span text:style-name="T7"><text:tab/>{</text:span></text:p>
      <text:p text:style-name="P30"><text:span text:style-name="T7"><text:tab/><text:tab/> </text:span><text:span text:style-name="T1">this</text:span><text:span text:style-name="T7">.</text:span><text:span text:style-name="T13">empno</text:span><text:span text:style-name="T7">=</text:span><text:span text:style-name="T19">empno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name</text:span><text:span text:style-name="T7">=</text:span><text:span text:style-name="T19">name</text:span><text:span text:style-name="T7">;</text:span></text:p>
      <text:p text:style-name="P30"><text:span text:style-name="T7"><text:tab/><text:tab/> </text:span><text:span text:style-name="T1">this</text:span><text:span text:style-name="T7">.</text:span><text:span text:style-name="T13">city</text:span><text:span text:style-name="T7">=</text:span><text:span text:style-name="T19">city</text:span><text:span text:style-name="T7">;</text:span></text:p>
      <text:p text:style-name="P30"><text:span text:style-name="T7"><text:tab/><text:tab/> </text:span></text:p>
      <text:p text:style-name="P30"><text:span text:style-name="T7"><text:tab/>}</text:span></text:p>
      <text:p text:style-name="P30"><text:span text:style-name="T7"><text:tab/></text:span><text:span text:style-name="T1">public</text:span><text:span text:style-name="T7"> </text:span><text:span text:style-name="T1">int</text:span><text:span text:style-name="T7"> getEmpno() {</text:span></text:p>
      <text:p text:style-name="P30"><text:span text:style-name="T7"><text:tab/><text:tab/></text:span><text:span text:style-name="T1">return</text:span><text:span text:style-name="T7"> </text:span><text:span text:style-name="T13">empno</text:span><text:span text:style-name="T7">;</text:span></text:p>
      <text:p text:style-name="P30"><text:span text:style-name="T7"><text:tab/>}</text:span>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Empno(</text:span><text:span text:style-name="T1">int</text:span><text:span text:style-name="T7"> </text:span><text:span text:style-name="T19">empno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empno</text:span><text:span text:style-name="T7"> = </text:span><text:span text:style-name="T19">empno</text:span><text:span text:style-name="T7">;</text:span></text:p>
      <text:p text:style-name="P30"><text:span text:style-name="T7"><text:tab/>}</text:span></text:p>
      <text:p text:style-name="P30"><text:span text:style-name="T7"><text:tab/></text:span><text:span text:style-name="T1">public</text:span><text:span text:style-name="T7"> String getName() {</text:span></text:p>
      <text:p text:style-name="P30"><text:span text:style-name="T7"><text:tab/><text:tab/></text:span><text:span text:style-name="T1">return</text:span><text:span text:style-name="T7"> </text:span><text:span text:style-name="T13">name</text:span><text:span text:style-name="T7">;</text:span></text:p>
      <text:p text:style-name="P30"><text:span text:style-name="T7"><text:tab/>}</text:span>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Name(String </text:span><text:span text:style-name="T19">name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name</text:span><text:span text:style-name="T7"> = </text:span><text:span text:style-name="T19">name</text:span><text:span text:style-name="T7">;</text:span></text:p>
      <text:p text:style-name="P30"><text:span text:style-name="T7"><text:tab/>}</text:span></text:p>
      <text:p text:style-name="P30"><text:span text:style-name="T7"><text:tab/></text:span><text:span text:style-name="T1">public</text:span><text:span text:style-name="T7"> String getCity() {</text:span></text:p>
      <text:p text:style-name="P30"><text:span text:style-name="T7"><text:tab/><text:tab/></text:span><text:span text:style-name="T1">return</text:span><text:span text:style-name="T7"> </text:span><text:span text:style-name="T13">city</text:span><text:span text:style-name="T7">;</text:span></text:p>
      <text:p text:style-name="P30"><text:span text:style-name="T7"><text:tab/>}</text:span></text:p>
      <text:p text:style-name="P30"><text:span text:style-name="T7"><text:tab/></text:span><text:span text:style-name="T1">public</text:span><text:span text:style-name="T7"> </text:span><text:span text:style-name="T1">void</text:span><text:span text:style-name="T7"> setCity(String </text:span><text:span text:style-name="T19">city</text:span><text:span text:style-name="T7">) {</text:span></text:p>
      <text:p text:style-name="P30"><text:span text:style-name="T7"><text:tab/><text:tab/></text:span><text:span text:style-name="T1">this</text:span><text:span text:style-name="T7">.</text:span><text:span text:style-name="T13">city</text:span><text:span text:style-name="T7"> = </text:span><text:span text:style-name="T19">city</text:span><text:span text:style-name="T7">;</text:span></text:p>
      <text:p text:style-name="P30"><text:span text:style-name="T7"><text:tab/>}</text:span></text:p>
      <text:p text:style-name="P30"><text:span text:style-name="T7"><text:tab/></text:span></text:p>
      <text:p text:style-name="P30"><text:span text:style-name="T7">}</text:span></text:p>
      <text:p text:style-name="P56">.................</text:p>
      <text:p text:style-name="P56">employee.hbm.xml:</text:p>
      <text:p text:style-name="P56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mapping</text:span><text:span text:style-name="T33"> </text:span><text:span text:style-name="T44">PUBLIC</text:span><text:span text:style-name="T33"> <text:s/></text:span></text:p>
      <text:p text:style-name="P30"><text:span text:style-name="T33"><text:s/></text:span><text:span text:style-name="T24">"-//Hibernate/Hibernate Mapping DTD 3.0//EN"</text:span><text:span text:style-name="T33"> <text:s/></text:span></text:p>
      <text:p text:style-name="P30"><text:span text:style-name="T33"><text:s/></text:span><text:span text:style-name="T46">"http://hibernate.sourceforge.net/hibernate-mapping-3.0.dtd"</text:span><text:span text:style-name="T24">&gt;</text:span><text:span text:style-name="T7"> <text:s/></text:span></text:p>
      <text:p text:style-name="P30"><text:span text:style-name="T7"><text:s text:c="2"/></text:span></text:p>
      <text:p text:style-name="P30"><text:span text:style-name="T7"><text:s/></text:span><text:span text:style-name="T24">&lt;</text:span><text:span text:style-name="T30">hibernate-mapping</text:span><text:span text:style-name="T24">&gt;</text:span><text:span text:style-name="T7"> <text:s/></text:span></text:p>
      <text:p text:style-name="P30"><text:span text:style-name="T7"><text:s text:c="2"/></text:span><text:span text:style-name="T24">&lt;</text:span><text:span text:style-name="T30">class</text:span><text:span text:style-name="T33"> </text:span><text:span text:style-name="T35">name</text:span><text:span text:style-name="T7">=</text:span><text:span text:style-name="T38">"com.dsrc.bean.Employee"</text:span><text:span text:style-name="T33"> </text:span><text:span text:style-name="T35">table</text:span><text:span text:style-name="T7">=</text:span><text:span text:style-name="T38">"Employee"</text:span><text:span text:style-name="T24">&gt;</text:span><text:span text:style-name="T7"> <text:s/></text:span></text:p>
      <text:p text:style-name="P30"><text:span text:style-name="T7"><text:s text:c="4"/></text:span><text:span text:style-name="T24">&lt;</text:span><text:span text:style-name="T30">id</text:span><text:span text:style-name="T33"> </text:span><text:span text:style-name="T35">name</text:span><text:span text:style-name="T7">=</text:span><text:span text:style-name="T38">"empno"</text:span><text:span text:style-name="T33"> </text:span><text:span text:style-name="T35">type</text:span><text:span text:style-name="T7">=</text:span><text:span text:style-name="T38">"int"</text:span><text:span text:style-name="T33"> </text:span><text:span text:style-name="T35">column</text:span><text:span text:style-name="T7">=</text:span><text:span text:style-name="T38">"EmpNO"</text:span><text:span text:style-name="T24">&gt;</text:span><text:span text:style-name="T7"> <text:s/></text:span></text:p>
      <text:p text:style-name="P30"><text:span text:style-name="T7"><text:s text:c="5"/></text:span><text:span text:style-name="T24">&lt;</text:span><text:span text:style-name="T30">generator</text:span><text:span text:style-name="T33"> </text:span><text:span text:style-name="T35">class</text:span><text:span text:style-name="T7">=</text:span><text:span text:style-name="T38">"assigned"</text:span><text:span text:style-name="T24">&gt;&lt;/</text:span><text:span text:style-name="T30">generator</text:span><text:span text:style-name="T24">&gt;</text:span><text:span text:style-name="T7"> <text:s/></text:span></text:p>
      <text:p text:style-name="P30"><text:span text:style-name="T7"><text:s text:c="4"/></text:span><text:span text:style-name="T24">&lt;/</text:span><text:span text:style-name="T30">id</text:span><text:span text:style-name="T24">&gt;</text:span><text:span text:style-name="T7"> <text:s text:c="13"/></text:span></text:p>
      <text:p text:style-name="P30"><text:span text:style-name="T7"><text:s text:c="4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name"</text:span><text:span text:style-name="T33"> </text:span><text:span text:style-name="T35">column</text:span><text:span text:style-name="T7">=</text:span><text:span text:style-name="T38">"Name"</text:span><text:span text:style-name="T24">&gt;&lt;/</text:span><text:span text:style-name="T30">property</text:span><text:span text:style-name="T24">&gt;</text:span><text:span text:style-name="T7"> <text:s/></text:span></text:p>
      <text:p text:style-name="P30"><text:span text:style-name="T7"><text:s text:c="4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ity"</text:span><text:span text:style-name="T33"> </text:span><text:span text:style-name="T35">column</text:span><text:span text:style-name="T7">=</text:span><text:span text:style-name="T38">"City"</text:span><text:span text:style-name="T24">&gt;&lt;/</text:span><text:span text:style-name="T30">property</text:span><text:span text:style-name="T24">&gt;</text:span><text:span text:style-name="T7"> <text:s/></text:span></text:p>
      <text:p text:style-name="P30"><text:span text:style-name="T7"><text:s text:c="2"/></text:span><text:span text:style-name="T24">&lt;/</text:span><text:span text:style-name="T30">class</text:span><text:span text:style-name="T24">&gt;</text:span><text:span text:style-name="T7"> <text:s text:c="7"/></text:span></text:p>
      <text:p text:style-name="P56"><text:s/><text:span text:style-name="T23">&lt;/</text:span><text:span text:style-name="T29">hibernate-mapping</text:span><text:span text:style-name="T23">&gt;</text:span><text:span text:style-name="T23">\</text:span></text:p>
      <text:p text:style-name="P56"><text:soft-page-break/><text:span text:style-name="T23">................</text:span></text:p>
      <text:p text:style-name="P56"><text:span text:style-name="T23">hibernate.cfg.xml:</text:span></text:p>
      <text:p text:style-name="P56"><text:span text:style-name="T23">&lt;?</text:span><text:span text:style-name="T29">xml</text:span> <text:span text:style-name="T34">version</text:span>=<text:span text:style-name="T42">"1.0"</text:span> <text:span text:style-name="T34">encoding</text:span>=<text:span text:style-name="T42">"UTF-8"</text:span><text:span text:style-name="T23">?&gt;</text:span></text:p>
      <text:p text:style-name="P30"><text:span text:style-name="T24">&lt;!</text:span><text:span text:style-name="T30">DOCTYPE</text:span><text:span text:style-name="T33"> </text:span><text:span text:style-name="T24">hibernate-configuration</text:span><text:span text:style-name="T33"> </text:span><text:span text:style-name="T44">PUBLIC</text:span><text:span text:style-name="T33"> <text:s/></text:span></text:p>
      <text:p text:style-name="P30"><text:span text:style-name="T33"><text:s text:c="10"/></text:span><text:span text:style-name="T24">"-//Hibernate/Hibernate Configuration DTD 3.0//EN"</text:span><text:span text:style-name="T33"> <text:s/></text:span></text:p>
      <text:p text:style-name="P30"><text:span text:style-name="T33"><text:s text:c="10"/></text:span><text:span text:style-name="T46">"http://hibernate.sourceforge.net/hibernate-configuration-3.0.dtd"</text:span><text:span text:style-name="T24">&gt;</text:span><text:span text:style-name="T7"> <text:s/></text:span></text:p>
      <text:p text:style-name="P30"><text:span text:style-name="T7"><text:s text:c="2"/></text:span></text:p>
      <text:p text:style-name="P30"><text:span text:style-name="T24">&lt;</text:span><text:span text:style-name="T30">hibernate-configuration</text:span><text:span text:style-name="T24">&gt;</text:span><text:span text:style-name="T7"> <text:s/></text:span></text:p>
      <text:p text:style-name="P30"><text:span text:style-name="T7"><text:s text:c="2"/></text:span></text:p>
      <text:p text:style-name="P30"><text:span text:style-name="T7"><text:s text:c="4"/></text:span><text:span text:style-name="T24">&lt;</text:span><text:span text:style-name="T30">session-factor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hbm2ddl.auto"</text:span><text:span text:style-name="T24">&gt;</text:span><text:span text:style-name="T7">upd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dialect"</text:span><text:span text:style-name="T24">&gt;</text:span><text:span text:style-name="T7">org.hibernate.dialect.MySQLDialec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rl"</text:span><text:span text:style-name="T24">&gt;</text:span><text:span text:style-name="T7">jdbc:mysql://localhost:3306/myhibernate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username"</text:span><text:span text:style-name="T24">&gt;</text:span><text:span text:style-name="T7">root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password"</text:span><text:span text:style-name="T24">&gt;</text:span><text:span text:style-name="T7">dsrc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8"/></text:span><text:span text:style-name="T24">&lt;</text:span><text:span text:style-name="T30">property</text:span><text:span text:style-name="T33"> </text:span><text:span text:style-name="T35">name</text:span><text:span text:style-name="T7">=</text:span><text:span text:style-name="T38">"connection.driver_class"</text:span><text:span text:style-name="T24">&gt;</text:span><text:span text:style-name="T7">com.mysql.jdbc.Driver</text:span><text:span text:style-name="T24">&lt;/</text:span><text:span text:style-name="T30">property</text:span><text:span text:style-name="T24">&gt;</text:span><text:span text:style-name="T7"> <text:s/></text:span></text:p>
      <text:p text:style-name="P30"><text:span text:style-name="T7"><text:s text:c="5"/></text:span><text:span text:style-name="T24">&lt;</text:span><text:span text:style-name="T30">mapping</text:span><text:span text:style-name="T33"> </text:span><text:span text:style-name="T35">resource</text:span><text:span text:style-name="T7">=</text:span><text:span text:style-name="T38">"employee.hbm.xml"</text:span><text:span text:style-name="T24">/&gt;</text:span><text:span text:style-name="T7"> <text:s text:c="2"/></text:span></text:p>
      <text:p text:style-name="P30"><text:span text:style-name="T7"><text:s text:c="6"/></text:span><text:span text:style-name="T24">&lt;/</text:span><text:span text:style-name="T30">session-factory</text:span><text:span text:style-name="T24">&gt;</text:span><text:span text:style-name="T7"> <text:s/></text:span></text:p>
      <text:p text:style-name="P30"><text:span text:style-name="T24">&lt;/</text:span><text:span text:style-name="T30">hibernate-configuration</text:span><text:span text:style-name="T24">&gt;</text:span></text:p>
      <text:p text:style-name="P58"><text:span text:style-name="T23"/></text:p>
      <text:p text:style-name="P56"><text:span text:style-name="T23">1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2M51S</meta:editing-duration>
    <meta:editing-cycles>19</meta:editing-cycles>
    <meta:generator>LibreOffice/5.1.5.2$Windows_X86_64 LibreOffice_project/7a864d8825610a8c07cfc3bc01dd4fce6a9447e5</meta:generator>
    <dc:date>2019-06-27T17:43:19.415000000</dc:date>
    <meta:document-statistic meta:table-count="0" meta:image-count="0" meta:object-count="0" meta:page-count="29" meta:paragraph-count="1390" meta:word-count="3269" meta:character-count="36759" meta:non-whitespace-character-count="31418"/>
    <meta:user-defined meta:name="Info 1"/>
    <meta:user-defined meta:name="Info 2"/>
    <meta:user-defined meta:name="Info 3"/>
    <meta:user-defined meta:name="Info 4"/>
  </office:meta>
</office:document-meta>
</file>